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16.46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3"/>
    <style:style style:name="ce3" style:family="table-cell" style:parent-style-name="Default" style:data-style-name="N11"/>
  </office:automatic-styles>
  <office:body>
    <office:spreadsheet>
      <table:table table:name="levellut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level</text:p>
          </table:table-cell>
          <table:table-cell table:style-name="Default" office:value-type="string" calcext:value-type="string">
            <text:p>zeroten1</text:p>
          </table:table-cell>
          <table:table-cell office:value-type="string" calcext:value-type="string">
            <text:p>zeroten2</text:p>
          </table:table-cell>
          <table:table-cell table:style-name="Default" office:value-type="string" calcext:value-type="string">
            <text:p>dali1</text:p>
          </table:table-cell>
          <table:table-cell office:value-type="string" calcext:value-type="string">
            <text:p>dali2</text:p>
          </table:table-cell>
          <table:table-cell office:value-type="string" calcext:value-type="string">
            <text:p>dali3</text:p>
          </table:table-cell>
          <table:table-cell office:value-type="string" calcext:value-type="string">
            <text:p>dali4</text:p>
          </table:table-cell>
          <table:table-cell office:value-type="string" calcext:value-type="string">
            <text:p>espnow</text:p>
          </table:table-cell>
          <table:table-cell office:value-type="string" calcext:value-type="string">
            <text:p>relay1</text:p>
          </table:table-cell>
          <table:table-cell office:value-type="string" calcext:value-type="string">
            <text:p>rela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STROS.MONTEZUMA.CALCTOOLS.CALCFUNCTIONS.PYTHON.INTERPOLATIONIMPL.INTERPO([levelluts.A2];[Sheet2.$G$11:.$G$20];[Sheet2.$H$11:.$H$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STROS.MONTEZUMA.CALCTOOLS.CALCFUNCTIONS.PYTHON.INTERPOLATIONIMPL.INTERPO([levelluts.A2];[Sheet2.$D$11:.$D$18];[Sheet2.$E$11:.$E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STROS.MONTEZUMA.CALCTOOLS.CALCFUNCTIONS.PYTHON.INTERPOLATIONIMPL.INTERPO([levelluts.A3];[Sheet2.$G$11:.$G$20];[Sheet2.$H$11:.$H$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STROS.MONTEZUMA.CALCTOOLS.CALCFUNCTIONS.PYTHON.INTERPOLATIONIMPL.INTERPO([levelluts.A3];[Sheet2.$D$11:.$D$18];[Sheet2.$E$11:.$E$18])" office:value-type="float" office:value="1.40331491712707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STROS.MONTEZUMA.CALCTOOLS.CALCFUNCTIONS.PYTHON.INTERPOLATIONIMPL.INTERPO([levelluts.A4];[Sheet2.$G$11:.$G$20];[Sheet2.$H$11:.$H$2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STROS.MONTEZUMA.CALCTOOLS.CALCFUNCTIONS.PYTHON.INTERPOLATIONIMPL.INTERPO([levelluts.A4];[Sheet2.$D$11:.$D$18];[Sheet2.$E$11:.$E$18])" office:value-type="float" office:value="2.80662983425414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STROS.MONTEZUMA.CALCTOOLS.CALCFUNCTIONS.PYTHON.INTERPOLATIONIMPL.INTERPO([levelluts.A5];[Sheet2.$G$11:.$G$20];[Sheet2.$H$11:.$H$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STROS.MONTEZUMA.CALCTOOLS.CALCFUNCTIONS.PYTHON.INTERPOLATIONIMPL.INTERPO([levelluts.A5];[Sheet2.$D$11:.$D$18];[Sheet2.$E$11:.$E$18])" office:value-type="float" office:value="4.20994475138122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STROS.MONTEZUMA.CALCTOOLS.CALCFUNCTIONS.PYTHON.INTERPOLATIONIMPL.INTERPO([levelluts.A6];[Sheet2.$G$11:.$G$20];[Sheet2.$H$11:.$H$2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STROS.MONTEZUMA.CALCTOOLS.CALCFUNCTIONS.PYTHON.INTERPOLATIONIMPL.INTERPO([levelluts.A6];[Sheet2.$D$11:.$D$18];[Sheet2.$E$11:.$E$18])" office:value-type="float" office:value="5.61325966850829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STROS.MONTEZUMA.CALCTOOLS.CALCFUNCTIONS.PYTHON.INTERPOLATIONIMPL.INTERPO([levelluts.A7];[Sheet2.$G$11:.$G$20];[Sheet2.$H$11:.$H$2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STROS.MONTEZUMA.CALCTOOLS.CALCFUNCTIONS.PYTHON.INTERPOLATIONIMPL.INTERPO([levelluts.A7];[Sheet2.$D$11:.$D$18];[Sheet2.$E$11:.$E$18])" office:value-type="float" office:value="7.01657458563536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STROS.MONTEZUMA.CALCTOOLS.CALCFUNCTIONS.PYTHON.INTERPOLATIONIMPL.INTERPO([levelluts.A8];[Sheet2.$G$11:.$G$20];[Sheet2.$H$11:.$H$2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STROS.MONTEZUMA.CALCTOOLS.CALCFUNCTIONS.PYTHON.INTERPOLATIONIMPL.INTERPO([levelluts.A8];[Sheet2.$D$11:.$D$18];[Sheet2.$E$11:.$E$18])" office:value-type="float" office:value="8.41988950276243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STROS.MONTEZUMA.CALCTOOLS.CALCFUNCTIONS.PYTHON.INTERPOLATIONIMPL.INTERPO([levelluts.A9];[Sheet2.$G$11:.$G$20];[Sheet2.$H$11:.$H$2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STROS.MONTEZUMA.CALCTOOLS.CALCFUNCTIONS.PYTHON.INTERPOLATIONIMPL.INTERPO([levelluts.A9];[Sheet2.$D$11:.$D$18];[Sheet2.$E$11:.$E$18])" office:value-type="float" office:value="9.8232044198895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STROS.MONTEZUMA.CALCTOOLS.CALCFUNCTIONS.PYTHON.INTERPOLATIONIMPL.INTERPO([levelluts.A10];[Sheet2.$G$11:.$G$20];[Sheet2.$H$11:.$H$20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ASTROS.MONTEZUMA.CALCTOOLS.CALCFUNCTIONS.PYTHON.INTERPOLATIONIMPL.INTERPO([levelluts.A10];[Sheet2.$D$11:.$D$18];[Sheet2.$E$11:.$E$18])" office:value-type="float" office:value="11.2265193370166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STROS.MONTEZUMA.CALCTOOLS.CALCFUNCTIONS.PYTHON.INTERPOLATIONIMPL.INTERPO([levelluts.A11];[Sheet2.$G$11:.$G$20];[Sheet2.$H$11:.$H$20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ASTROS.MONTEZUMA.CALCTOOLS.CALCFUNCTIONS.PYTHON.INTERPOLATIONIMPL.INTERPO([levelluts.A11];[Sheet2.$D$11:.$D$18];[Sheet2.$E$11:.$E$18])" office:value-type="float" office:value="12.6298342541436" calcext:value-type="float">
            <text:p>1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STROS.MONTEZUMA.CALCTOOLS.CALCFUNCTIONS.PYTHON.INTERPOLATIONIMPL.INTERPO([levelluts.A12];[Sheet2.$G$11:.$G$20];[Sheet2.$H$11:.$H$2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STROS.MONTEZUMA.CALCTOOLS.CALCFUNCTIONS.PYTHON.INTERPOLATIONIMPL.INTERPO([levelluts.A12];[Sheet2.$D$11:.$D$18];[Sheet2.$E$11:.$E$18])" office:value-type="float" office:value="14.0331491712707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STROS.MONTEZUMA.CALCTOOLS.CALCFUNCTIONS.PYTHON.INTERPOLATIONIMPL.INTERPO([levelluts.A13];[Sheet2.$G$11:.$G$20];[Sheet2.$H$11:.$H$20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ASTROS.MONTEZUMA.CALCTOOLS.CALCFUNCTIONS.PYTHON.INTERPOLATIONIMPL.INTERPO([levelluts.A13];[Sheet2.$D$11:.$D$18];[Sheet2.$E$11:.$E$18])" office:value-type="float" office:value="15.4364640883978" calcext:value-type="float">
            <text:p>1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STROS.MONTEZUMA.CALCTOOLS.CALCFUNCTIONS.PYTHON.INTERPOLATIONIMPL.INTERPO([levelluts.A14];[Sheet2.$G$11:.$G$20];[Sheet2.$H$11:.$H$20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ASTROS.MONTEZUMA.CALCTOOLS.CALCFUNCTIONS.PYTHON.INTERPOLATIONIMPL.INTERPO([levelluts.A14];[Sheet2.$D$11:.$D$18];[Sheet2.$E$11:.$E$18])" office:value-type="float" office:value="16.8397790055249" calcext:value-type="float">
            <text:p>17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STROS.MONTEZUMA.CALCTOOLS.CALCFUNCTIONS.PYTHON.INTERPOLATIONIMPL.INTERPO([levelluts.A15];[Sheet2.$G$11:.$G$20];[Sheet2.$H$11:.$H$20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STROS.MONTEZUMA.CALCTOOLS.CALCFUNCTIONS.PYTHON.INTERPOLATIONIMPL.INTERPO([levelluts.A15];[Sheet2.$D$11:.$D$18];[Sheet2.$E$11:.$E$18])" office:value-type="float" office:value="18.2430939226519" calcext:value-type="float">
            <text:p>18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STROS.MONTEZUMA.CALCTOOLS.CALCFUNCTIONS.PYTHON.INTERPOLATIONIMPL.INTERPO([levelluts.A16];[Sheet2.$G$11:.$G$20];[Sheet2.$H$11:.$H$20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STROS.MONTEZUMA.CALCTOOLS.CALCFUNCTIONS.PYTHON.INTERPOLATIONIMPL.INTERPO([levelluts.A16];[Sheet2.$D$11:.$D$18];[Sheet2.$E$11:.$E$18])" office:value-type="float" office:value="19.646408839779" calcext:value-type="float">
            <text:p>20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STROS.MONTEZUMA.CALCTOOLS.CALCFUNCTIONS.PYTHON.INTERPOLATIONIMPL.INTERPO([levelluts.A17];[Sheet2.$G$11:.$G$20];[Sheet2.$H$11:.$H$20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STROS.MONTEZUMA.CALCTOOLS.CALCFUNCTIONS.PYTHON.INTERPOLATIONIMPL.INTERPO([levelluts.A17];[Sheet2.$D$11:.$D$18];[Sheet2.$E$11:.$E$18])" office:value-type="float" office:value="21.0497237569061" calcext:value-type="float">
            <text:p>21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STROS.MONTEZUMA.CALCTOOLS.CALCFUNCTIONS.PYTHON.INTERPOLATIONIMPL.INTERPO([levelluts.A18];[Sheet2.$G$11:.$G$20];[Sheet2.$H$11:.$H$20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STROS.MONTEZUMA.CALCTOOLS.CALCFUNCTIONS.PYTHON.INTERPOLATIONIMPL.INTERPO([levelluts.A18];[Sheet2.$D$11:.$D$18];[Sheet2.$E$11:.$E$18])" office:value-type="float" office:value="22.4530386740331" calcext:value-type="float">
            <text:p>2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STROS.MONTEZUMA.CALCTOOLS.CALCFUNCTIONS.PYTHON.INTERPOLATIONIMPL.INTERPO([levelluts.A19];[Sheet2.$G$11:.$G$20];[Sheet2.$H$11:.$H$20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STROS.MONTEZUMA.CALCTOOLS.CALCFUNCTIONS.PYTHON.INTERPOLATIONIMPL.INTERPO([levelluts.A19];[Sheet2.$D$11:.$D$18];[Sheet2.$E$11:.$E$18])" office:value-type="float" office:value="23.8563535911602" calcext:value-type="float">
            <text:p>24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STROS.MONTEZUMA.CALCTOOLS.CALCFUNCTIONS.PYTHON.INTERPOLATIONIMPL.INTERPO([levelluts.A20];[Sheet2.$G$11:.$G$20];[Sheet2.$H$11:.$H$2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STROS.MONTEZUMA.CALCTOOLS.CALCFUNCTIONS.PYTHON.INTERPOLATIONIMPL.INTERPO([levelluts.A20];[Sheet2.$D$11:.$D$18];[Sheet2.$E$11:.$E$18])" office:value-type="float" office:value="25.2596685082873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STROS.MONTEZUMA.CALCTOOLS.CALCFUNCTIONS.PYTHON.INTERPOLATIONIMPL.INTERPO([levelluts.A21];[Sheet2.$G$11:.$G$20];[Sheet2.$H$11:.$H$20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STROS.MONTEZUMA.CALCTOOLS.CALCFUNCTIONS.PYTHON.INTERPOLATIONIMPL.INTERPO([levelluts.A21];[Sheet2.$D$11:.$D$18];[Sheet2.$E$11:.$E$18])" office:value-type="float" office:value="26.6629834254144" calcext:value-type="float">
            <text:p>27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STROS.MONTEZUMA.CALCTOOLS.CALCFUNCTIONS.PYTHON.INTERPOLATIONIMPL.INTERPO([levelluts.A22];[Sheet2.$G$11:.$G$20];[Sheet2.$H$11:.$H$20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STROS.MONTEZUMA.CALCTOOLS.CALCFUNCTIONS.PYTHON.INTERPOLATIONIMPL.INTERPO([levelluts.A22];[Sheet2.$D$11:.$D$18];[Sheet2.$E$11:.$E$18])" office:value-type="float" office:value="28.0662983425414" calcext:value-type="float">
            <text:p>28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STROS.MONTEZUMA.CALCTOOLS.CALCFUNCTIONS.PYTHON.INTERPOLATIONIMPL.INTERPO([levelluts.A23];[Sheet2.$G$11:.$G$20];[Sheet2.$H$11:.$H$20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STROS.MONTEZUMA.CALCTOOLS.CALCFUNCTIONS.PYTHON.INTERPOLATIONIMPL.INTERPO([levelluts.A23];[Sheet2.$D$11:.$D$18];[Sheet2.$E$11:.$E$18])" office:value-type="float" office:value="29.4696132596685" calcext:value-type="float">
            <text:p>2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STROS.MONTEZUMA.CALCTOOLS.CALCFUNCTIONS.PYTHON.INTERPOLATIONIMPL.INTERPO([levelluts.A24];[Sheet2.$G$11:.$G$20];[Sheet2.$H$11:.$H$2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STROS.MONTEZUMA.CALCTOOLS.CALCFUNCTIONS.PYTHON.INTERPOLATIONIMPL.INTERPO([levelluts.A24];[Sheet2.$D$11:.$D$18];[Sheet2.$E$11:.$E$18])" office:value-type="float" office:value="30.8729281767956" calcext:value-type="float">
            <text:p>3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STROS.MONTEZUMA.CALCTOOLS.CALCFUNCTIONS.PYTHON.INTERPOLATIONIMPL.INTERPO([levelluts.A25];[Sheet2.$G$11:.$G$20];[Sheet2.$H$11:.$H$2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STROS.MONTEZUMA.CALCTOOLS.CALCFUNCTIONS.PYTHON.INTERPOLATIONIMPL.INTERPO([levelluts.A25];[Sheet2.$D$11:.$D$18];[Sheet2.$E$11:.$E$18])" office:value-type="float" office:value="32.2762430939227" calcext:value-type="float">
            <text:p>3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STROS.MONTEZUMA.CALCTOOLS.CALCFUNCTIONS.PYTHON.INTERPOLATIONIMPL.INTERPO([levelluts.A26];[Sheet2.$G$11:.$G$20];[Sheet2.$H$11:.$H$20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STROS.MONTEZUMA.CALCTOOLS.CALCFUNCTIONS.PYTHON.INTERPOLATIONIMPL.INTERPO([levelluts.A26];[Sheet2.$D$11:.$D$18];[Sheet2.$E$11:.$E$18])" office:value-type="float" office:value="33.6795580110497" calcext:value-type="float">
            <text:p>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STROS.MONTEZUMA.CALCTOOLS.CALCFUNCTIONS.PYTHON.INTERPOLATIONIMPL.INTERPO([levelluts.A27];[Sheet2.$G$11:.$G$20];[Sheet2.$H$11:.$H$20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STROS.MONTEZUMA.CALCTOOLS.CALCFUNCTIONS.PYTHON.INTERPOLATIONIMPL.INTERPO([levelluts.A27];[Sheet2.$D$11:.$D$18];[Sheet2.$E$11:.$E$18])" office:value-type="float" office:value="35.0828729281768" calcext:value-type="float">
            <text:p>3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STROS.MONTEZUMA.CALCTOOLS.CALCFUNCTIONS.PYTHON.INTERPOLATIONIMPL.INTERPO([levelluts.A28];[Sheet2.$G$11:.$G$20];[Sheet2.$H$11:.$H$2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STROS.MONTEZUMA.CALCTOOLS.CALCFUNCTIONS.PYTHON.INTERPOLATIONIMPL.INTERPO([levelluts.A28];[Sheet2.$D$11:.$D$18];[Sheet2.$E$11:.$E$18])" office:value-type="float" office:value="36.4861878453039" calcext:value-type="float">
            <text:p>36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STROS.MONTEZUMA.CALCTOOLS.CALCFUNCTIONS.PYTHON.INTERPOLATIONIMPL.INTERPO([levelluts.A29];[Sheet2.$G$11:.$G$20];[Sheet2.$H$11:.$H$20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ASTROS.MONTEZUMA.CALCTOOLS.CALCFUNCTIONS.PYTHON.INTERPOLATIONIMPL.INTERPO([levelluts.A29];[Sheet2.$D$11:.$D$18];[Sheet2.$E$11:.$E$18])" office:value-type="float" office:value="37.8895027624309" calcext:value-type="float">
            <text:p>3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STROS.MONTEZUMA.CALCTOOLS.CALCFUNCTIONS.PYTHON.INTERPOLATIONIMPL.INTERPO([levelluts.A30];[Sheet2.$G$11:.$G$20];[Sheet2.$H$11:.$H$20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ASTROS.MONTEZUMA.CALCTOOLS.CALCFUNCTIONS.PYTHON.INTERPOLATIONIMPL.INTERPO([levelluts.A30];[Sheet2.$D$11:.$D$18];[Sheet2.$E$11:.$E$18])" office:value-type="float" office:value="39.292817679558" calcext:value-type="float">
            <text:p>3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ASTROS.MONTEZUMA.CALCTOOLS.CALCFUNCTIONS.PYTHON.INTERPOLATIONIMPL.INTERPO([levelluts.A31];[Sheet2.$G$11:.$G$20];[Sheet2.$H$11:.$H$2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ASTROS.MONTEZUMA.CALCTOOLS.CALCFUNCTIONS.PYTHON.INTERPOLATIONIMPL.INTERPO([levelluts.A31];[Sheet2.$D$11:.$D$18];[Sheet2.$E$11:.$E$18])" office:value-type="float" office:value="40.6961325966851" calcext:value-type="float">
            <text:p>4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STROS.MONTEZUMA.CALCTOOLS.CALCFUNCTIONS.PYTHON.INTERPOLATIONIMPL.INTERPO([levelluts.A32];[Sheet2.$G$11:.$G$20];[Sheet2.$H$11:.$H$2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STROS.MONTEZUMA.CALCTOOLS.CALCFUNCTIONS.PYTHON.INTERPOLATIONIMPL.INTERPO([levelluts.A32];[Sheet2.$D$11:.$D$18];[Sheet2.$E$11:.$E$18])" office:value-type="float" office:value="42.0994475138122" calcext:value-type="float">
            <text:p>4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ASTROS.MONTEZUMA.CALCTOOLS.CALCFUNCTIONS.PYTHON.INTERPOLATIONIMPL.INTERPO([levelluts.A33];[Sheet2.$G$11:.$G$20];[Sheet2.$H$11:.$H$20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ASTROS.MONTEZUMA.CALCTOOLS.CALCFUNCTIONS.PYTHON.INTERPOLATIONIMPL.INTERPO([levelluts.A33];[Sheet2.$D$11:.$D$18];[Sheet2.$E$11:.$E$18])" office:value-type="float" office:value="43.5027624309392" calcext:value-type="float">
            <text:p>44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STROS.MONTEZUMA.CALCTOOLS.CALCFUNCTIONS.PYTHON.INTERPOLATIONIMPL.INTERPO([levelluts.A34];[Sheet2.$G$11:.$G$20];[Sheet2.$H$11:.$H$2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ASTROS.MONTEZUMA.CALCTOOLS.CALCFUNCTIONS.PYTHON.INTERPOLATIONIMPL.INTERPO([levelluts.A34];[Sheet2.$D$11:.$D$18];[Sheet2.$E$11:.$E$18])" office:value-type="float" office:value="44.9060773480663" calcext:value-type="float">
            <text:p>45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ASTROS.MONTEZUMA.CALCTOOLS.CALCFUNCTIONS.PYTHON.INTERPOLATIONIMPL.INTERPO([levelluts.A35];[Sheet2.$G$11:.$G$20];[Sheet2.$H$11:.$H$20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ASTROS.MONTEZUMA.CALCTOOLS.CALCFUNCTIONS.PYTHON.INTERPOLATIONIMPL.INTERPO([levelluts.A35];[Sheet2.$D$11:.$D$18];[Sheet2.$E$11:.$E$18])" office:value-type="float" office:value="46.3093922651934" calcext:value-type="float">
            <text:p>46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ASTROS.MONTEZUMA.CALCTOOLS.CALCFUNCTIONS.PYTHON.INTERPOLATIONIMPL.INTERPO([levelluts.A36];[Sheet2.$G$11:.$G$20];[Sheet2.$H$11:.$H$2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STROS.MONTEZUMA.CALCTOOLS.CALCFUNCTIONS.PYTHON.INTERPOLATIONIMPL.INTERPO([levelluts.A36];[Sheet2.$D$11:.$D$18];[Sheet2.$E$11:.$E$18])" office:value-type="float" office:value="47.7127071823204" calcext:value-type="float">
            <text:p>48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STROS.MONTEZUMA.CALCTOOLS.CALCFUNCTIONS.PYTHON.INTERPOLATIONIMPL.INTERPO([levelluts.A37];[Sheet2.$G$11:.$G$20];[Sheet2.$H$11:.$H$20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ASTROS.MONTEZUMA.CALCTOOLS.CALCFUNCTIONS.PYTHON.INTERPOLATIONIMPL.INTERPO([levelluts.A37];[Sheet2.$D$11:.$D$18];[Sheet2.$E$11:.$E$18])" office:value-type="float" office:value="49.1160220994475" calcext:value-type="float">
            <text:p>49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STROS.MONTEZUMA.CALCTOOLS.CALCFUNCTIONS.PYTHON.INTERPOLATIONIMPL.INTERPO([levelluts.A38];[Sheet2.$G$11:.$G$20];[Sheet2.$H$11:.$H$20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ASTROS.MONTEZUMA.CALCTOOLS.CALCFUNCTIONS.PYTHON.INTERPOLATIONIMPL.INTERPO([levelluts.A38];[Sheet2.$D$11:.$D$18];[Sheet2.$E$11:.$E$18])" office:value-type="float" office:value="50.5193370165746" calcext:value-type="float">
            <text:p>51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ASTROS.MONTEZUMA.CALCTOOLS.CALCFUNCTIONS.PYTHON.INTERPOLATIONIMPL.INTERPO([levelluts.A39];[Sheet2.$G$11:.$G$20];[Sheet2.$H$11:.$H$20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ASTROS.MONTEZUMA.CALCTOOLS.CALCFUNCTIONS.PYTHON.INTERPOLATIONIMPL.INTERPO([levelluts.A39];[Sheet2.$D$11:.$D$18];[Sheet2.$E$11:.$E$18])" office:value-type="float" office:value="51.9226519337017" calcext:value-type="float">
            <text:p>52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ASTROS.MONTEZUMA.CALCTOOLS.CALCFUNCTIONS.PYTHON.INTERPOLATIONIMPL.INTERPO([levelluts.A40];[Sheet2.$G$11:.$G$20];[Sheet2.$H$11:.$H$20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STROS.MONTEZUMA.CALCTOOLS.CALCFUNCTIONS.PYTHON.INTERPOLATIONIMPL.INTERPO([levelluts.A40];[Sheet2.$D$11:.$D$18];[Sheet2.$E$11:.$E$18])" office:value-type="float" office:value="53.3259668508287" calcext:value-type="float">
            <text:p>53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ASTROS.MONTEZUMA.CALCTOOLS.CALCFUNCTIONS.PYTHON.INTERPOLATIONIMPL.INTERPO([levelluts.A41];[Sheet2.$G$11:.$G$20];[Sheet2.$H$11:.$H$20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ASTROS.MONTEZUMA.CALCTOOLS.CALCFUNCTIONS.PYTHON.INTERPOLATIONIMPL.INTERPO([levelluts.A41];[Sheet2.$D$11:.$D$18];[Sheet2.$E$11:.$E$18])" office:value-type="float" office:value="54.7292817679558" calcext:value-type="float">
            <text:p>55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STROS.MONTEZUMA.CALCTOOLS.CALCFUNCTIONS.PYTHON.INTERPOLATIONIMPL.INTERPO([levelluts.A42];[Sheet2.$G$11:.$G$20];[Sheet2.$H$11:.$H$20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ASTROS.MONTEZUMA.CALCTOOLS.CALCFUNCTIONS.PYTHON.INTERPOLATIONIMPL.INTERPO([levelluts.A42];[Sheet2.$D$11:.$D$18];[Sheet2.$E$11:.$E$18])" office:value-type="float" office:value="56.1325966850829" calcext:value-type="float">
            <text:p>56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ASTROS.MONTEZUMA.CALCTOOLS.CALCFUNCTIONS.PYTHON.INTERPOLATIONIMPL.INTERPO([levelluts.A43];[Sheet2.$G$11:.$G$20];[Sheet2.$H$11:.$H$20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STROS.MONTEZUMA.CALCTOOLS.CALCFUNCTIONS.PYTHON.INTERPOLATIONIMPL.INTERPO([levelluts.A43];[Sheet2.$D$11:.$D$18];[Sheet2.$E$11:.$E$18])" office:value-type="float" office:value="57.5359116022099" calcext:value-type="float">
            <text:p>5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ASTROS.MONTEZUMA.CALCTOOLS.CALCFUNCTIONS.PYTHON.INTERPOLATIONIMPL.INTERPO([levelluts.A44];[Sheet2.$G$11:.$G$20];[Sheet2.$H$11:.$H$20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ASTROS.MONTEZUMA.CALCTOOLS.CALCFUNCTIONS.PYTHON.INTERPOLATIONIMPL.INTERPO([levelluts.A44];[Sheet2.$D$11:.$D$18];[Sheet2.$E$11:.$E$18])" office:value-type="float" office:value="58.939226519337" calcext:value-type="float">
            <text:p>59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ASTROS.MONTEZUMA.CALCTOOLS.CALCFUNCTIONS.PYTHON.INTERPOLATIONIMPL.INTERPO([levelluts.A45];[Sheet2.$G$11:.$G$20];[Sheet2.$H$11:.$H$20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ASTROS.MONTEZUMA.CALCTOOLS.CALCFUNCTIONS.PYTHON.INTERPOLATIONIMPL.INTERPO([levelluts.A45];[Sheet2.$D$11:.$D$18];[Sheet2.$E$11:.$E$18])" office:value-type="float" office:value="60.3425414364641" calcext:value-type="float">
            <text:p>60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STROS.MONTEZUMA.CALCTOOLS.CALCFUNCTIONS.PYTHON.INTERPOLATIONIMPL.INTERPO([levelluts.A46];[Sheet2.$G$11:.$G$20];[Sheet2.$H$11:.$H$20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ASTROS.MONTEZUMA.CALCTOOLS.CALCFUNCTIONS.PYTHON.INTERPOLATIONIMPL.INTERPO([levelluts.A46];[Sheet2.$D$11:.$D$18];[Sheet2.$E$11:.$E$18])" office:value-type="float" office:value="61.7458563535912" calcext:value-type="float">
            <text:p>62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ASTROS.MONTEZUMA.CALCTOOLS.CALCFUNCTIONS.PYTHON.INTERPOLATIONIMPL.INTERPO([levelluts.A47];[Sheet2.$G$11:.$G$20];[Sheet2.$H$11:.$H$20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ASTROS.MONTEZUMA.CALCTOOLS.CALCFUNCTIONS.PYTHON.INTERPOLATIONIMPL.INTERPO([levelluts.A47];[Sheet2.$D$11:.$D$18];[Sheet2.$E$11:.$E$18])" office:value-type="float" office:value="63.1491712707182" calcext:value-type="float">
            <text:p>63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ASTROS.MONTEZUMA.CALCTOOLS.CALCFUNCTIONS.PYTHON.INTERPOLATIONIMPL.INTERPO([levelluts.A48];[Sheet2.$G$11:.$G$20];[Sheet2.$H$11:.$H$20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ASTROS.MONTEZUMA.CALCTOOLS.CALCFUNCTIONS.PYTHON.INTERPOLATIONIMPL.INTERPO([levelluts.A48];[Sheet2.$D$11:.$D$18];[Sheet2.$E$11:.$E$18])" office:value-type="float" office:value="64.5524861878453" calcext:value-type="float">
            <text:p>65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ASTROS.MONTEZUMA.CALCTOOLS.CALCFUNCTIONS.PYTHON.INTERPOLATIONIMPL.INTERPO([levelluts.A49];[Sheet2.$G$11:.$G$20];[Sheet2.$H$11:.$H$20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ASTROS.MONTEZUMA.CALCTOOLS.CALCFUNCTIONS.PYTHON.INTERPOLATIONIMPL.INTERPO([levelluts.A49];[Sheet2.$D$11:.$D$18];[Sheet2.$E$11:.$E$18])" office:value-type="float" office:value="65.9558011049724" calcext:value-type="float">
            <text:p>66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STROS.MONTEZUMA.CALCTOOLS.CALCFUNCTIONS.PYTHON.INTERPOLATIONIMPL.INTERPO([levelluts.A50];[Sheet2.$G$11:.$G$20];[Sheet2.$H$11:.$H$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ASTROS.MONTEZUMA.CALCTOOLS.CALCFUNCTIONS.PYTHON.INTERPOLATIONIMPL.INTERPO([levelluts.A50];[Sheet2.$D$11:.$D$18];[Sheet2.$E$11:.$E$18])" office:value-type="float" office:value="67.3591160220994" calcext:value-type="float">
            <text:p>6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ASTROS.MONTEZUMA.CALCTOOLS.CALCFUNCTIONS.PYTHON.INTERPOLATIONIMPL.INTERPO([levelluts.A51];[Sheet2.$G$11:.$G$20];[Sheet2.$H$11:.$H$20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ASTROS.MONTEZUMA.CALCTOOLS.CALCFUNCTIONS.PYTHON.INTERPOLATIONIMPL.INTERPO([levelluts.A51];[Sheet2.$D$11:.$D$18];[Sheet2.$E$11:.$E$18])" office:value-type="float" office:value="68.7624309392265" calcext:value-type="float">
            <text:p>69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STROS.MONTEZUMA.CALCTOOLS.CALCFUNCTIONS.PYTHON.INTERPOLATIONIMPL.INTERPO([levelluts.A52];[Sheet2.$G$11:.$G$20];[Sheet2.$H$11:.$H$2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ASTROS.MONTEZUMA.CALCTOOLS.CALCFUNCTIONS.PYTHON.INTERPOLATIONIMPL.INTERPO([levelluts.A52];[Sheet2.$D$11:.$D$18];[Sheet2.$E$11:.$E$18])" office:value-type="float" office:value="70.1657458563536" calcext:value-type="float">
            <text:p>7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STROS.MONTEZUMA.CALCTOOLS.CALCFUNCTIONS.PYTHON.INTERPOLATIONIMPL.INTERPO([levelluts.A53];[Sheet2.$G$11:.$G$20];[Sheet2.$H$11:.$H$2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ASTROS.MONTEZUMA.CALCTOOLS.CALCFUNCTIONS.PYTHON.INTERPOLATIONIMPL.INTERPO([levelluts.A53];[Sheet2.$D$11:.$D$18];[Sheet2.$E$11:.$E$18])" office:value-type="float" office:value="71.5690607734807" calcext:value-type="float">
            <text:p>72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STROS.MONTEZUMA.CALCTOOLS.CALCFUNCTIONS.PYTHON.INTERPOLATIONIMPL.INTERPO([levelluts.A54];[Sheet2.$G$11:.$G$20];[Sheet2.$H$11:.$H$20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ASTROS.MONTEZUMA.CALCTOOLS.CALCFUNCTIONS.PYTHON.INTERPOLATIONIMPL.INTERPO([levelluts.A54];[Sheet2.$D$11:.$D$18];[Sheet2.$E$11:.$E$18])" office:value-type="float" office:value="72.9723756906077" calcext:value-type="float">
            <text:p>73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STROS.MONTEZUMA.CALCTOOLS.CALCFUNCTIONS.PYTHON.INTERPOLATIONIMPL.INTERPO([levelluts.A55];[Sheet2.$G$11:.$G$20];[Sheet2.$H$11:.$H$20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ASTROS.MONTEZUMA.CALCTOOLS.CALCFUNCTIONS.PYTHON.INTERPOLATIONIMPL.INTERPO([levelluts.A55];[Sheet2.$D$11:.$D$18];[Sheet2.$E$11:.$E$18])" office:value-type="float" office:value="74.3756906077348" calcext:value-type="float">
            <text:p>74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ASTROS.MONTEZUMA.CALCTOOLS.CALCFUNCTIONS.PYTHON.INTERPOLATIONIMPL.INTERPO([levelluts.A56];[Sheet2.$G$11:.$G$20];[Sheet2.$H$11:.$H$20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ASTROS.MONTEZUMA.CALCTOOLS.CALCFUNCTIONS.PYTHON.INTERPOLATIONIMPL.INTERPO([levelluts.A56];[Sheet2.$D$11:.$D$18];[Sheet2.$E$11:.$E$18])" office:value-type="float" office:value="75.7790055248619" calcext:value-type="float">
            <text:p>76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ASTROS.MONTEZUMA.CALCTOOLS.CALCFUNCTIONS.PYTHON.INTERPOLATIONIMPL.INTERPO([levelluts.A57];[Sheet2.$G$11:.$G$20];[Sheet2.$H$11:.$H$20]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ASTROS.MONTEZUMA.CALCTOOLS.CALCFUNCTIONS.PYTHON.INTERPOLATIONIMPL.INTERPO([levelluts.A57];[Sheet2.$D$11:.$D$18];[Sheet2.$E$11:.$E$18])" office:value-type="float" office:value="77.182320441989" calcext:value-type="float">
            <text:p>77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ASTROS.MONTEZUMA.CALCTOOLS.CALCFUNCTIONS.PYTHON.INTERPOLATIONIMPL.INTERPO([levelluts.A58];[Sheet2.$G$11:.$G$20];[Sheet2.$H$11:.$H$20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STROS.MONTEZUMA.CALCTOOLS.CALCFUNCTIONS.PYTHON.INTERPOLATIONIMPL.INTERPO([levelluts.A58];[Sheet2.$D$11:.$D$18];[Sheet2.$E$11:.$E$18])" office:value-type="float" office:value="78.585635359116" calcext:value-type="float">
            <text:p>79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ASTROS.MONTEZUMA.CALCTOOLS.CALCFUNCTIONS.PYTHON.INTERPOLATIONIMPL.INTERPO([levelluts.A59];[Sheet2.$G$11:.$G$20];[Sheet2.$H$11:.$H$20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STROS.MONTEZUMA.CALCTOOLS.CALCFUNCTIONS.PYTHON.INTERPOLATIONIMPL.INTERPO([levelluts.A59];[Sheet2.$D$11:.$D$18];[Sheet2.$E$11:.$E$18])" office:value-type="float" office:value="79.9889502762431" calcext:value-type="float">
            <text:p>80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ASTROS.MONTEZUMA.CALCTOOLS.CALCFUNCTIONS.PYTHON.INTERPOLATIONIMPL.INTERPO([levelluts.A60];[Sheet2.$G$11:.$G$20];[Sheet2.$H$11:.$H$20]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ASTROS.MONTEZUMA.CALCTOOLS.CALCFUNCTIONS.PYTHON.INTERPOLATIONIMPL.INTERPO([levelluts.A60];[Sheet2.$D$11:.$D$18];[Sheet2.$E$11:.$E$18])" office:value-type="float" office:value="81.3922651933702" calcext:value-type="float">
            <text:p>81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ASTROS.MONTEZUMA.CALCTOOLS.CALCFUNCTIONS.PYTHON.INTERPOLATIONIMPL.INTERPO([levelluts.A61];[Sheet2.$G$11:.$G$20];[Sheet2.$H$11:.$H$20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ASTROS.MONTEZUMA.CALCTOOLS.CALCFUNCTIONS.PYTHON.INTERPOLATIONIMPL.INTERPO([levelluts.A61];[Sheet2.$D$11:.$D$18];[Sheet2.$E$11:.$E$18])" office:value-type="float" office:value="82.7955801104972" calcext:value-type="float">
            <text:p>83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STROS.MONTEZUMA.CALCTOOLS.CALCFUNCTIONS.PYTHON.INTERPOLATIONIMPL.INTERPO([levelluts.A62];[Sheet2.$G$11:.$G$20];[Sheet2.$H$11:.$H$20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ASTROS.MONTEZUMA.CALCTOOLS.CALCFUNCTIONS.PYTHON.INTERPOLATIONIMPL.INTERPO([levelluts.A62];[Sheet2.$D$11:.$D$18];[Sheet2.$E$11:.$E$18])" office:value-type="float" office:value="84.1988950276243" calcext:value-type="float">
            <text:p>84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ASTROS.MONTEZUMA.CALCTOOLS.CALCFUNCTIONS.PYTHON.INTERPOLATIONIMPL.INTERPO([levelluts.A63];[Sheet2.$G$11:.$G$20];[Sheet2.$H$11:.$H$20]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ASTROS.MONTEZUMA.CALCTOOLS.CALCFUNCTIONS.PYTHON.INTERPOLATIONIMPL.INTERPO([levelluts.A63];[Sheet2.$D$11:.$D$18];[Sheet2.$E$11:.$E$18])" office:value-type="float" office:value="85.6022099447514" calcext:value-type="float">
            <text:p>86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ASTROS.MONTEZUMA.CALCTOOLS.CALCFUNCTIONS.PYTHON.INTERPOLATIONIMPL.INTERPO([levelluts.A64];[Sheet2.$G$11:.$G$20];[Sheet2.$H$11:.$H$20]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ASTROS.MONTEZUMA.CALCTOOLS.CALCFUNCTIONS.PYTHON.INTERPOLATIONIMPL.INTERPO([levelluts.A64];[Sheet2.$D$11:.$D$18];[Sheet2.$E$11:.$E$18])" office:value-type="float" office:value="87.0055248618785" calcext:value-type="float">
            <text:p>8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STROS.MONTEZUMA.CALCTOOLS.CALCFUNCTIONS.PYTHON.INTERPOLATIONIMPL.INTERPO([levelluts.A65];[Sheet2.$G$11:.$G$20];[Sheet2.$H$11:.$H$20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ASTROS.MONTEZUMA.CALCTOOLS.CALCFUNCTIONS.PYTHON.INTERPOLATIONIMPL.INTERPO([levelluts.A65];[Sheet2.$D$11:.$D$18];[Sheet2.$E$11:.$E$18])" office:value-type="float" office:value="88.4088397790055" calcext:value-type="float">
            <text:p>88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STROS.MONTEZUMA.CALCTOOLS.CALCFUNCTIONS.PYTHON.INTERPOLATIONIMPL.INTERPO([levelluts.A66];[Sheet2.$G$11:.$G$20];[Sheet2.$H$11:.$H$20]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ASTROS.MONTEZUMA.CALCTOOLS.CALCFUNCTIONS.PYTHON.INTERPOLATIONIMPL.INTERPO([levelluts.A66];[Sheet2.$D$11:.$D$18];[Sheet2.$E$11:.$E$18])" office:value-type="float" office:value="89.8121546961326" calcext:value-type="float">
            <text:p>90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ASTROS.MONTEZUMA.CALCTOOLS.CALCFUNCTIONS.PYTHON.INTERPOLATIONIMPL.INTERPO([levelluts.A67];[Sheet2.$G$11:.$G$20];[Sheet2.$H$11:.$H$20]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ASTROS.MONTEZUMA.CALCTOOLS.CALCFUNCTIONS.PYTHON.INTERPOLATIONIMPL.INTERPO([levelluts.A67];[Sheet2.$D$11:.$D$18];[Sheet2.$E$11:.$E$18])" office:value-type="float" office:value="91.2154696132597" calcext:value-type="float">
            <text:p>91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STROS.MONTEZUMA.CALCTOOLS.CALCFUNCTIONS.PYTHON.INTERPOLATIONIMPL.INTERPO([levelluts.A68];[Sheet2.$G$11:.$G$20];[Sheet2.$H$11:.$H$20]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ASTROS.MONTEZUMA.CALCTOOLS.CALCFUNCTIONS.PYTHON.INTERPOLATIONIMPL.INTERPO([levelluts.A68];[Sheet2.$D$11:.$D$18];[Sheet2.$E$11:.$E$18])" office:value-type="float" office:value="92.6187845303867" calcext:value-type="float">
            <text:p>93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ASTROS.MONTEZUMA.CALCTOOLS.CALCFUNCTIONS.PYTHON.INTERPOLATIONIMPL.INTERPO([levelluts.A69];[Sheet2.$G$11:.$G$20];[Sheet2.$H$11:.$H$20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ASTROS.MONTEZUMA.CALCTOOLS.CALCFUNCTIONS.PYTHON.INTERPOLATIONIMPL.INTERPO([levelluts.A69];[Sheet2.$D$11:.$D$18];[Sheet2.$E$11:.$E$18])" office:value-type="float" office:value="94.0220994475138" calcext:value-type="float">
            <text:p>94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ASTROS.MONTEZUMA.CALCTOOLS.CALCFUNCTIONS.PYTHON.INTERPOLATIONIMPL.INTERPO([levelluts.A70];[Sheet2.$G$11:.$G$20];[Sheet2.$H$11:.$H$20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ASTROS.MONTEZUMA.CALCTOOLS.CALCFUNCTIONS.PYTHON.INTERPOLATIONIMPL.INTERPO([levelluts.A70];[Sheet2.$D$11:.$D$18];[Sheet2.$E$11:.$E$18])" office:value-type="float" office:value="95.4254143646409" calcext:value-type="float">
            <text:p>95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ASTROS.MONTEZUMA.CALCTOOLS.CALCFUNCTIONS.PYTHON.INTERPOLATIONIMPL.INTERPO([levelluts.A71];[Sheet2.$G$11:.$G$20];[Sheet2.$H$11:.$H$20]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ASTROS.MONTEZUMA.CALCTOOLS.CALCFUNCTIONS.PYTHON.INTERPOLATIONIMPL.INTERPO([levelluts.A71];[Sheet2.$D$11:.$D$18];[Sheet2.$E$11:.$E$18])" office:value-type="float" office:value="96.828729281768" calcext:value-type="float">
            <text:p>97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STROS.MONTEZUMA.CALCTOOLS.CALCFUNCTIONS.PYTHON.INTERPOLATIONIMPL.INTERPO([levelluts.A72];[Sheet2.$G$11:.$G$20];[Sheet2.$H$11:.$H$20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ASTROS.MONTEZUMA.CALCTOOLS.CALCFUNCTIONS.PYTHON.INTERPOLATIONIMPL.INTERPO([levelluts.A72];[Sheet2.$D$11:.$D$18];[Sheet2.$E$11:.$E$18])" office:value-type="float" office:value="98.232044198895" calcext:value-type="float">
            <text:p>98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ASTROS.MONTEZUMA.CALCTOOLS.CALCFUNCTIONS.PYTHON.INTERPOLATIONIMPL.INTERPO([levelluts.A73];[Sheet2.$G$11:.$G$20];[Sheet2.$H$11:.$H$20]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ASTROS.MONTEZUMA.CALCTOOLS.CALCFUNCTIONS.PYTHON.INTERPOLATIONIMPL.INTERPO([levelluts.A73];[Sheet2.$D$11:.$D$18];[Sheet2.$E$11:.$E$18])" office:value-type="float" office:value="99.6353591160221" calcext:value-type="float">
            <text:p>100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STROS.MONTEZUMA.CALCTOOLS.CALCFUNCTIONS.PYTHON.INTERPOLATIONIMPL.INTERPO([levelluts.A74];[Sheet2.$G$11:.$G$20];[Sheet2.$H$11:.$H$20]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ASTROS.MONTEZUMA.CALCTOOLS.CALCFUNCTIONS.PYTHON.INTERPOLATIONIMPL.INTERPO([levelluts.A74];[Sheet2.$D$11:.$D$18];[Sheet2.$E$11:.$E$18])" office:value-type="float" office:value="101.038674033149" calcext:value-type="float">
            <text:p>10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STROS.MONTEZUMA.CALCTOOLS.CALCFUNCTIONS.PYTHON.INTERPOLATIONIMPL.INTERPO([levelluts.A75];[Sheet2.$G$11:.$G$20];[Sheet2.$H$11:.$H$20]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ASTROS.MONTEZUMA.CALCTOOLS.CALCFUNCTIONS.PYTHON.INTERPOLATIONIMPL.INTERPO([levelluts.A75];[Sheet2.$D$11:.$D$18];[Sheet2.$E$11:.$E$18])" office:value-type="float" office:value="102.441988950276" calcext:value-type="float">
            <text:p>102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STROS.MONTEZUMA.CALCTOOLS.CALCFUNCTIONS.PYTHON.INTERPOLATIONIMPL.INTERPO([levelluts.A76];[Sheet2.$G$11:.$G$20];[Sheet2.$H$11:.$H$20]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ASTROS.MONTEZUMA.CALCTOOLS.CALCFUNCTIONS.PYTHON.INTERPOLATIONIMPL.INTERPO([levelluts.A76];[Sheet2.$D$11:.$D$18];[Sheet2.$E$11:.$E$18])" office:value-type="float" office:value="103.845303867403" calcext:value-type="float">
            <text:p>104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STROS.MONTEZUMA.CALCTOOLS.CALCFUNCTIONS.PYTHON.INTERPOLATIONIMPL.INTERPO([levelluts.A77];[Sheet2.$G$11:.$G$20];[Sheet2.$H$11:.$H$20]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ASTROS.MONTEZUMA.CALCTOOLS.CALCFUNCTIONS.PYTHON.INTERPOLATIONIMPL.INTERPO([levelluts.A77];[Sheet2.$D$11:.$D$18];[Sheet2.$E$11:.$E$18])" office:value-type="float" office:value="105.24861878453" calcext:value-type="float">
            <text:p>105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STROS.MONTEZUMA.CALCTOOLS.CALCFUNCTIONS.PYTHON.INTERPOLATIONIMPL.INTERPO([levelluts.A78];[Sheet2.$G$11:.$G$20];[Sheet2.$H$11:.$H$20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ASTROS.MONTEZUMA.CALCTOOLS.CALCFUNCTIONS.PYTHON.INTERPOLATIONIMPL.INTERPO([levelluts.A78];[Sheet2.$D$11:.$D$18];[Sheet2.$E$11:.$E$18])" office:value-type="float" office:value="106.651933701657" calcext:value-type="float">
            <text:p>107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STROS.MONTEZUMA.CALCTOOLS.CALCFUNCTIONS.PYTHON.INTERPOLATIONIMPL.INTERPO([levelluts.A79];[Sheet2.$G$11:.$G$20];[Sheet2.$H$11:.$H$20]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ASTROS.MONTEZUMA.CALCTOOLS.CALCFUNCTIONS.PYTHON.INTERPOLATIONIMPL.INTERPO([levelluts.A79];[Sheet2.$D$11:.$D$18];[Sheet2.$E$11:.$E$18])" office:value-type="float" office:value="108.055248618785" calcext:value-type="float">
            <text:p>108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STROS.MONTEZUMA.CALCTOOLS.CALCFUNCTIONS.PYTHON.INTERPOLATIONIMPL.INTERPO([levelluts.A80];[Sheet2.$G$11:.$G$20];[Sheet2.$H$11:.$H$20]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ASTROS.MONTEZUMA.CALCTOOLS.CALCFUNCTIONS.PYTHON.INTERPOLATIONIMPL.INTERPO([levelluts.A80];[Sheet2.$D$11:.$D$18];[Sheet2.$E$11:.$E$18])" office:value-type="float" office:value="109.458563535912" calcext:value-type="float">
            <text:p>109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ASTROS.MONTEZUMA.CALCTOOLS.CALCFUNCTIONS.PYTHON.INTERPOLATIONIMPL.INTERPO([levelluts.A81];[Sheet2.$G$11:.$G$20];[Sheet2.$H$11:.$H$20]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ASTROS.MONTEZUMA.CALCTOOLS.CALCFUNCTIONS.PYTHON.INTERPOLATIONIMPL.INTERPO([levelluts.A81];[Sheet2.$D$11:.$D$18];[Sheet2.$E$11:.$E$18])" office:value-type="float" office:value="110.861878453039" calcext:value-type="float">
            <text:p>111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STROS.MONTEZUMA.CALCTOOLS.CALCFUNCTIONS.PYTHON.INTERPOLATIONIMPL.INTERPO([levelluts.A82];[Sheet2.$G$11:.$G$20];[Sheet2.$H$11:.$H$20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ASTROS.MONTEZUMA.CALCTOOLS.CALCFUNCTIONS.PYTHON.INTERPOLATIONIMPL.INTERPO([levelluts.A82];[Sheet2.$D$11:.$D$18];[Sheet2.$E$11:.$E$18])" office:value-type="float" office:value="112.265193370166" calcext:value-type="float">
            <text:p>112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STROS.MONTEZUMA.CALCTOOLS.CALCFUNCTIONS.PYTHON.INTERPOLATIONIMPL.INTERPO([levelluts.A83];[Sheet2.$G$11:.$G$20];[Sheet2.$H$11:.$H$20]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ASTROS.MONTEZUMA.CALCTOOLS.CALCFUNCTIONS.PYTHON.INTERPOLATIONIMPL.INTERPO([levelluts.A83];[Sheet2.$D$11:.$D$18];[Sheet2.$E$11:.$E$18])" office:value-type="float" office:value="113.668508287293" calcext:value-type="float">
            <text:p>114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STROS.MONTEZUMA.CALCTOOLS.CALCFUNCTIONS.PYTHON.INTERPOLATIONIMPL.INTERPO([levelluts.A84];[Sheet2.$G$11:.$G$20];[Sheet2.$H$11:.$H$20]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ASTROS.MONTEZUMA.CALCTOOLS.CALCFUNCTIONS.PYTHON.INTERPOLATIONIMPL.INTERPO([levelluts.A84];[Sheet2.$D$11:.$D$18];[Sheet2.$E$11:.$E$18])" office:value-type="float" office:value="115.07182320442" calcext:value-type="float">
            <text:p>11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STROS.MONTEZUMA.CALCTOOLS.CALCFUNCTIONS.PYTHON.INTERPOLATIONIMPL.INTERPO([levelluts.A85];[Sheet2.$G$11:.$G$20];[Sheet2.$H$11:.$H$20]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ASTROS.MONTEZUMA.CALCTOOLS.CALCFUNCTIONS.PYTHON.INTERPOLATIONIMPL.INTERPO([levelluts.A85];[Sheet2.$D$11:.$D$18];[Sheet2.$E$11:.$E$18])" office:value-type="float" office:value="116.475138121547" calcext:value-type="float">
            <text:p>116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STROS.MONTEZUMA.CALCTOOLS.CALCFUNCTIONS.PYTHON.INTERPOLATIONIMPL.INTERPO([levelluts.A86];[Sheet2.$G$11:.$G$20];[Sheet2.$H$11:.$H$20]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ASTROS.MONTEZUMA.CALCTOOLS.CALCFUNCTIONS.PYTHON.INTERPOLATIONIMPL.INTERPO([levelluts.A86];[Sheet2.$D$11:.$D$18];[Sheet2.$E$11:.$E$18])" office:value-type="float" office:value="117.878453038674" calcext:value-type="float">
            <text:p>118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STROS.MONTEZUMA.CALCTOOLS.CALCFUNCTIONS.PYTHON.INTERPOLATIONIMPL.INTERPO([levelluts.A87];[Sheet2.$G$11:.$G$20];[Sheet2.$H$11:.$H$20]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ASTROS.MONTEZUMA.CALCTOOLS.CALCFUNCTIONS.PYTHON.INTERPOLATIONIMPL.INTERPO([levelluts.A87];[Sheet2.$D$11:.$D$18];[Sheet2.$E$11:.$E$18])" office:value-type="float" office:value="119.281767955801" calcext:value-type="float">
            <text:p>119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STROS.MONTEZUMA.CALCTOOLS.CALCFUNCTIONS.PYTHON.INTERPOLATIONIMPL.INTERPO([levelluts.A88];[Sheet2.$G$11:.$G$20];[Sheet2.$H$11:.$H$20]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ASTROS.MONTEZUMA.CALCTOOLS.CALCFUNCTIONS.PYTHON.INTERPOLATIONIMPL.INTERPO([levelluts.A88];[Sheet2.$D$11:.$D$18];[Sheet2.$E$11:.$E$18])" office:value-type="float" office:value="120.685082872928" calcext:value-type="float">
            <text:p>121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STROS.MONTEZUMA.CALCTOOLS.CALCFUNCTIONS.PYTHON.INTERPOLATIONIMPL.INTERPO([levelluts.A89];[Sheet2.$G$11:.$G$20];[Sheet2.$H$11:.$H$20]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ASTROS.MONTEZUMA.CALCTOOLS.CALCFUNCTIONS.PYTHON.INTERPOLATIONIMPL.INTERPO([levelluts.A89];[Sheet2.$D$11:.$D$18];[Sheet2.$E$11:.$E$18])" office:value-type="float" office:value="122.088397790055" calcext:value-type="float">
            <text:p>122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STROS.MONTEZUMA.CALCTOOLS.CALCFUNCTIONS.PYTHON.INTERPOLATIONIMPL.INTERPO([levelluts.A90];[Sheet2.$G$11:.$G$20];[Sheet2.$H$11:.$H$2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ASTROS.MONTEZUMA.CALCTOOLS.CALCFUNCTIONS.PYTHON.INTERPOLATIONIMPL.INTERPO([levelluts.A90];[Sheet2.$D$11:.$D$18];[Sheet2.$E$11:.$E$18])" office:value-type="float" office:value="123.491712707182" calcext:value-type="float">
            <text:p>123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STROS.MONTEZUMA.CALCTOOLS.CALCFUNCTIONS.PYTHON.INTERPOLATIONIMPL.INTERPO([levelluts.A91];[Sheet2.$G$11:.$G$20];[Sheet2.$H$11:.$H$20]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ASTROS.MONTEZUMA.CALCTOOLS.CALCFUNCTIONS.PYTHON.INTERPOLATIONIMPL.INTERPO([levelluts.A91];[Sheet2.$D$11:.$D$18];[Sheet2.$E$11:.$E$18])" office:value-type="float" office:value="124.895027624309" calcext:value-type="float">
            <text:p>125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STROS.MONTEZUMA.CALCTOOLS.CALCFUNCTIONS.PYTHON.INTERPOLATIONIMPL.INTERPO([levelluts.A92];[Sheet2.$G$11:.$G$20];[Sheet2.$H$11:.$H$20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STROS.MONTEZUMA.CALCTOOLS.CALCFUNCTIONS.PYTHON.INTERPOLATIONIMPL.INTERPO([levelluts.A92];[Sheet2.$D$11:.$D$18];[Sheet2.$E$11:.$E$18])" office:value-type="float" office:value="126.298342541436" calcext:value-type="float">
            <text:p>126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STROS.MONTEZUMA.CALCTOOLS.CALCFUNCTIONS.PYTHON.INTERPOLATIONIMPL.INTERPO([levelluts.A93];[Sheet2.$G$11:.$G$20];[Sheet2.$H$11:.$H$20]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ASTROS.MONTEZUMA.CALCTOOLS.CALCFUNCTIONS.PYTHON.INTERPOLATIONIMPL.INTERPO([levelluts.A93];[Sheet2.$D$11:.$D$18];[Sheet2.$E$11:.$E$18])" office:value-type="float" office:value="127.701657458564" calcext:value-type="float">
            <text:p>128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STROS.MONTEZUMA.CALCTOOLS.CALCFUNCTIONS.PYTHON.INTERPOLATIONIMPL.INTERPO([levelluts.A94];[Sheet2.$G$11:.$G$20];[Sheet2.$H$11:.$H$20]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ASTROS.MONTEZUMA.CALCTOOLS.CALCFUNCTIONS.PYTHON.INTERPOLATIONIMPL.INTERPO([levelluts.A94];[Sheet2.$D$11:.$D$18];[Sheet2.$E$11:.$E$18])" office:value-type="float" office:value="129.104972375691" calcext:value-type="float">
            <text:p>129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STROS.MONTEZUMA.CALCTOOLS.CALCFUNCTIONS.PYTHON.INTERPOLATIONIMPL.INTERPO([levelluts.A95];[Sheet2.$G$11:.$G$20];[Sheet2.$H$11:.$H$20]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ASTROS.MONTEZUMA.CALCTOOLS.CALCFUNCTIONS.PYTHON.INTERPOLATIONIMPL.INTERPO([levelluts.A95];[Sheet2.$D$11:.$D$18];[Sheet2.$E$11:.$E$18])" office:value-type="float" office:value="130.508287292818" calcext:value-type="float">
            <text:p>131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STROS.MONTEZUMA.CALCTOOLS.CALCFUNCTIONS.PYTHON.INTERPOLATIONIMPL.INTERPO([levelluts.A96];[Sheet2.$G$11:.$G$20];[Sheet2.$H$11:.$H$20]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ASTROS.MONTEZUMA.CALCTOOLS.CALCFUNCTIONS.PYTHON.INTERPOLATIONIMPL.INTERPO([levelluts.A96];[Sheet2.$D$11:.$D$18];[Sheet2.$E$11:.$E$18])" office:value-type="float" office:value="131.911602209945" calcext:value-type="float">
            <text:p>132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STROS.MONTEZUMA.CALCTOOLS.CALCFUNCTIONS.PYTHON.INTERPOLATIONIMPL.INTERPO([levelluts.A97];[Sheet2.$G$11:.$G$20];[Sheet2.$H$11:.$H$20]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ASTROS.MONTEZUMA.CALCTOOLS.CALCFUNCTIONS.PYTHON.INTERPOLATIONIMPL.INTERPO([levelluts.A97];[Sheet2.$D$11:.$D$18];[Sheet2.$E$11:.$E$18])" office:value-type="float" office:value="133.314917127072" calcext:value-type="float">
            <text:p>133</text:p>
          </table:table-cell>
          <table:table-cell table:number-columns-repeated="4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STROS.MONTEZUMA.CALCTOOLS.CALCFUNCTIONS.PYTHON.INTERPOLATIONIMPL.INTERPO([levelluts.A98];[Sheet2.$G$11:.$G$20];[Sheet2.$H$11:.$H$20]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ASTROS.MONTEZUMA.CALCTOOLS.CALCFUNCTIONS.PYTHON.INTERPOLATIONIMPL.INTERPO([levelluts.A98];[Sheet2.$D$11:.$D$18];[Sheet2.$E$11:.$E$18])" office:value-type="float" office:value="134.718232044199" calcext:value-type="float">
            <text:p>135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STROS.MONTEZUMA.CALCTOOLS.CALCFUNCTIONS.PYTHON.INTERPOLATIONIMPL.INTERPO([levelluts.A99];[Sheet2.$G$11:.$G$20];[Sheet2.$H$11:.$H$20]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ASTROS.MONTEZUMA.CALCTOOLS.CALCFUNCTIONS.PYTHON.INTERPOLATIONIMPL.INTERPO([levelluts.A99];[Sheet2.$D$11:.$D$18];[Sheet2.$E$11:.$E$18])" office:value-type="float" office:value="136.121546961326" calcext:value-type="float">
            <text:p>136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STROS.MONTEZUMA.CALCTOOLS.CALCFUNCTIONS.PYTHON.INTERPOLATIONIMPL.INTERPO([levelluts.A100];[Sheet2.$G$11:.$G$20];[Sheet2.$H$11:.$H$20]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ASTROS.MONTEZUMA.CALCTOOLS.CALCFUNCTIONS.PYTHON.INTERPOLATIONIMPL.INTERPO([levelluts.A100];[Sheet2.$D$11:.$D$18];[Sheet2.$E$11:.$E$18])" office:value-type="float" office:value="137.524861878453" calcext:value-type="float">
            <text:p>138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STROS.MONTEZUMA.CALCTOOLS.CALCFUNCTIONS.PYTHON.INTERPOLATIONIMPL.INTERPO([levelluts.A101];[Sheet2.$G$11:.$G$20];[Sheet2.$H$11:.$H$20]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ASTROS.MONTEZUMA.CALCTOOLS.CALCFUNCTIONS.PYTHON.INTERPOLATIONIMPL.INTERPO([levelluts.A101];[Sheet2.$D$11:.$D$18];[Sheet2.$E$11:.$E$18])" office:value-type="float" office:value="138.92817679558" calcext:value-type="float">
            <text:p>139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STROS.MONTEZUMA.CALCTOOLS.CALCFUNCTIONS.PYTHON.INTERPOLATIONIMPL.INTERPO([levelluts.A102];[Sheet2.$G$11:.$G$20];[Sheet2.$H$11:.$H$20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ASTROS.MONTEZUMA.CALCTOOLS.CALCFUNCTIONS.PYTHON.INTERPOLATIONIMPL.INTERPO([levelluts.A102];[Sheet2.$D$11:.$D$18];[Sheet2.$E$11:.$E$18])" office:value-type="float" office:value="140.331491712707" calcext:value-type="float">
            <text:p>14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STROS.MONTEZUMA.CALCTOOLS.CALCFUNCTIONS.PYTHON.INTERPOLATIONIMPL.INTERPO([levelluts.A103];[Sheet2.$G$11:.$G$20];[Sheet2.$H$11:.$H$20]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ASTROS.MONTEZUMA.CALCTOOLS.CALCFUNCTIONS.PYTHON.INTERPOLATIONIMPL.INTERPO([levelluts.A103];[Sheet2.$D$11:.$D$18];[Sheet2.$E$11:.$E$18])" office:value-type="float" office:value="141.734806629834" calcext:value-type="float">
            <text:p>142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STROS.MONTEZUMA.CALCTOOLS.CALCFUNCTIONS.PYTHON.INTERPOLATIONIMPL.INTERPO([levelluts.A104];[Sheet2.$G$11:.$G$20];[Sheet2.$H$11:.$H$20]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ASTROS.MONTEZUMA.CALCTOOLS.CALCFUNCTIONS.PYTHON.INTERPOLATIONIMPL.INTERPO([levelluts.A104];[Sheet2.$D$11:.$D$18];[Sheet2.$E$11:.$E$18])" office:value-type="float" office:value="143.138121546961" calcext:value-type="float">
            <text:p>143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STROS.MONTEZUMA.CALCTOOLS.CALCFUNCTIONS.PYTHON.INTERPOLATIONIMPL.INTERPO([levelluts.A105];[Sheet2.$G$11:.$G$20];[Sheet2.$H$11:.$H$20]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ASTROS.MONTEZUMA.CALCTOOLS.CALCFUNCTIONS.PYTHON.INTERPOLATIONIMPL.INTERPO([levelluts.A105];[Sheet2.$D$11:.$D$18];[Sheet2.$E$11:.$E$18])" office:value-type="float" office:value="144.541436464088" calcext:value-type="float">
            <text:p>145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ASTROS.MONTEZUMA.CALCTOOLS.CALCFUNCTIONS.PYTHON.INTERPOLATIONIMPL.INTERPO([levelluts.A106];[Sheet2.$G$11:.$G$20];[Sheet2.$H$11:.$H$20]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ASTROS.MONTEZUMA.CALCTOOLS.CALCFUNCTIONS.PYTHON.INTERPOLATIONIMPL.INTERPO([levelluts.A106];[Sheet2.$D$11:.$D$18];[Sheet2.$E$11:.$E$18])" office:value-type="float" office:value="145.944751381215" calcext:value-type="float">
            <text:p>146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ASTROS.MONTEZUMA.CALCTOOLS.CALCFUNCTIONS.PYTHON.INTERPOLATIONIMPL.INTERPO([levelluts.A107];[Sheet2.$G$11:.$G$20];[Sheet2.$H$11:.$H$20]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ASTROS.MONTEZUMA.CALCTOOLS.CALCFUNCTIONS.PYTHON.INTERPOLATIONIMPL.INTERPO([levelluts.A107];[Sheet2.$D$11:.$D$18];[Sheet2.$E$11:.$E$18])" office:value-type="float" office:value="147.348066298343" calcext:value-type="float">
            <text:p>147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ASTROS.MONTEZUMA.CALCTOOLS.CALCFUNCTIONS.PYTHON.INTERPOLATIONIMPL.INTERPO([levelluts.A108];[Sheet2.$G$11:.$G$20];[Sheet2.$H$11:.$H$20]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ASTROS.MONTEZUMA.CALCTOOLS.CALCFUNCTIONS.PYTHON.INTERPOLATIONIMPL.INTERPO([levelluts.A108];[Sheet2.$D$11:.$D$18];[Sheet2.$E$11:.$E$18])" office:value-type="float" office:value="148.75138121547" calcext:value-type="float">
            <text:p>149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ASTROS.MONTEZUMA.CALCTOOLS.CALCFUNCTIONS.PYTHON.INTERPOLATIONIMPL.INTERPO([levelluts.A109];[Sheet2.$G$11:.$G$20];[Sheet2.$H$11:.$H$20]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ASTROS.MONTEZUMA.CALCTOOLS.CALCFUNCTIONS.PYTHON.INTERPOLATIONIMPL.INTERPO([levelluts.A109];[Sheet2.$D$11:.$D$18];[Sheet2.$E$11:.$E$18])" office:value-type="float" office:value="150.154696132597" calcext:value-type="float">
            <text:p>15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ASTROS.MONTEZUMA.CALCTOOLS.CALCFUNCTIONS.PYTHON.INTERPOLATIONIMPL.INTERPO([levelluts.A110];[Sheet2.$G$11:.$G$20];[Sheet2.$H$11:.$H$20]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ASTROS.MONTEZUMA.CALCTOOLS.CALCFUNCTIONS.PYTHON.INTERPOLATIONIMPL.INTERPO([levelluts.A110];[Sheet2.$D$11:.$D$18];[Sheet2.$E$11:.$E$18])" office:value-type="float" office:value="151.558011049724" calcext:value-type="float">
            <text:p>15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STROS.MONTEZUMA.CALCTOOLS.CALCFUNCTIONS.PYTHON.INTERPOLATIONIMPL.INTERPO([levelluts.A111];[Sheet2.$G$11:.$G$20];[Sheet2.$H$11:.$H$20]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ASTROS.MONTEZUMA.CALCTOOLS.CALCFUNCTIONS.PYTHON.INTERPOLATIONIMPL.INTERPO([levelluts.A111];[Sheet2.$D$11:.$D$18];[Sheet2.$E$11:.$E$18])" office:value-type="float" office:value="152.961325966851" calcext:value-type="float">
            <text:p>153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STROS.MONTEZUMA.CALCTOOLS.CALCFUNCTIONS.PYTHON.INTERPOLATIONIMPL.INTERPO([levelluts.A112];[Sheet2.$G$11:.$G$20];[Sheet2.$H$11:.$H$20]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ASTROS.MONTEZUMA.CALCTOOLS.CALCFUNCTIONS.PYTHON.INTERPOLATIONIMPL.INTERPO([levelluts.A112];[Sheet2.$D$11:.$D$18];[Sheet2.$E$11:.$E$18])" office:value-type="float" office:value="154.364640883978" calcext:value-type="float">
            <text:p>154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STROS.MONTEZUMA.CALCTOOLS.CALCFUNCTIONS.PYTHON.INTERPOLATIONIMPL.INTERPO([levelluts.A113];[Sheet2.$G$11:.$G$20];[Sheet2.$H$11:.$H$20]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ASTROS.MONTEZUMA.CALCTOOLS.CALCFUNCTIONS.PYTHON.INTERPOLATIONIMPL.INTERPO([levelluts.A113];[Sheet2.$D$11:.$D$18];[Sheet2.$E$11:.$E$18])" office:value-type="float" office:value="155.767955801105" calcext:value-type="float">
            <text:p>156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STROS.MONTEZUMA.CALCTOOLS.CALCFUNCTIONS.PYTHON.INTERPOLATIONIMPL.INTERPO([levelluts.A114];[Sheet2.$G$11:.$G$20];[Sheet2.$H$11:.$H$20]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ASTROS.MONTEZUMA.CALCTOOLS.CALCFUNCTIONS.PYTHON.INTERPOLATIONIMPL.INTERPO([levelluts.A114];[Sheet2.$D$11:.$D$18];[Sheet2.$E$11:.$E$18])" office:value-type="float" office:value="157.171270718232" calcext:value-type="float">
            <text:p>157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ASTROS.MONTEZUMA.CALCTOOLS.CALCFUNCTIONS.PYTHON.INTERPOLATIONIMPL.INTERPO([levelluts.A115];[Sheet2.$G$11:.$G$20];[Sheet2.$H$11:.$H$20]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ASTROS.MONTEZUMA.CALCTOOLS.CALCFUNCTIONS.PYTHON.INTERPOLATIONIMPL.INTERPO([levelluts.A115];[Sheet2.$D$11:.$D$18];[Sheet2.$E$11:.$E$18])" office:value-type="float" office:value="158.574585635359" calcext:value-type="float">
            <text:p>159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ASTROS.MONTEZUMA.CALCTOOLS.CALCFUNCTIONS.PYTHON.INTERPOLATIONIMPL.INTERPO([levelluts.A116];[Sheet2.$G$11:.$G$20];[Sheet2.$H$11:.$H$20]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ASTROS.MONTEZUMA.CALCTOOLS.CALCFUNCTIONS.PYTHON.INTERPOLATIONIMPL.INTERPO([levelluts.A116];[Sheet2.$D$11:.$D$18];[Sheet2.$E$11:.$E$18])" office:value-type="float" office:value="159.977900552486" calcext:value-type="float">
            <text:p>160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ASTROS.MONTEZUMA.CALCTOOLS.CALCFUNCTIONS.PYTHON.INTERPOLATIONIMPL.INTERPO([levelluts.A117];[Sheet2.$G$11:.$G$20];[Sheet2.$H$11:.$H$20]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ASTROS.MONTEZUMA.CALCTOOLS.CALCFUNCTIONS.PYTHON.INTERPOLATIONIMPL.INTERPO([levelluts.A117];[Sheet2.$D$11:.$D$18];[Sheet2.$E$11:.$E$18])" office:value-type="float" office:value="161.381215469613" calcext:value-type="float">
            <text:p>161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ASTROS.MONTEZUMA.CALCTOOLS.CALCFUNCTIONS.PYTHON.INTERPOLATIONIMPL.INTERPO([levelluts.A118];[Sheet2.$G$11:.$G$20];[Sheet2.$H$11:.$H$20]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ASTROS.MONTEZUMA.CALCTOOLS.CALCFUNCTIONS.PYTHON.INTERPOLATIONIMPL.INTERPO([levelluts.A118];[Sheet2.$D$11:.$D$18];[Sheet2.$E$11:.$E$18])" office:value-type="float" office:value="162.78453038674" calcext:value-type="float">
            <text:p>163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ASTROS.MONTEZUMA.CALCTOOLS.CALCFUNCTIONS.PYTHON.INTERPOLATIONIMPL.INTERPO([levelluts.A119];[Sheet2.$G$11:.$G$20];[Sheet2.$H$11:.$H$20]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ASTROS.MONTEZUMA.CALCTOOLS.CALCFUNCTIONS.PYTHON.INTERPOLATIONIMPL.INTERPO([levelluts.A119];[Sheet2.$D$11:.$D$18];[Sheet2.$E$11:.$E$18])" office:value-type="float" office:value="164.187845303867" calcext:value-type="float">
            <text:p>164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ASTROS.MONTEZUMA.CALCTOOLS.CALCFUNCTIONS.PYTHON.INTERPOLATIONIMPL.INTERPO([levelluts.A120];[Sheet2.$G$11:.$G$20];[Sheet2.$H$11:.$H$20]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ASTROS.MONTEZUMA.CALCTOOLS.CALCFUNCTIONS.PYTHON.INTERPOLATIONIMPL.INTERPO([levelluts.A120];[Sheet2.$D$11:.$D$18];[Sheet2.$E$11:.$E$18])" office:value-type="float" office:value="165.591160220994" calcext:value-type="float">
            <text:p>166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ASTROS.MONTEZUMA.CALCTOOLS.CALCFUNCTIONS.PYTHON.INTERPOLATIONIMPL.INTERPO([levelluts.A121];[Sheet2.$G$11:.$G$20];[Sheet2.$H$11:.$H$20]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ASTROS.MONTEZUMA.CALCTOOLS.CALCFUNCTIONS.PYTHON.INTERPOLATIONIMPL.INTERPO([levelluts.A121];[Sheet2.$D$11:.$D$18];[Sheet2.$E$11:.$E$18])" office:value-type="float" office:value="166.994475138122" calcext:value-type="float">
            <text:p>167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ASTROS.MONTEZUMA.CALCTOOLS.CALCFUNCTIONS.PYTHON.INTERPOLATIONIMPL.INTERPO([levelluts.A122];[Sheet2.$G$11:.$G$20];[Sheet2.$H$11:.$H$20]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ASTROS.MONTEZUMA.CALCTOOLS.CALCFUNCTIONS.PYTHON.INTERPOLATIONIMPL.INTERPO([levelluts.A122];[Sheet2.$D$11:.$D$18];[Sheet2.$E$11:.$E$18])" office:value-type="float" office:value="168.397790055249" calcext:value-type="float">
            <text:p>168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ASTROS.MONTEZUMA.CALCTOOLS.CALCFUNCTIONS.PYTHON.INTERPOLATIONIMPL.INTERPO([levelluts.A123];[Sheet2.$G$11:.$G$20];[Sheet2.$H$11:.$H$20]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ASTROS.MONTEZUMA.CALCTOOLS.CALCFUNCTIONS.PYTHON.INTERPOLATIONIMPL.INTERPO([levelluts.A123];[Sheet2.$D$11:.$D$18];[Sheet2.$E$11:.$E$18])" office:value-type="float" office:value="169.801104972376" calcext:value-type="float">
            <text:p>170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ASTROS.MONTEZUMA.CALCTOOLS.CALCFUNCTIONS.PYTHON.INTERPOLATIONIMPL.INTERPO([levelluts.A124];[Sheet2.$G$11:.$G$20];[Sheet2.$H$11:.$H$20]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ASTROS.MONTEZUMA.CALCTOOLS.CALCFUNCTIONS.PYTHON.INTERPOLATIONIMPL.INTERPO([levelluts.A124];[Sheet2.$D$11:.$D$18];[Sheet2.$E$11:.$E$18])" office:value-type="float" office:value="171.204419889503" calcext:value-type="float">
            <text:p>17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ASTROS.MONTEZUMA.CALCTOOLS.CALCFUNCTIONS.PYTHON.INTERPOLATIONIMPL.INTERPO([levelluts.A125];[Sheet2.$G$11:.$G$20];[Sheet2.$H$11:.$H$20]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ASTROS.MONTEZUMA.CALCTOOLS.CALCFUNCTIONS.PYTHON.INTERPOLATIONIMPL.INTERPO([levelluts.A125];[Sheet2.$D$11:.$D$18];[Sheet2.$E$11:.$E$18])" office:value-type="float" office:value="172.60773480663" calcext:value-type="float">
            <text:p>173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ASTROS.MONTEZUMA.CALCTOOLS.CALCFUNCTIONS.PYTHON.INTERPOLATIONIMPL.INTERPO([levelluts.A126];[Sheet2.$G$11:.$G$20];[Sheet2.$H$11:.$H$20]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ASTROS.MONTEZUMA.CALCTOOLS.CALCFUNCTIONS.PYTHON.INTERPOLATIONIMPL.INTERPO([levelluts.A126];[Sheet2.$D$11:.$D$18];[Sheet2.$E$11:.$E$18])" office:value-type="float" office:value="174.011049723757" calcext:value-type="float">
            <text:p>174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ASTROS.MONTEZUMA.CALCTOOLS.CALCFUNCTIONS.PYTHON.INTERPOLATIONIMPL.INTERPO([levelluts.A127];[Sheet2.$G$11:.$G$20];[Sheet2.$H$11:.$H$20]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ASTROS.MONTEZUMA.CALCTOOLS.CALCFUNCTIONS.PYTHON.INTERPOLATIONIMPL.INTERPO([levelluts.A127];[Sheet2.$D$11:.$D$18];[Sheet2.$E$11:.$E$18])" office:value-type="float" office:value="175.414364640884" calcext:value-type="float">
            <text:p>175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ASTROS.MONTEZUMA.CALCTOOLS.CALCFUNCTIONS.PYTHON.INTERPOLATIONIMPL.INTERPO([levelluts.A128];[Sheet2.$G$11:.$G$20];[Sheet2.$H$11:.$H$20]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ASTROS.MONTEZUMA.CALCTOOLS.CALCFUNCTIONS.PYTHON.INTERPOLATIONIMPL.INTERPO([levelluts.A128];[Sheet2.$D$11:.$D$18];[Sheet2.$E$11:.$E$18])" office:value-type="float" office:value="176.817679558011" calcext:value-type="float">
            <text:p>177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ASTROS.MONTEZUMA.CALCTOOLS.CALCFUNCTIONS.PYTHON.INTERPOLATIONIMPL.INTERPO([levelluts.A129];[Sheet2.$G$11:.$G$20];[Sheet2.$H$11:.$H$20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ASTROS.MONTEZUMA.CALCTOOLS.CALCFUNCTIONS.PYTHON.INTERPOLATIONIMPL.INTERPO([levelluts.A129];[Sheet2.$D$11:.$D$18];[Sheet2.$E$11:.$E$18])" office:value-type="float" office:value="178.220994475138" calcext:value-type="float">
            <text:p>178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STROS.MONTEZUMA.CALCTOOLS.CALCFUNCTIONS.PYTHON.INTERPOLATIONIMPL.INTERPO([levelluts.A130];[Sheet2.$G$11:.$G$20];[Sheet2.$H$11:.$H$20]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ASTROS.MONTEZUMA.CALCTOOLS.CALCFUNCTIONS.PYTHON.INTERPOLATIONIMPL.INTERPO([levelluts.A130];[Sheet2.$D$11:.$D$18];[Sheet2.$E$11:.$E$18])" office:value-type="float" office:value="179.624309392265" calcext:value-type="float">
            <text:p>180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ASTROS.MONTEZUMA.CALCTOOLS.CALCFUNCTIONS.PYTHON.INTERPOLATIONIMPL.INTERPO([levelluts.A131];[Sheet2.$G$11:.$G$20];[Sheet2.$H$11:.$H$20]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ASTROS.MONTEZUMA.CALCTOOLS.CALCFUNCTIONS.PYTHON.INTERPOLATIONIMPL.INTERPO([levelluts.A131];[Sheet2.$D$11:.$D$18];[Sheet2.$E$11:.$E$18])" office:value-type="float" office:value="181.027624309392" calcext:value-type="float">
            <text:p>181</text:p>
          </table:table-cell>
          <table:table-cell table:number-columns-repeated="4"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ASTROS.MONTEZUMA.CALCTOOLS.CALCFUNCTIONS.PYTHON.INTERPOLATIONIMPL.INTERPO([levelluts.A132];[Sheet2.$G$11:.$G$20];[Sheet2.$H$11:.$H$20]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ASTROS.MONTEZUMA.CALCTOOLS.CALCFUNCTIONS.PYTHON.INTERPOLATIONIMPL.INTERPO([levelluts.A132];[Sheet2.$D$11:.$D$18];[Sheet2.$E$11:.$E$18])" office:value-type="float" office:value="182.430939226519" calcext:value-type="float">
            <text:p>182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ASTROS.MONTEZUMA.CALCTOOLS.CALCFUNCTIONS.PYTHON.INTERPOLATIONIMPL.INTERPO([levelluts.A133];[Sheet2.$G$11:.$G$20];[Sheet2.$H$11:.$H$20]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ASTROS.MONTEZUMA.CALCTOOLS.CALCFUNCTIONS.PYTHON.INTERPOLATIONIMPL.INTERPO([levelluts.A133];[Sheet2.$D$11:.$D$18];[Sheet2.$E$11:.$E$18])" office:value-type="float" office:value="183.834254143646" calcext:value-type="float">
            <text:p>184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ASTROS.MONTEZUMA.CALCTOOLS.CALCFUNCTIONS.PYTHON.INTERPOLATIONIMPL.INTERPO([levelluts.A134];[Sheet2.$G$11:.$G$20];[Sheet2.$H$11:.$H$20]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ASTROS.MONTEZUMA.CALCTOOLS.CALCFUNCTIONS.PYTHON.INTERPOLATIONIMPL.INTERPO([levelluts.A134];[Sheet2.$D$11:.$D$18];[Sheet2.$E$11:.$E$18])" office:value-type="float" office:value="185.237569060773" calcext:value-type="float">
            <text:p>185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ASTROS.MONTEZUMA.CALCTOOLS.CALCFUNCTIONS.PYTHON.INTERPOLATIONIMPL.INTERPO([levelluts.A135];[Sheet2.$G$11:.$G$20];[Sheet2.$H$11:.$H$20]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ASTROS.MONTEZUMA.CALCTOOLS.CALCFUNCTIONS.PYTHON.INTERPOLATIONIMPL.INTERPO([levelluts.A135];[Sheet2.$D$11:.$D$18];[Sheet2.$E$11:.$E$18])" office:value-type="float" office:value="186.640883977901" calcext:value-type="float">
            <text:p>187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ASTROS.MONTEZUMA.CALCTOOLS.CALCFUNCTIONS.PYTHON.INTERPOLATIONIMPL.INTERPO([levelluts.A136];[Sheet2.$G$11:.$G$20];[Sheet2.$H$11:.$H$20]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ASTROS.MONTEZUMA.CALCTOOLS.CALCFUNCTIONS.PYTHON.INTERPOLATIONIMPL.INTERPO([levelluts.A136];[Sheet2.$D$11:.$D$18];[Sheet2.$E$11:.$E$18])" office:value-type="float" office:value="188.044198895028" calcext:value-type="float">
            <text:p>188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ASTROS.MONTEZUMA.CALCTOOLS.CALCFUNCTIONS.PYTHON.INTERPOLATIONIMPL.INTERPO([levelluts.A137];[Sheet2.$G$11:.$G$20];[Sheet2.$H$11:.$H$20]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ASTROS.MONTEZUMA.CALCTOOLS.CALCFUNCTIONS.PYTHON.INTERPOLATIONIMPL.INTERPO([levelluts.A137];[Sheet2.$D$11:.$D$18];[Sheet2.$E$11:.$E$18])" office:value-type="float" office:value="189.447513812155" calcext:value-type="float">
            <text:p>189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ASTROS.MONTEZUMA.CALCTOOLS.CALCFUNCTIONS.PYTHON.INTERPOLATIONIMPL.INTERPO([levelluts.A138];[Sheet2.$G$11:.$G$20];[Sheet2.$H$11:.$H$20]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ASTROS.MONTEZUMA.CALCTOOLS.CALCFUNCTIONS.PYTHON.INTERPOLATIONIMPL.INTERPO([levelluts.A138];[Sheet2.$D$11:.$D$18];[Sheet2.$E$11:.$E$18])" office:value-type="float" office:value="190.850828729282" calcext:value-type="float">
            <text:p>191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ASTROS.MONTEZUMA.CALCTOOLS.CALCFUNCTIONS.PYTHON.INTERPOLATIONIMPL.INTERPO([levelluts.A139];[Sheet2.$G$11:.$G$20];[Sheet2.$H$11:.$H$20]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ASTROS.MONTEZUMA.CALCTOOLS.CALCFUNCTIONS.PYTHON.INTERPOLATIONIMPL.INTERPO([levelluts.A139];[Sheet2.$D$11:.$D$18];[Sheet2.$E$11:.$E$18])" office:value-type="float" office:value="192.254143646409" calcext:value-type="float">
            <text:p>192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ASTROS.MONTEZUMA.CALCTOOLS.CALCFUNCTIONS.PYTHON.INTERPOLATIONIMPL.INTERPO([levelluts.A140];[Sheet2.$G$11:.$G$20];[Sheet2.$H$11:.$H$20]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ASTROS.MONTEZUMA.CALCTOOLS.CALCFUNCTIONS.PYTHON.INTERPOLATIONIMPL.INTERPO([levelluts.A140];[Sheet2.$D$11:.$D$18];[Sheet2.$E$11:.$E$18])" office:value-type="float" office:value="193.657458563536" calcext:value-type="float">
            <text:p>194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ASTROS.MONTEZUMA.CALCTOOLS.CALCFUNCTIONS.PYTHON.INTERPOLATIONIMPL.INTERPO([levelluts.A141];[Sheet2.$G$11:.$G$20];[Sheet2.$H$11:.$H$20]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ASTROS.MONTEZUMA.CALCTOOLS.CALCFUNCTIONS.PYTHON.INTERPOLATIONIMPL.INTERPO([levelluts.A141];[Sheet2.$D$11:.$D$18];[Sheet2.$E$11:.$E$18])" office:value-type="float" office:value="195.060773480663" calcext:value-type="float">
            <text:p>195</text:p>
          </table:table-cell>
          <table:table-cell table:number-columns-repeated="4"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ASTROS.MONTEZUMA.CALCTOOLS.CALCFUNCTIONS.PYTHON.INTERPOLATIONIMPL.INTERPO([levelluts.A142];[Sheet2.$G$11:.$G$20];[Sheet2.$H$11:.$H$20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ASTROS.MONTEZUMA.CALCTOOLS.CALCFUNCTIONS.PYTHON.INTERPOLATIONIMPL.INTERPO([levelluts.A142];[Sheet2.$D$11:.$D$18];[Sheet2.$E$11:.$E$18])" office:value-type="float" office:value="196.46408839779" calcext:value-type="float">
            <text:p>196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ASTROS.MONTEZUMA.CALCTOOLS.CALCFUNCTIONS.PYTHON.INTERPOLATIONIMPL.INTERPO([levelluts.A143];[Sheet2.$G$11:.$G$20];[Sheet2.$H$11:.$H$20]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ASTROS.MONTEZUMA.CALCTOOLS.CALCFUNCTIONS.PYTHON.INTERPOLATIONIMPL.INTERPO([levelluts.A143];[Sheet2.$D$11:.$D$18];[Sheet2.$E$11:.$E$18])" office:value-type="float" office:value="197.867403314917" calcext:value-type="float">
            <text:p>198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ASTROS.MONTEZUMA.CALCTOOLS.CALCFUNCTIONS.PYTHON.INTERPOLATIONIMPL.INTERPO([levelluts.A144];[Sheet2.$G$11:.$G$20];[Sheet2.$H$11:.$H$20]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ASTROS.MONTEZUMA.CALCTOOLS.CALCFUNCTIONS.PYTHON.INTERPOLATIONIMPL.INTERPO([levelluts.A144];[Sheet2.$D$11:.$D$18];[Sheet2.$E$11:.$E$18])" office:value-type="float" office:value="199.270718232044" calcext:value-type="float">
            <text:p>199</text:p>
          </table:table-cell>
          <table:table-cell table:number-columns-repeated="4"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ASTROS.MONTEZUMA.CALCTOOLS.CALCFUNCTIONS.PYTHON.INTERPOLATIONIMPL.INTERPO([levelluts.A145];[Sheet2.$G$11:.$G$20];[Sheet2.$H$11:.$H$20]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ASTROS.MONTEZUMA.CALCTOOLS.CALCFUNCTIONS.PYTHON.INTERPOLATIONIMPL.INTERPO([levelluts.A145];[Sheet2.$D$11:.$D$18];[Sheet2.$E$11:.$E$18])" office:value-type="float" office:value="200.674033149171" calcext:value-type="float">
            <text:p>201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ASTROS.MONTEZUMA.CALCTOOLS.CALCFUNCTIONS.PYTHON.INTERPOLATIONIMPL.INTERPO([levelluts.A146];[Sheet2.$G$11:.$G$20];[Sheet2.$H$11:.$H$20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ASTROS.MONTEZUMA.CALCTOOLS.CALCFUNCTIONS.PYTHON.INTERPOLATIONIMPL.INTERPO([levelluts.A146];[Sheet2.$D$11:.$D$18];[Sheet2.$E$11:.$E$18])" office:value-type="float" office:value="202.077348066298" calcext:value-type="float">
            <text:p>202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ASTROS.MONTEZUMA.CALCTOOLS.CALCFUNCTIONS.PYTHON.INTERPOLATIONIMPL.INTERPO([levelluts.A147];[Sheet2.$G$11:.$G$20];[Sheet2.$H$11:.$H$20]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ASTROS.MONTEZUMA.CALCTOOLS.CALCFUNCTIONS.PYTHON.INTERPOLATIONIMPL.INTERPO([levelluts.A147];[Sheet2.$D$11:.$D$18];[Sheet2.$E$11:.$E$18])" office:value-type="float" office:value="203.480662983425" calcext:value-type="float">
            <text:p>203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ASTROS.MONTEZUMA.CALCTOOLS.CALCFUNCTIONS.PYTHON.INTERPOLATIONIMPL.INTERPO([levelluts.A148];[Sheet2.$G$11:.$G$20];[Sheet2.$H$11:.$H$20]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ASTROS.MONTEZUMA.CALCTOOLS.CALCFUNCTIONS.PYTHON.INTERPOLATIONIMPL.INTERPO([levelluts.A148];[Sheet2.$D$11:.$D$18];[Sheet2.$E$11:.$E$18])" office:value-type="float" office:value="204.883977900552" calcext:value-type="float">
            <text:p>205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ASTROS.MONTEZUMA.CALCTOOLS.CALCFUNCTIONS.PYTHON.INTERPOLATIONIMPL.INTERPO([levelluts.A149];[Sheet2.$G$11:.$G$20];[Sheet2.$H$11:.$H$20]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ASTROS.MONTEZUMA.CALCTOOLS.CALCFUNCTIONS.PYTHON.INTERPOLATIONIMPL.INTERPO([levelluts.A149];[Sheet2.$D$11:.$D$18];[Sheet2.$E$11:.$E$18])" office:value-type="float" office:value="206.28729281768" calcext:value-type="float">
            <text:p>206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ASTROS.MONTEZUMA.CALCTOOLS.CALCFUNCTIONS.PYTHON.INTERPOLATIONIMPL.INTERPO([levelluts.A150];[Sheet2.$G$11:.$G$20];[Sheet2.$H$11:.$H$20]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ASTROS.MONTEZUMA.CALCTOOLS.CALCFUNCTIONS.PYTHON.INTERPOLATIONIMPL.INTERPO([levelluts.A150];[Sheet2.$D$11:.$D$18];[Sheet2.$E$11:.$E$18])" office:value-type="float" office:value="207.690607734807" calcext:value-type="float">
            <text:p>208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ASTROS.MONTEZUMA.CALCTOOLS.CALCFUNCTIONS.PYTHON.INTERPOLATIONIMPL.INTERPO([levelluts.A151];[Sheet2.$G$11:.$G$20];[Sheet2.$H$11:.$H$20]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ASTROS.MONTEZUMA.CALCTOOLS.CALCFUNCTIONS.PYTHON.INTERPOLATIONIMPL.INTERPO([levelluts.A151];[Sheet2.$D$11:.$D$18];[Sheet2.$E$11:.$E$18])" office:value-type="float" office:value="209.093922651934" calcext:value-type="float">
            <text:p>209</text:p>
          </table:table-cell>
          <table:table-cell table:number-columns-repeated="4"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ASTROS.MONTEZUMA.CALCTOOLS.CALCFUNCTIONS.PYTHON.INTERPOLATIONIMPL.INTERPO([levelluts.A152];[Sheet2.$G$11:.$G$20];[Sheet2.$H$11:.$H$20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ASTROS.MONTEZUMA.CALCTOOLS.CALCFUNCTIONS.PYTHON.INTERPOLATIONIMPL.INTERPO([levelluts.A152];[Sheet2.$D$11:.$D$18];[Sheet2.$E$11:.$E$18])" office:value-type="float" office:value="210.497237569061" calcext:value-type="float">
            <text:p>210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ASTROS.MONTEZUMA.CALCTOOLS.CALCFUNCTIONS.PYTHON.INTERPOLATIONIMPL.INTERPO([levelluts.A153];[Sheet2.$G$11:.$G$20];[Sheet2.$H$11:.$H$20]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ASTROS.MONTEZUMA.CALCTOOLS.CALCFUNCTIONS.PYTHON.INTERPOLATIONIMPL.INTERPO([levelluts.A153];[Sheet2.$D$11:.$D$18];[Sheet2.$E$11:.$E$18])" office:value-type="float" office:value="211.900552486188" calcext:value-type="float">
            <text:p>212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ASTROS.MONTEZUMA.CALCTOOLS.CALCFUNCTIONS.PYTHON.INTERPOLATIONIMPL.INTERPO([levelluts.A154];[Sheet2.$G$11:.$G$20];[Sheet2.$H$11:.$H$20]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ASTROS.MONTEZUMA.CALCTOOLS.CALCFUNCTIONS.PYTHON.INTERPOLATIONIMPL.INTERPO([levelluts.A154];[Sheet2.$D$11:.$D$18];[Sheet2.$E$11:.$E$18])" office:value-type="float" office:value="213.303867403315" calcext:value-type="float">
            <text:p>213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ASTROS.MONTEZUMA.CALCTOOLS.CALCFUNCTIONS.PYTHON.INTERPOLATIONIMPL.INTERPO([levelluts.A155];[Sheet2.$G$11:.$G$20];[Sheet2.$H$11:.$H$20]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ASTROS.MONTEZUMA.CALCTOOLS.CALCFUNCTIONS.PYTHON.INTERPOLATIONIMPL.INTERPO([levelluts.A155];[Sheet2.$D$11:.$D$18];[Sheet2.$E$11:.$E$18])" office:value-type="float" office:value="214.707182320442" calcext:value-type="float">
            <text:p>215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ASTROS.MONTEZUMA.CALCTOOLS.CALCFUNCTIONS.PYTHON.INTERPOLATIONIMPL.INTERPO([levelluts.A156];[Sheet2.$G$11:.$G$20];[Sheet2.$H$11:.$H$20]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ASTROS.MONTEZUMA.CALCTOOLS.CALCFUNCTIONS.PYTHON.INTERPOLATIONIMPL.INTERPO([levelluts.A156];[Sheet2.$D$11:.$D$18];[Sheet2.$E$11:.$E$18])" office:value-type="float" office:value="216.110497237569" calcext:value-type="float">
            <text:p>216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ASTROS.MONTEZUMA.CALCTOOLS.CALCFUNCTIONS.PYTHON.INTERPOLATIONIMPL.INTERPO([levelluts.A157];[Sheet2.$G$11:.$G$20];[Sheet2.$H$11:.$H$20]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ASTROS.MONTEZUMA.CALCTOOLS.CALCFUNCTIONS.PYTHON.INTERPOLATIONIMPL.INTERPO([levelluts.A157];[Sheet2.$D$11:.$D$18];[Sheet2.$E$11:.$E$18])" office:value-type="float" office:value="217.513812154696" calcext:value-type="float">
            <text:p>218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ASTROS.MONTEZUMA.CALCTOOLS.CALCFUNCTIONS.PYTHON.INTERPOLATIONIMPL.INTERPO([levelluts.A158];[Sheet2.$G$11:.$G$20];[Sheet2.$H$11:.$H$20]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ASTROS.MONTEZUMA.CALCTOOLS.CALCFUNCTIONS.PYTHON.INTERPOLATIONIMPL.INTERPO([levelluts.A158];[Sheet2.$D$11:.$D$18];[Sheet2.$E$11:.$E$18])" office:value-type="float" office:value="218.917127071823" calcext:value-type="float">
            <text:p>219</text:p>
          </table:table-cell>
          <table:table-cell table:number-columns-repeated="4"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ASTROS.MONTEZUMA.CALCTOOLS.CALCFUNCTIONS.PYTHON.INTERPOLATIONIMPL.INTERPO([levelluts.A159];[Sheet2.$G$11:.$G$20];[Sheet2.$H$11:.$H$20]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ASTROS.MONTEZUMA.CALCTOOLS.CALCFUNCTIONS.PYTHON.INTERPOLATIONIMPL.INTERPO([levelluts.A159];[Sheet2.$D$11:.$D$18];[Sheet2.$E$11:.$E$18])" office:value-type="float" office:value="220.32044198895" calcext:value-type="float">
            <text:p>220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ASTROS.MONTEZUMA.CALCTOOLS.CALCFUNCTIONS.PYTHON.INTERPOLATIONIMPL.INTERPO([levelluts.A160];[Sheet2.$G$11:.$G$20];[Sheet2.$H$11:.$H$20]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ASTROS.MONTEZUMA.CALCTOOLS.CALCFUNCTIONS.PYTHON.INTERPOLATIONIMPL.INTERPO([levelluts.A160];[Sheet2.$D$11:.$D$18];[Sheet2.$E$11:.$E$18])" office:value-type="float" office:value="221.723756906077" calcext:value-type="float">
            <text:p>222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ASTROS.MONTEZUMA.CALCTOOLS.CALCFUNCTIONS.PYTHON.INTERPOLATIONIMPL.INTERPO([levelluts.A161];[Sheet2.$G$11:.$G$20];[Sheet2.$H$11:.$H$20]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ASTROS.MONTEZUMA.CALCTOOLS.CALCFUNCTIONS.PYTHON.INTERPOLATIONIMPL.INTERPO([levelluts.A161];[Sheet2.$D$11:.$D$18];[Sheet2.$E$11:.$E$18])" office:value-type="float" office:value="223.127071823204" calcext:value-type="float">
            <text:p>223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STROS.MONTEZUMA.CALCTOOLS.CALCFUNCTIONS.PYTHON.INTERPOLATIONIMPL.INTERPO([levelluts.A162];[Sheet2.$G$11:.$G$20];[Sheet2.$H$11:.$H$20]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ASTROS.MONTEZUMA.CALCTOOLS.CALCFUNCTIONS.PYTHON.INTERPOLATIONIMPL.INTERPO([levelluts.A162];[Sheet2.$D$11:.$D$18];[Sheet2.$E$11:.$E$18])" office:value-type="float" office:value="224.530386740331" calcext:value-type="float">
            <text:p>225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ASTROS.MONTEZUMA.CALCTOOLS.CALCFUNCTIONS.PYTHON.INTERPOLATIONIMPL.INTERPO([levelluts.A163];[Sheet2.$G$11:.$G$20];[Sheet2.$H$11:.$H$20]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ASTROS.MONTEZUMA.CALCTOOLS.CALCFUNCTIONS.PYTHON.INTERPOLATIONIMPL.INTERPO([levelluts.A163];[Sheet2.$D$11:.$D$18];[Sheet2.$E$11:.$E$18])" office:value-type="float" office:value="225.933701657459" calcext:value-type="float">
            <text:p>226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ASTROS.MONTEZUMA.CALCTOOLS.CALCFUNCTIONS.PYTHON.INTERPOLATIONIMPL.INTERPO([levelluts.A164];[Sheet2.$G$11:.$G$20];[Sheet2.$H$11:.$H$20]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ASTROS.MONTEZUMA.CALCTOOLS.CALCFUNCTIONS.PYTHON.INTERPOLATIONIMPL.INTERPO([levelluts.A164];[Sheet2.$D$11:.$D$18];[Sheet2.$E$11:.$E$18])" office:value-type="float" office:value="227.337016574586" calcext:value-type="float">
            <text:p>227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ASTROS.MONTEZUMA.CALCTOOLS.CALCFUNCTIONS.PYTHON.INTERPOLATIONIMPL.INTERPO([levelluts.A165];[Sheet2.$G$11:.$G$20];[Sheet2.$H$11:.$H$20]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ASTROS.MONTEZUMA.CALCTOOLS.CALCFUNCTIONS.PYTHON.INTERPOLATIONIMPL.INTERPO([levelluts.A165];[Sheet2.$D$11:.$D$18];[Sheet2.$E$11:.$E$18])" office:value-type="float" office:value="228.740331491713" calcext:value-type="float">
            <text:p>229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ASTROS.MONTEZUMA.CALCTOOLS.CALCFUNCTIONS.PYTHON.INTERPOLATIONIMPL.INTERPO([levelluts.A166];[Sheet2.$G$11:.$G$20];[Sheet2.$H$11:.$H$20]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ASTROS.MONTEZUMA.CALCTOOLS.CALCFUNCTIONS.PYTHON.INTERPOLATIONIMPL.INTERPO([levelluts.A166];[Sheet2.$D$11:.$D$18];[Sheet2.$E$11:.$E$18])" office:value-type="float" office:value="230.14364640884" calcext:value-type="float">
            <text:p>230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ASTROS.MONTEZUMA.CALCTOOLS.CALCFUNCTIONS.PYTHON.INTERPOLATIONIMPL.INTERPO([levelluts.A167];[Sheet2.$G$11:.$G$20];[Sheet2.$H$11:.$H$20]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ASTROS.MONTEZUMA.CALCTOOLS.CALCFUNCTIONS.PYTHON.INTERPOLATIONIMPL.INTERPO([levelluts.A167];[Sheet2.$D$11:.$D$18];[Sheet2.$E$11:.$E$18])" office:value-type="float" office:value="231.546961325967" calcext:value-type="float">
            <text:p>232</text:p>
          </table:table-cell>
          <table:table-cell table:number-columns-repeated="4"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ASTROS.MONTEZUMA.CALCTOOLS.CALCFUNCTIONS.PYTHON.INTERPOLATIONIMPL.INTERPO([levelluts.A168];[Sheet2.$G$11:.$G$20];[Sheet2.$H$11:.$H$20]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ASTROS.MONTEZUMA.CALCTOOLS.CALCFUNCTIONS.PYTHON.INTERPOLATIONIMPL.INTERPO([levelluts.A168];[Sheet2.$D$11:.$D$18];[Sheet2.$E$11:.$E$18])" office:value-type="float" office:value="232.950276243094" calcext:value-type="float">
            <text:p>233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ASTROS.MONTEZUMA.CALCTOOLS.CALCFUNCTIONS.PYTHON.INTERPOLATIONIMPL.INTERPO([levelluts.A169];[Sheet2.$G$11:.$G$20];[Sheet2.$H$11:.$H$20]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ASTROS.MONTEZUMA.CALCTOOLS.CALCFUNCTIONS.PYTHON.INTERPOLATIONIMPL.INTERPO([levelluts.A169];[Sheet2.$D$11:.$D$18];[Sheet2.$E$11:.$E$18])" office:value-type="float" office:value="234.353591160221" calcext:value-type="float">
            <text:p>234</text:p>
          </table:table-cell>
          <table:table-cell table:number-columns-repeated="4"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ASTROS.MONTEZUMA.CALCTOOLS.CALCFUNCTIONS.PYTHON.INTERPOLATIONIMPL.INTERPO([levelluts.A170];[Sheet2.$G$11:.$G$20];[Sheet2.$H$11:.$H$20]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ASTROS.MONTEZUMA.CALCTOOLS.CALCFUNCTIONS.PYTHON.INTERPOLATIONIMPL.INTERPO([levelluts.A170];[Sheet2.$D$11:.$D$18];[Sheet2.$E$11:.$E$18])" office:value-type="float" office:value="235.756906077348" calcext:value-type="float">
            <text:p>236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ASTROS.MONTEZUMA.CALCTOOLS.CALCFUNCTIONS.PYTHON.INTERPOLATIONIMPL.INTERPO([levelluts.A171];[Sheet2.$G$11:.$G$20];[Sheet2.$H$11:.$H$20]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ASTROS.MONTEZUMA.CALCTOOLS.CALCFUNCTIONS.PYTHON.INTERPOLATIONIMPL.INTERPO([levelluts.A171];[Sheet2.$D$11:.$D$18];[Sheet2.$E$11:.$E$18])" office:value-type="float" office:value="237.160220994475" calcext:value-type="float">
            <text:p>237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ASTROS.MONTEZUMA.CALCTOOLS.CALCFUNCTIONS.PYTHON.INTERPOLATIONIMPL.INTERPO([levelluts.A172];[Sheet2.$G$11:.$G$20];[Sheet2.$H$11:.$H$20]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ASTROS.MONTEZUMA.CALCTOOLS.CALCFUNCTIONS.PYTHON.INTERPOLATIONIMPL.INTERPO([levelluts.A172];[Sheet2.$D$11:.$D$18];[Sheet2.$E$11:.$E$18])" office:value-type="float" office:value="238.563535911602" calcext:value-type="float">
            <text:p>239</text:p>
          </table:table-cell>
          <table:table-cell table:number-columns-repeated="4"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ASTROS.MONTEZUMA.CALCTOOLS.CALCFUNCTIONS.PYTHON.INTERPOLATIONIMPL.INTERPO([levelluts.A173];[Sheet2.$G$11:.$G$20];[Sheet2.$H$11:.$H$20]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ASTROS.MONTEZUMA.CALCTOOLS.CALCFUNCTIONS.PYTHON.INTERPOLATIONIMPL.INTERPO([levelluts.A173];[Sheet2.$D$11:.$D$18];[Sheet2.$E$11:.$E$18])" office:value-type="float" office:value="239.966850828729" calcext:value-type="float">
            <text:p>240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ASTROS.MONTEZUMA.CALCTOOLS.CALCFUNCTIONS.PYTHON.INTERPOLATIONIMPL.INTERPO([levelluts.A174];[Sheet2.$G$11:.$G$20];[Sheet2.$H$11:.$H$20]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ASTROS.MONTEZUMA.CALCTOOLS.CALCFUNCTIONS.PYTHON.INTERPOLATIONIMPL.INTERPO([levelluts.A174];[Sheet2.$D$11:.$D$18];[Sheet2.$E$11:.$E$18])" office:value-type="float" office:value="241.370165745856" calcext:value-type="float">
            <text:p>241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ASTROS.MONTEZUMA.CALCTOOLS.CALCFUNCTIONS.PYTHON.INTERPOLATIONIMPL.INTERPO([levelluts.A175];[Sheet2.$G$11:.$G$20];[Sheet2.$H$11:.$H$20]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ASTROS.MONTEZUMA.CALCTOOLS.CALCFUNCTIONS.PYTHON.INTERPOLATIONIMPL.INTERPO([levelluts.A175];[Sheet2.$D$11:.$D$18];[Sheet2.$E$11:.$E$18])" office:value-type="float" office:value="242.773480662983" calcext:value-type="float">
            <text:p>243</text:p>
          </table:table-cell>
          <table:table-cell table:number-columns-repeated="4"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ASTROS.MONTEZUMA.CALCTOOLS.CALCFUNCTIONS.PYTHON.INTERPOLATIONIMPL.INTERPO([levelluts.A176];[Sheet2.$G$11:.$G$20];[Sheet2.$H$11:.$H$20]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ASTROS.MONTEZUMA.CALCTOOLS.CALCFUNCTIONS.PYTHON.INTERPOLATIONIMPL.INTERPO([levelluts.A176];[Sheet2.$D$11:.$D$18];[Sheet2.$E$11:.$E$18])" office:value-type="float" office:value="244.17679558011" calcext:value-type="float">
            <text:p>244</text:p>
          </table:table-cell>
          <table:table-cell table:number-columns-repeated="4"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ASTROS.MONTEZUMA.CALCTOOLS.CALCFUNCTIONS.PYTHON.INTERPOLATIONIMPL.INTERPO([levelluts.A177];[Sheet2.$G$11:.$G$20];[Sheet2.$H$11:.$H$20]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ASTROS.MONTEZUMA.CALCTOOLS.CALCFUNCTIONS.PYTHON.INTERPOLATIONIMPL.INTERPO([levelluts.A177];[Sheet2.$D$11:.$D$18];[Sheet2.$E$11:.$E$18])" office:value-type="float" office:value="245.580110497238" calcext:value-type="float">
            <text:p>246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ASTROS.MONTEZUMA.CALCTOOLS.CALCFUNCTIONS.PYTHON.INTERPOLATIONIMPL.INTERPO([levelluts.A178];[Sheet2.$G$11:.$G$20];[Sheet2.$H$11:.$H$20]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ASTROS.MONTEZUMA.CALCTOOLS.CALCFUNCTIONS.PYTHON.INTERPOLATIONIMPL.INTERPO([levelluts.A178];[Sheet2.$D$11:.$D$18];[Sheet2.$E$11:.$E$18])" office:value-type="float" office:value="246.983425414365" calcext:value-type="float">
            <text:p>247</text:p>
          </table:table-cell>
          <table:table-cell table:number-columns-repeated="4"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ASTROS.MONTEZUMA.CALCTOOLS.CALCFUNCTIONS.PYTHON.INTERPOLATIONIMPL.INTERPO([levelluts.A179];[Sheet2.$G$11:.$G$20];[Sheet2.$H$11:.$H$20]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ASTROS.MONTEZUMA.CALCTOOLS.CALCFUNCTIONS.PYTHON.INTERPOLATIONIMPL.INTERPO([levelluts.A179];[Sheet2.$D$11:.$D$18];[Sheet2.$E$11:.$E$18])" office:value-type="float" office:value="248.386740331492" calcext:value-type="float">
            <text:p>248</text:p>
          </table:table-cell>
          <table:table-cell table:number-columns-repeated="4"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ASTROS.MONTEZUMA.CALCTOOLS.CALCFUNCTIONS.PYTHON.INTERPOLATIONIMPL.INTERPO([levelluts.A180];[Sheet2.$G$11:.$G$20];[Sheet2.$H$11:.$H$20]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ASTROS.MONTEZUMA.CALCTOOLS.CALCFUNCTIONS.PYTHON.INTERPOLATIONIMPL.INTERPO([levelluts.A180];[Sheet2.$D$11:.$D$18];[Sheet2.$E$11:.$E$18])" office:value-type="float" office:value="249.790055248619" calcext:value-type="float">
            <text:p>250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ASTROS.MONTEZUMA.CALCTOOLS.CALCFUNCTIONS.PYTHON.INTERPOLATIONIMPL.INTERPO([levelluts.A181];[Sheet2.$G$11:.$G$20];[Sheet2.$H$11:.$H$20]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ASTROS.MONTEZUMA.CALCTOOLS.CALCFUNCTIONS.PYTHON.INTERPOLATIONIMPL.INTERPO([levelluts.A181];[Sheet2.$D$11:.$D$18];[Sheet2.$E$11:.$E$18])" office:value-type="float" office:value="251.193370165746" calcext:value-type="float">
            <text:p>251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ASTROS.MONTEZUMA.CALCTOOLS.CALCFUNCTIONS.PYTHON.INTERPOLATIONIMPL.INTERPO([levelluts.A182];[Sheet2.$G$11:.$G$20];[Sheet2.$H$11:.$H$20]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ASTROS.MONTEZUMA.CALCTOOLS.CALCFUNCTIONS.PYTHON.INTERPOLATIONIMPL.INTERPO([levelluts.A182];[Sheet2.$D$11:.$D$18];[Sheet2.$E$11:.$E$18])" office:value-type="float" office:value="252.596685082873" calcext:value-type="float">
            <text:p>253</text:p>
          </table:table-cell>
          <table:table-cell table:number-columns-repeated="4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ASTROS.MONTEZUMA.CALCTOOLS.CALCFUNCTIONS.PYTHON.INTERPOLATIONIMPL.INTERPO([levelluts.A183];[Sheet2.$G$11:.$G$20];[Sheet2.$H$11:.$H$20]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ASTROS.MONTEZUMA.CALCTOOLS.CALCFUNCTIONS.PYTHON.INTERPOLATIONIMPL.INTERPO([levelluts.A183];[Sheet2.$D$11:.$D$18];[Sheet2.$E$11:.$E$18])" office:value-type="float" office:value="254" calcext:value-type="float">
            <text:p>254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ASTROS.MONTEZUMA.CALCTOOLS.CALCFUNCTIONS.PYTHON.INTERPOLATIONIMPL.INTERPO([levelluts.A184];[Sheet2.$G$11:.$G$20];[Sheet2.$H$11:.$H$20])"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formula="of:=ASTROS.MONTEZUMA.CALCTOOLS.CALCFUNCTIONS.PYTHON.INTERPOLATIONIMPL.INTERPO([levelluts.A184];[Sheet2.$D$11:.$D$18];[Sheet2.$E$11:.$E$18])" office:value-type="float" office:value="251.666666666667" calcext:value-type="float">
            <text:p>252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ASTROS.MONTEZUMA.CALCTOOLS.CALCFUNCTIONS.PYTHON.INTERPOLATIONIMPL.INTERPO([levelluts.A185];[Sheet2.$G$11:.$G$20];[Sheet2.$H$11:.$H$20])" office:value-type="float" office:value="27.1406487078263" calcext:value-type="float">
            <text:p>27</text:p>
          </table:table-cell>
          <table:table-cell office:value-type="float" office:value="183" calcext:value-type="float">
            <text:p>183</text:p>
          </table:table-cell>
          <table:table-cell table:formula="of:=ASTROS.MONTEZUMA.CALCTOOLS.CALCFUNCTIONS.PYTHON.INTERPOLATIONIMPL.INTERPO([levelluts.A185];[Sheet2.$D$11:.$D$18];[Sheet2.$E$11:.$E$18])" office:value-type="float" office:value="249.333333333333" calcext:value-type="float">
            <text:p>249</text:p>
          </table:table-cell>
          <table:table-cell table:number-columns-repeated="4"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ASTROS.MONTEZUMA.CALCTOOLS.CALCFUNCTIONS.PYTHON.INTERPOLATIONIMPL.INTERPO([levelluts.A186];[Sheet2.$G$11:.$G$20];[Sheet2.$H$11:.$H$20])" office:value-type="float" office:value="53.2812974156525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formula="of:=ASTROS.MONTEZUMA.CALCTOOLS.CALCFUNCTIONS.PYTHON.INTERPOLATIONIMPL.INTERPO([levelluts.A186];[Sheet2.$D$11:.$D$18];[Sheet2.$E$11:.$E$18])" office:value-type="float" office:value="247" calcext:value-type="float">
            <text:p>247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ASTROS.MONTEZUMA.CALCTOOLS.CALCFUNCTIONS.PYTHON.INTERPOLATIONIMPL.INTERPO([levelluts.A187];[Sheet2.$G$11:.$G$20];[Sheet2.$H$11:.$H$20])" office:value-type="float" office:value="85.2024671382046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table:formula="of:=ASTROS.MONTEZUMA.CALCTOOLS.CALCFUNCTIONS.PYTHON.INTERPOLATIONIMPL.INTERPO([levelluts.A187];[Sheet2.$D$11:.$D$18];[Sheet2.$E$11:.$E$18])" office:value-type="float" office:value="243" calcext:value-type="float">
            <text:p>243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ASTROS.MONTEZUMA.CALCTOOLS.CALCFUNCTIONS.PYTHON.INTERPOLATIONIMPL.INTERPO([levelluts.A188];[Sheet2.$G$11:.$G$20];[Sheet2.$H$11:.$H$20])" office:value-type="float" office:value="117.12363686075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table:formula="of:=ASTROS.MONTEZUMA.CALCTOOLS.CALCFUNCTIONS.PYTHON.INTERPOLATIONIMPL.INTERPO([levelluts.A188];[Sheet2.$D$11:.$D$18];[Sheet2.$E$11:.$E$18])" office:value-type="float" office:value="239" calcext:value-type="float">
            <text:p>239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ASTROS.MONTEZUMA.CALCTOOLS.CALCFUNCTIONS.PYTHON.INTERPOLATIONIMPL.INTERPO([levelluts.A189];[Sheet2.$G$11:.$G$20];[Sheet2.$H$11:.$H$20])" office:value-type="float" office:value="149.04480658330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table:formula="of:=ASTROS.MONTEZUMA.CALCTOOLS.CALCFUNCTIONS.PYTHON.INTERPOLATIONIMPL.INTERPO([levelluts.A189];[Sheet2.$D$11:.$D$18];[Sheet2.$E$11:.$E$18])" office:value-type="float" office:value="235" calcext:value-type="float">
            <text:p>235</text:p>
          </table:table-cell>
          <table:table-cell table:number-columns-repeated="4"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ASTROS.MONTEZUMA.CALCTOOLS.CALCFUNCTIONS.PYTHON.INTERPOLATIONIMPL.INTERPO([levelluts.A190];[Sheet2.$G$11:.$G$20];[Sheet2.$H$11:.$H$20])" office:value-type="float" office:value="156.567246444236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table:formula="of:=ASTROS.MONTEZUMA.CALCTOOLS.CALCFUNCTIONS.PYTHON.INTERPOLATIONIMPL.INTERPO([levelluts.A190];[Sheet2.$D$11:.$D$18];[Sheet2.$E$11:.$E$18])" office:value-type="float" office:value="230" calcext:value-type="float">
            <text:p>230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ASTROS.MONTEZUMA.CALCTOOLS.CALCFUNCTIONS.PYTHON.INTERPOLATIONIMPL.INTERPO([levelluts.A191];[Sheet2.$G$11:.$G$20];[Sheet2.$H$11:.$H$20])" office:value-type="float" office:value="164.089686305163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table:formula="of:=ASTROS.MONTEZUMA.CALCTOOLS.CALCFUNCTIONS.PYTHON.INTERPOLATIONIMPL.INTERPO([levelluts.A191];[Sheet2.$D$11:.$D$18];[Sheet2.$E$11:.$E$18])" office:value-type="float" office:value="225" calcext:value-type="float">
            <text:p>225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ASTROS.MONTEZUMA.CALCTOOLS.CALCFUNCTIONS.PYTHON.INTERPOLATIONIMPL.INTERPO([levelluts.A192];[Sheet2.$G$11:.$G$20];[Sheet2.$H$11:.$H$20])" office:value-type="float" office:value="171.61212616609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formula="of:=ASTROS.MONTEZUMA.CALCTOOLS.CALCFUNCTIONS.PYTHON.INTERPOLATIONIMPL.INTERPO([levelluts.A192];[Sheet2.$D$11:.$D$18];[Sheet2.$E$11:.$E$18])" office:value-type="float" office:value="220" calcext:value-type="float">
            <text:p>220</text:p>
          </table:table-cell>
          <table:table-cell table:number-columns-repeated="4"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ASTROS.MONTEZUMA.CALCTOOLS.CALCFUNCTIONS.PYTHON.INTERPOLATIONIMPL.INTERPO([levelluts.A193];[Sheet2.$G$11:.$G$20];[Sheet2.$H$11:.$H$20])" office:value-type="float" office:value="176.262433307392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table:formula="of:=ASTROS.MONTEZUMA.CALCTOOLS.CALCFUNCTIONS.PYTHON.INTERPOLATIONIMPL.INTERPO([levelluts.A193];[Sheet2.$D$11:.$D$18];[Sheet2.$E$11:.$E$18])" office:value-type="float" office:value="211.666666666667" calcext:value-type="float">
            <text:p>212</text:p>
          </table:table-cell>
          <table:table-cell table:number-columns-repeated="4"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ASTROS.MONTEZUMA.CALCTOOLS.CALCFUNCTIONS.PYTHON.INTERPOLATIONIMPL.INTERPO([levelluts.A194];[Sheet2.$G$11:.$G$20];[Sheet2.$H$11:.$H$20])" office:value-type="float" office:value="180.912740448693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table:formula="of:=ASTROS.MONTEZUMA.CALCTOOLS.CALCFUNCTIONS.PYTHON.INTERPOLATIONIMPL.INTERPO([levelluts.A194];[Sheet2.$D$11:.$D$18];[Sheet2.$E$11:.$E$18])" office:value-type="float" office:value="203.333333333333" calcext:value-type="float">
            <text:p>203</text:p>
          </table:table-cell>
          <table:table-cell table:number-columns-repeated="4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ASTROS.MONTEZUMA.CALCTOOLS.CALCFUNCTIONS.PYTHON.INTERPOLATIONIMPL.INTERPO([levelluts.A195];[Sheet2.$G$11:.$G$20];[Sheet2.$H$11:.$H$20])" office:value-type="float" office:value="185.563047589995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table:formula="of:=ASTROS.MONTEZUMA.CALCTOOLS.CALCFUNCTIONS.PYTHON.INTERPOLATIONIMPL.INTERPO([levelluts.A195];[Sheet2.$D$11:.$D$18];[Sheet2.$E$11:.$E$18])" office:value-type="float" office:value="195" calcext:value-type="float">
            <text:p>195</text:p>
          </table:table-cell>
          <table:table-cell table:number-columns-repeated="4"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ASTROS.MONTEZUMA.CALCTOOLS.CALCFUNCTIONS.PYTHON.INTERPOLATIONIMPL.INTERPO([levelluts.A196];[Sheet2.$G$11:.$G$20];[Sheet2.$H$11:.$H$20])" office:value-type="float" office:value="189.031955913607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table:formula="of:=ASTROS.MONTEZUMA.CALCTOOLS.CALCFUNCTIONS.PYTHON.INTERPOLATIONIMPL.INTERPO([levelluts.A196];[Sheet2.$D$11:.$D$18];[Sheet2.$E$11:.$E$18])" office:value-type="float" office:value="130" calcext:value-type="float">
            <text:p>13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ASTROS.MONTEZUMA.CALCTOOLS.CALCFUNCTIONS.PYTHON.INTERPOLATIONIMPL.INTERPO([levelluts.A197];[Sheet2.$G$11:.$G$20];[Sheet2.$H$11:.$H$20])" office:value-type="float" office:value="192.500864237219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formula="of:=ASTROS.MONTEZUMA.CALCTOOLS.CALCFUNCTIONS.PYTHON.INTERPOLATIONIMPL.INTERPO([levelluts.A197];[Sheet2.$D$11:.$D$18];[Sheet2.$E$11:.$E$18])" office:value-type="float" office:value="65" calcext:value-type="float">
            <text:p>65</text:p>
          </table:table-cell>
          <table:table-cell table:number-columns-repeated="4"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ASTROS.MONTEZUMA.CALCTOOLS.CALCFUNCTIONS.PYTHON.INTERPOLATIONIMPL.INTERPO([levelluts.A198];[Sheet2.$G$11:.$G$20];[Sheet2.$H$11:.$H$20])" office:value-type="float" office:value="195.969772560831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formula="of:=ASTROS.MONTEZUMA.CALCTOOLS.CALCFUNCTIONS.PYTHON.INTERPOLATIONIMPL.INTERPO([levelluts.A19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ASTROS.MONTEZUMA.CALCTOOLS.CALCFUNCTIONS.PYTHON.INTERPOLATIONIMPL.INTERPO([levelluts.A199];[Sheet2.$G$11:.$G$20];[Sheet2.$H$11:.$H$20])" office:value-type="float" office:value="196.970293723576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formula="of:=ASTROS.MONTEZUMA.CALCTOOLS.CALCFUNCTIONS.PYTHON.INTERPOLATIONIMPL.INTERPO([levelluts.A19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ASTROS.MONTEZUMA.CALCTOOLS.CALCFUNCTIONS.PYTHON.INTERPOLATIONIMPL.INTERPO([levelluts.A200];[Sheet2.$G$11:.$G$20];[Sheet2.$H$11:.$H$20])" office:value-type="float" office:value="197.97081488632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formula="of:=ASTROS.MONTEZUMA.CALCTOOLS.CALCFUNCTIONS.PYTHON.INTERPOLATIONIMPL.INTERPO([levelluts.A20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ASTROS.MONTEZUMA.CALCTOOLS.CALCFUNCTIONS.PYTHON.INTERPOLATIONIMPL.INTERPO([levelluts.A201];[Sheet2.$G$11:.$G$20];[Sheet2.$H$11:.$H$20])" office:value-type="float" office:value="198.971336049064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table:formula="of:=ASTROS.MONTEZUMA.CALCTOOLS.CALCFUNCTIONS.PYTHON.INTERPOLATIONIMPL.INTERPO([levelluts.A20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ASTROS.MONTEZUMA.CALCTOOLS.CALCFUNCTIONS.PYTHON.INTERPOLATIONIMPL.INTERPO([levelluts.A202];[Sheet2.$G$11:.$G$20];[Sheet2.$H$11:.$H$20])" office:value-type="float" office:value="199.971857211809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ASTROS.MONTEZUMA.CALCTOOLS.CALCFUNCTIONS.PYTHON.INTERPOLATIONIMPL.INTERPO([levelluts.A20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ASTROS.MONTEZUMA.CALCTOOLS.CALCFUNCTIONS.PYTHON.INTERPOLATIONIMPL.INTERPO([levelluts.A203];[Sheet2.$G$11:.$G$20];[Sheet2.$H$11:.$H$20])" office:value-type="float" office:value="200.972378374553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formula="of:=ASTROS.MONTEZUMA.CALCTOOLS.CALCFUNCTIONS.PYTHON.INTERPOLATIONIMPL.INTERPO([levelluts.A20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ASTROS.MONTEZUMA.CALCTOOLS.CALCFUNCTIONS.PYTHON.INTERPOLATIONIMPL.INTERPO([levelluts.A204];[Sheet2.$G$11:.$G$20];[Sheet2.$H$11:.$H$20])" office:value-type="float" office:value="201.972899537297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formula="of:=ASTROS.MONTEZUMA.CALCTOOLS.CALCFUNCTIONS.PYTHON.INTERPOLATIONIMPL.INTERPO([levelluts.A20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ASTROS.MONTEZUMA.CALCTOOLS.CALCFUNCTIONS.PYTHON.INTERPOLATIONIMPL.INTERPO([levelluts.A205];[Sheet2.$G$11:.$G$20];[Sheet2.$H$11:.$H$20])" office:value-type="float" office:value="202.973420700041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formula="of:=ASTROS.MONTEZUMA.CALCTOOLS.CALCFUNCTIONS.PYTHON.INTERPOLATIONIMPL.INTERPO([levelluts.A20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ASTROS.MONTEZUMA.CALCTOOLS.CALCFUNCTIONS.PYTHON.INTERPOLATIONIMPL.INTERPO([levelluts.A206];[Sheet2.$G$11:.$G$20];[Sheet2.$H$11:.$H$20])" office:value-type="float" office:value="203.973941862786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formula="of:=ASTROS.MONTEZUMA.CALCTOOLS.CALCFUNCTIONS.PYTHON.INTERPOLATIONIMPL.INTERPO([levelluts.A20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ASTROS.MONTEZUMA.CALCTOOLS.CALCFUNCTIONS.PYTHON.INTERPOLATIONIMPL.INTERPO([levelluts.A207];[Sheet2.$G$11:.$G$20];[Sheet2.$H$11:.$H$20])" office:value-type="float" office:value="204.97446302553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table:formula="of:=ASTROS.MONTEZUMA.CALCTOOLS.CALCFUNCTIONS.PYTHON.INTERPOLATIONIMPL.INTERPO([levelluts.A20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ASTROS.MONTEZUMA.CALCTOOLS.CALCFUNCTIONS.PYTHON.INTERPOLATIONIMPL.INTERPO([levelluts.A208];[Sheet2.$G$11:.$G$20];[Sheet2.$H$11:.$H$20])" office:value-type="float" office:value="205.974984188274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formula="of:=ASTROS.MONTEZUMA.CALCTOOLS.CALCFUNCTIONS.PYTHON.INTERPOLATIONIMPL.INTERPO([levelluts.A20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ASTROS.MONTEZUMA.CALCTOOLS.CALCFUNCTIONS.PYTHON.INTERPOLATIONIMPL.INTERPO([levelluts.A209];[Sheet2.$G$11:.$G$20];[Sheet2.$H$11:.$H$20])" office:value-type="float" office:value="206.975505351019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table:formula="of:=ASTROS.MONTEZUMA.CALCTOOLS.CALCFUNCTIONS.PYTHON.INTERPOLATIONIMPL.INTERPO([levelluts.A20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ASTROS.MONTEZUMA.CALCTOOLS.CALCFUNCTIONS.PYTHON.INTERPOLATIONIMPL.INTERPO([levelluts.A210];[Sheet2.$G$11:.$G$20];[Sheet2.$H$11:.$H$20])" office:value-type="float" office:value="207.976026513763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formula="of:=ASTROS.MONTEZUMA.CALCTOOLS.CALCFUNCTIONS.PYTHON.INTERPOLATIONIMPL.INTERPO([levelluts.A21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ASTROS.MONTEZUMA.CALCTOOLS.CALCFUNCTIONS.PYTHON.INTERPOLATIONIMPL.INTERPO([levelluts.A211];[Sheet2.$G$11:.$G$20];[Sheet2.$H$11:.$H$20])" office:value-type="float" office:value="208.976547676507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formula="of:=ASTROS.MONTEZUMA.CALCTOOLS.CALCFUNCTIONS.PYTHON.INTERPOLATIONIMPL.INTERPO([levelluts.A21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ASTROS.MONTEZUMA.CALCTOOLS.CALCFUNCTIONS.PYTHON.INTERPOLATIONIMPL.INTERPO([levelluts.A212];[Sheet2.$G$11:.$G$20];[Sheet2.$H$11:.$H$20])" office:value-type="float" office:value="209.977068839251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formula="of:=ASTROS.MONTEZUMA.CALCTOOLS.CALCFUNCTIONS.PYTHON.INTERPOLATIONIMPL.INTERPO([levelluts.A21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ASTROS.MONTEZUMA.CALCTOOLS.CALCFUNCTIONS.PYTHON.INTERPOLATIONIMPL.INTERPO([levelluts.A213];[Sheet2.$G$11:.$G$20];[Sheet2.$H$11:.$H$20])" office:value-type="float" office:value="210.977590001996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formula="of:=ASTROS.MONTEZUMA.CALCTOOLS.CALCFUNCTIONS.PYTHON.INTERPOLATIONIMPL.INTERPO([levelluts.A21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ASTROS.MONTEZUMA.CALCTOOLS.CALCFUNCTIONS.PYTHON.INTERPOLATIONIMPL.INTERPO([levelluts.A214];[Sheet2.$G$11:.$G$20];[Sheet2.$H$11:.$H$20])" office:value-type="float" office:value="211.97811116474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formula="of:=ASTROS.MONTEZUMA.CALCTOOLS.CALCFUNCTIONS.PYTHON.INTERPOLATIONIMPL.INTERPO([levelluts.A21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ASTROS.MONTEZUMA.CALCTOOLS.CALCFUNCTIONS.PYTHON.INTERPOLATIONIMPL.INTERPO([levelluts.A215];[Sheet2.$G$11:.$G$20];[Sheet2.$H$11:.$H$20])" office:value-type="float" office:value="212.978632327484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table:formula="of:=ASTROS.MONTEZUMA.CALCTOOLS.CALCFUNCTIONS.PYTHON.INTERPOLATIONIMPL.INTERPO([levelluts.A21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ASTROS.MONTEZUMA.CALCTOOLS.CALCFUNCTIONS.PYTHON.INTERPOLATIONIMPL.INTERPO([levelluts.A216];[Sheet2.$G$11:.$G$20];[Sheet2.$H$11:.$H$20])" office:value-type="float" office:value="213.979153490229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table:formula="of:=ASTROS.MONTEZUMA.CALCTOOLS.CALCFUNCTIONS.PYTHON.INTERPOLATIONIMPL.INTERPO([levelluts.A21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ASTROS.MONTEZUMA.CALCTOOLS.CALCFUNCTIONS.PYTHON.INTERPOLATIONIMPL.INTERPO([levelluts.A217];[Sheet2.$G$11:.$G$20];[Sheet2.$H$11:.$H$20])" office:value-type="float" office:value="214.979674652973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formula="of:=ASTROS.MONTEZUMA.CALCTOOLS.CALCFUNCTIONS.PYTHON.INTERPOLATIONIMPL.INTERPO([levelluts.A21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ASTROS.MONTEZUMA.CALCTOOLS.CALCFUNCTIONS.PYTHON.INTERPOLATIONIMPL.INTERPO([levelluts.A218];[Sheet2.$G$11:.$G$20];[Sheet2.$H$11:.$H$20])" office:value-type="float" office:value="215.980195815717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table:formula="of:=ASTROS.MONTEZUMA.CALCTOOLS.CALCFUNCTIONS.PYTHON.INTERPOLATIONIMPL.INTERPO([levelluts.A21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ASTROS.MONTEZUMA.CALCTOOLS.CALCFUNCTIONS.PYTHON.INTERPOLATIONIMPL.INTERPO([levelluts.A219];[Sheet2.$G$11:.$G$20];[Sheet2.$H$11:.$H$20])" office:value-type="float" office:value="216.980716978461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table:formula="of:=ASTROS.MONTEZUMA.CALCTOOLS.CALCFUNCTIONS.PYTHON.INTERPOLATIONIMPL.INTERPO([levelluts.A21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ASTROS.MONTEZUMA.CALCTOOLS.CALCFUNCTIONS.PYTHON.INTERPOLATIONIMPL.INTERPO([levelluts.A220];[Sheet2.$G$11:.$G$20];[Sheet2.$H$11:.$H$20])" office:value-type="float" office:value="217.981238141206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table:formula="of:=ASTROS.MONTEZUMA.CALCTOOLS.CALCFUNCTIONS.PYTHON.INTERPOLATIONIMPL.INTERPO([levelluts.A22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ASTROS.MONTEZUMA.CALCTOOLS.CALCFUNCTIONS.PYTHON.INTERPOLATIONIMPL.INTERPO([levelluts.A221];[Sheet2.$G$11:.$G$20];[Sheet2.$H$11:.$H$20])" office:value-type="float" office:value="218.98175930395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table:formula="of:=ASTROS.MONTEZUMA.CALCTOOLS.CALCFUNCTIONS.PYTHON.INTERPOLATIONIMPL.INTERPO([levelluts.A22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ASTROS.MONTEZUMA.CALCTOOLS.CALCFUNCTIONS.PYTHON.INTERPOLATIONIMPL.INTERPO([levelluts.A222];[Sheet2.$G$11:.$G$20];[Sheet2.$H$11:.$H$20])" office:value-type="float" office:value="219.982280466694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formula="of:=ASTROS.MONTEZUMA.CALCTOOLS.CALCFUNCTIONS.PYTHON.INTERPOLATIONIMPL.INTERPO([levelluts.A22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ASTROS.MONTEZUMA.CALCTOOLS.CALCFUNCTIONS.PYTHON.INTERPOLATIONIMPL.INTERPO([levelluts.A223];[Sheet2.$G$11:.$G$20];[Sheet2.$H$11:.$H$20])" office:value-type="float" office:value="220.982801629439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table:formula="of:=ASTROS.MONTEZUMA.CALCTOOLS.CALCFUNCTIONS.PYTHON.INTERPOLATIONIMPL.INTERPO([levelluts.A22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ASTROS.MONTEZUMA.CALCTOOLS.CALCFUNCTIONS.PYTHON.INTERPOLATIONIMPL.INTERPO([levelluts.A224];[Sheet2.$G$11:.$G$20];[Sheet2.$H$11:.$H$20])" office:value-type="float" office:value="221.983322792183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formula="of:=ASTROS.MONTEZUMA.CALCTOOLS.CALCFUNCTIONS.PYTHON.INTERPOLATIONIMPL.INTERPO([levelluts.A22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ASTROS.MONTEZUMA.CALCTOOLS.CALCFUNCTIONS.PYTHON.INTERPOLATIONIMPL.INTERPO([levelluts.A225];[Sheet2.$G$11:.$G$20];[Sheet2.$H$11:.$H$20])" office:value-type="float" office:value="222.983843954927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formula="of:=ASTROS.MONTEZUMA.CALCTOOLS.CALCFUNCTIONS.PYTHON.INTERPOLATIONIMPL.INTERPO([levelluts.A22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ASTROS.MONTEZUMA.CALCTOOLS.CALCFUNCTIONS.PYTHON.INTERPOLATIONIMPL.INTERPO([levelluts.A226];[Sheet2.$G$11:.$G$20];[Sheet2.$H$11:.$H$20])" office:value-type="float" office:value="223.984365117671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formula="of:=ASTROS.MONTEZUMA.CALCTOOLS.CALCFUNCTIONS.PYTHON.INTERPOLATIONIMPL.INTERPO([levelluts.A22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ASTROS.MONTEZUMA.CALCTOOLS.CALCFUNCTIONS.PYTHON.INTERPOLATIONIMPL.INTERPO([levelluts.A227];[Sheet2.$G$11:.$G$20];[Sheet2.$H$11:.$H$20])" office:value-type="float" office:value="224.984886280416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table:formula="of:=ASTROS.MONTEZUMA.CALCTOOLS.CALCFUNCTIONS.PYTHON.INTERPOLATIONIMPL.INTERPO([levelluts.A22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ASTROS.MONTEZUMA.CALCTOOLS.CALCFUNCTIONS.PYTHON.INTERPOLATIONIMPL.INTERPO([levelluts.A228];[Sheet2.$G$11:.$G$20];[Sheet2.$H$11:.$H$20])" office:value-type="float" office:value="225.9854074431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table:formula="of:=ASTROS.MONTEZUMA.CALCTOOLS.CALCFUNCTIONS.PYTHON.INTERPOLATIONIMPL.INTERPO([levelluts.A22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ASTROS.MONTEZUMA.CALCTOOLS.CALCFUNCTIONS.PYTHON.INTERPOLATIONIMPL.INTERPO([levelluts.A229];[Sheet2.$G$11:.$G$20];[Sheet2.$H$11:.$H$20])" office:value-type="float" office:value="226.985928605904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table:formula="of:=ASTROS.MONTEZUMA.CALCTOOLS.CALCFUNCTIONS.PYTHON.INTERPOLATIONIMPL.INTERPO([levelluts.A22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ASTROS.MONTEZUMA.CALCTOOLS.CALCFUNCTIONS.PYTHON.INTERPOLATIONIMPL.INTERPO([levelluts.A230];[Sheet2.$G$11:.$G$20];[Sheet2.$H$11:.$H$20])" office:value-type="float" office:value="227.986449768649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table:formula="of:=ASTROS.MONTEZUMA.CALCTOOLS.CALCFUNCTIONS.PYTHON.INTERPOLATIONIMPL.INTERPO([levelluts.A23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ASTROS.MONTEZUMA.CALCTOOLS.CALCFUNCTIONS.PYTHON.INTERPOLATIONIMPL.INTERPO([levelluts.A231];[Sheet2.$G$11:.$G$20];[Sheet2.$H$11:.$H$20])" office:value-type="float" office:value="228.986970931393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table:formula="of:=ASTROS.MONTEZUMA.CALCTOOLS.CALCFUNCTIONS.PYTHON.INTERPOLATIONIMPL.INTERPO([levelluts.A23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ASTROS.MONTEZUMA.CALCTOOLS.CALCFUNCTIONS.PYTHON.INTERPOLATIONIMPL.INTERPO([levelluts.A232];[Sheet2.$G$11:.$G$20];[Sheet2.$H$11:.$H$20])" office:value-type="float" office:value="229.987492094137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formula="of:=ASTROS.MONTEZUMA.CALCTOOLS.CALCFUNCTIONS.PYTHON.INTERPOLATIONIMPL.INTERPO([levelluts.A23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ASTROS.MONTEZUMA.CALCTOOLS.CALCFUNCTIONS.PYTHON.INTERPOLATIONIMPL.INTERPO([levelluts.A233];[Sheet2.$G$11:.$G$20];[Sheet2.$H$11:.$H$20])" office:value-type="float" office:value="230.98801325688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formula="of:=ASTROS.MONTEZUMA.CALCTOOLS.CALCFUNCTIONS.PYTHON.INTERPOLATIONIMPL.INTERPO([levelluts.A23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ASTROS.MONTEZUMA.CALCTOOLS.CALCFUNCTIONS.PYTHON.INTERPOLATIONIMPL.INTERPO([levelluts.A234];[Sheet2.$G$11:.$G$20];[Sheet2.$H$11:.$H$20])" office:value-type="float" office:value="231.988534419626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formula="of:=ASTROS.MONTEZUMA.CALCTOOLS.CALCFUNCTIONS.PYTHON.INTERPOLATIONIMPL.INTERPO([levelluts.A23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ASTROS.MONTEZUMA.CALCTOOLS.CALCFUNCTIONS.PYTHON.INTERPOLATIONIMPL.INTERPO([levelluts.A235];[Sheet2.$G$11:.$G$20];[Sheet2.$H$11:.$H$20])" office:value-type="float" office:value="232.98905558237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formula="of:=ASTROS.MONTEZUMA.CALCTOOLS.CALCFUNCTIONS.PYTHON.INTERPOLATIONIMPL.INTERPO([levelluts.A23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ASTROS.MONTEZUMA.CALCTOOLS.CALCFUNCTIONS.PYTHON.INTERPOLATIONIMPL.INTERPO([levelluts.A236];[Sheet2.$G$11:.$G$20];[Sheet2.$H$11:.$H$20])" office:value-type="float" office:value="233.98957674511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formula="of:=ASTROS.MONTEZUMA.CALCTOOLS.CALCFUNCTIONS.PYTHON.INTERPOLATIONIMPL.INTERPO([levelluts.A23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ASTROS.MONTEZUMA.CALCTOOLS.CALCFUNCTIONS.PYTHON.INTERPOLATIONIMPL.INTERPO([levelluts.A237];[Sheet2.$G$11:.$G$20];[Sheet2.$H$11:.$H$20])" office:value-type="float" office:value="234.990097907859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formula="of:=ASTROS.MONTEZUMA.CALCTOOLS.CALCFUNCTIONS.PYTHON.INTERPOLATIONIMPL.INTERPO([levelluts.A23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ASTROS.MONTEZUMA.CALCTOOLS.CALCFUNCTIONS.PYTHON.INTERPOLATIONIMPL.INTERPO([levelluts.A238];[Sheet2.$G$11:.$G$20];[Sheet2.$H$11:.$H$20])" office:value-type="float" office:value="235.990619070603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table:formula="of:=ASTROS.MONTEZUMA.CALCTOOLS.CALCFUNCTIONS.PYTHON.INTERPOLATIONIMPL.INTERPO([levelluts.A23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ASTROS.MONTEZUMA.CALCTOOLS.CALCFUNCTIONS.PYTHON.INTERPOLATIONIMPL.INTERPO([levelluts.A239];[Sheet2.$G$11:.$G$20];[Sheet2.$H$11:.$H$20])" office:value-type="float" office:value="236.99114023334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table:formula="of:=ASTROS.MONTEZUMA.CALCTOOLS.CALCFUNCTIONS.PYTHON.INTERPOLATIONIMPL.INTERPO([levelluts.A23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ASTROS.MONTEZUMA.CALCTOOLS.CALCFUNCTIONS.PYTHON.INTERPOLATIONIMPL.INTERPO([levelluts.A240];[Sheet2.$G$11:.$G$20];[Sheet2.$H$11:.$H$20])" office:value-type="float" office:value="237.991661396091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formula="of:=ASTROS.MONTEZUMA.CALCTOOLS.CALCFUNCTIONS.PYTHON.INTERPOLATIONIMPL.INTERPO([levelluts.A24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ASTROS.MONTEZUMA.CALCTOOLS.CALCFUNCTIONS.PYTHON.INTERPOLATIONIMPL.INTERPO([levelluts.A241];[Sheet2.$G$11:.$G$20];[Sheet2.$H$11:.$H$20])" office:value-type="float" office:value="238.992182558836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table:formula="of:=ASTROS.MONTEZUMA.CALCTOOLS.CALCFUNCTIONS.PYTHON.INTERPOLATIONIMPL.INTERPO([levelluts.A24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ASTROS.MONTEZUMA.CALCTOOLS.CALCFUNCTIONS.PYTHON.INTERPOLATIONIMPL.INTERPO([levelluts.A242];[Sheet2.$G$11:.$G$20];[Sheet2.$H$11:.$H$20])" office:value-type="float" office:value="239.99270372158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formula="of:=ASTROS.MONTEZUMA.CALCTOOLS.CALCFUNCTIONS.PYTHON.INTERPOLATIONIMPL.INTERPO([levelluts.A24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ASTROS.MONTEZUMA.CALCTOOLS.CALCFUNCTIONS.PYTHON.INTERPOLATIONIMPL.INTERPO([levelluts.A243];[Sheet2.$G$11:.$G$20];[Sheet2.$H$11:.$H$20])" office:value-type="float" office:value="240.993224884324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formula="of:=ASTROS.MONTEZUMA.CALCTOOLS.CALCFUNCTIONS.PYTHON.INTERPOLATIONIMPL.INTERPO([levelluts.A24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ASTROS.MONTEZUMA.CALCTOOLS.CALCFUNCTIONS.PYTHON.INTERPOLATIONIMPL.INTERPO([levelluts.A244];[Sheet2.$G$11:.$G$20];[Sheet2.$H$11:.$H$20])" office:value-type="float" office:value="241.993746047069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table:formula="of:=ASTROS.MONTEZUMA.CALCTOOLS.CALCFUNCTIONS.PYTHON.INTERPOLATIONIMPL.INTERPO([levelluts.A24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ASTROS.MONTEZUMA.CALCTOOLS.CALCFUNCTIONS.PYTHON.INTERPOLATIONIMPL.INTERPO([levelluts.A245];[Sheet2.$G$11:.$G$20];[Sheet2.$H$11:.$H$20])" office:value-type="float" office:value="242.99426720981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formula="of:=ASTROS.MONTEZUMA.CALCTOOLS.CALCFUNCTIONS.PYTHON.INTERPOLATIONIMPL.INTERPO([levelluts.A24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ASTROS.MONTEZUMA.CALCTOOLS.CALCFUNCTIONS.PYTHON.INTERPOLATIONIMPL.INTERPO([levelluts.A246];[Sheet2.$G$11:.$G$20];[Sheet2.$H$11:.$H$20])" office:value-type="float" office:value="243.994788372557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formula="of:=ASTROS.MONTEZUMA.CALCTOOLS.CALCFUNCTIONS.PYTHON.INTERPOLATIONIMPL.INTERPO([levelluts.A24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ASTROS.MONTEZUMA.CALCTOOLS.CALCFUNCTIONS.PYTHON.INTERPOLATIONIMPL.INTERPO([levelluts.A247];[Sheet2.$G$11:.$G$20];[Sheet2.$H$11:.$H$20])" office:value-type="float" office:value="244.995309535301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table:formula="of:=ASTROS.MONTEZUMA.CALCTOOLS.CALCFUNCTIONS.PYTHON.INTERPOLATIONIMPL.INTERPO([levelluts.A24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ASTROS.MONTEZUMA.CALCTOOLS.CALCFUNCTIONS.PYTHON.INTERPOLATIONIMPL.INTERPO([levelluts.A248];[Sheet2.$G$11:.$G$20];[Sheet2.$H$11:.$H$20])" office:value-type="float" office:value="245.9958306980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formula="of:=ASTROS.MONTEZUMA.CALCTOOLS.CALCFUNCTIONS.PYTHON.INTERPOLATIONIMPL.INTERPO([levelluts.A24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ASTROS.MONTEZUMA.CALCTOOLS.CALCFUNCTIONS.PYTHON.INTERPOLATIONIMPL.INTERPO([levelluts.A249];[Sheet2.$G$11:.$G$20];[Sheet2.$H$11:.$H$20])" office:value-type="float" office:value="246.99635186079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formula="of:=ASTROS.MONTEZUMA.CALCTOOLS.CALCFUNCTIONS.PYTHON.INTERPOLATIONIMPL.INTERPO([levelluts.A24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ASTROS.MONTEZUMA.CALCTOOLS.CALCFUNCTIONS.PYTHON.INTERPOLATIONIMPL.INTERPO([levelluts.A250];[Sheet2.$G$11:.$G$20];[Sheet2.$H$11:.$H$20])" office:value-type="float" office:value="247.996873023534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formula="of:=ASTROS.MONTEZUMA.CALCTOOLS.CALCFUNCTIONS.PYTHON.INTERPOLATIONIMPL.INTERPO([levelluts.A25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ASTROS.MONTEZUMA.CALCTOOLS.CALCFUNCTIONS.PYTHON.INTERPOLATIONIMPL.INTERPO([levelluts.A251];[Sheet2.$G$11:.$G$20];[Sheet2.$H$11:.$H$20])" office:value-type="float" office:value="248.99739418627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table:formula="of:=ASTROS.MONTEZUMA.CALCTOOLS.CALCFUNCTIONS.PYTHON.INTERPOLATIONIMPL.INTERPO([levelluts.A25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ASTROS.MONTEZUMA.CALCTOOLS.CALCFUNCTIONS.PYTHON.INTERPOLATIONIMPL.INTERPO([levelluts.A252];[Sheet2.$G$11:.$G$20];[Sheet2.$H$11:.$H$20])" office:value-type="float" office:value="249.997915349023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formula="of:=ASTROS.MONTEZUMA.CALCTOOLS.CALCFUNCTIONS.PYTHON.INTERPOLATIONIMPL.INTERPO([levelluts.A25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ASTROS.MONTEZUMA.CALCTOOLS.CALCFUNCTIONS.PYTHON.INTERPOLATIONIMPL.INTERPO([levelluts.A253];[Sheet2.$G$11:.$G$20];[Sheet2.$H$11:.$H$20])" office:value-type="float" office:value="250.998436511767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table:formula="of:=ASTROS.MONTEZUMA.CALCTOOLS.CALCFUNCTIONS.PYTHON.INTERPOLATIONIMPL.INTERPO([levelluts.A25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ASTROS.MONTEZUMA.CALCTOOLS.CALCFUNCTIONS.PYTHON.INTERPOLATIONIMPL.INTERPO([levelluts.A254];[Sheet2.$G$11:.$G$20];[Sheet2.$H$11:.$H$20])" office:value-type="float" office:value="251.998957674511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table:formula="of:=ASTROS.MONTEZUMA.CALCTOOLS.CALCFUNCTIONS.PYTHON.INTERPOLATIONIMPL.INTERPO([levelluts.A25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ASTROS.MONTEZUMA.CALCTOOLS.CALCFUNCTIONS.PYTHON.INTERPOLATIONIMPL.INTERPO([levelluts.A255];[Sheet2.$G$11:.$G$20];[Sheet2.$H$11:.$H$20])" office:value-type="float" office:value="252.999478837256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table:formula="of:=ASTROS.MONTEZUMA.CALCTOOLS.CALCFUNCTIONS.PYTHON.INTERPOLATIONIMPL.INTERPO([levelluts.A25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ASTROS.MONTEZUMA.CALCTOOLS.CALCFUNCTIONS.PYTHON.INTERPOLATIONIMPL.INTERPO([levelluts.A256];[Sheet2.$G$11:.$G$20];[Sheet2.$H$11:.$H$20])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formula="of:=ASTROS.MONTEZUMA.CALCTOOLS.CALCFUNCTIONS.PYTHON.INTERPOLATIONIMPL.INTERPO([levelluts.A25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7" table:number-columns-repeated="14" table:default-cell-style-name="Default"/>
        <table:table-column table:style-name="co7" table:default-cell-style-name="ce3"/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10^(([.K1]-1)/253*3)" office:value-type="float" office:value="0.973065987445617" calcext:value-type="float">
            <text:p>0.9730659874</text:p>
          </table:table-cell>
          <table:table-cell table:number-columns-repeated="2"/>
          <table:table-cell table:formula="of:=[.L1]/1000" office:value-type="percentage" office:value="0.000973065987445617" calcext:value-type="percentage">
            <text:p>0.10%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10^(([.K2]-1)/253*3)" office:value-type="float" office:value="1" calcext:value-type="float">
            <text:p>1</text:p>
          </table:table-cell>
          <table:table-cell table:number-columns-repeated="2"/>
          <table:table-cell table:formula="of:=[.L2]/1000" office:value-type="percentage" office:value="0.001" calcext:value-type="percentage">
            <text:p>0.10%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formula="of:=10^(([.K3]-1)/253*3)" office:value-type="float" office:value="1.02767953345599" calcext:value-type="float">
            <text:p>1.0276795335</text:p>
          </table:table-cell>
          <table:table-cell table:number-columns-repeated="2"/>
          <table:table-cell table:formula="of:=[.L3]/1000" office:value-type="percentage" office:value="0.00102767953345599" calcext:value-type="percentage">
            <text:p>0.10%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formula="of:=10^(([.K4]-1)/253*3)" office:value-type="float" office:value="1.05612522348431" calcext:value-type="float">
            <text:p>1.0561252235</text:p>
          </table:table-cell>
          <table:table-cell table:number-columns-repeated="2"/>
          <table:table-cell table:formula="of:=[.L4]/1000" office:value-type="percentage" office:value="0.00105612522348431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10^(([.K5]-1)/253*3)" office:value-type="float" office:value="1.08535827694146" calcext:value-type="float">
            <text:p>1.0853582769</text:p>
          </table:table-cell>
          <table:table-cell table:number-columns-repeated="2"/>
          <table:table-cell table:formula="of:=[.L5]/1000" office:value-type="percentage" office:value="0.00108535827694146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formula="of:=10^(([.K6]-1)/253*3)" office:value-type="float" office:value="1.11540048767979" calcext:value-type="float">
            <text:p>1.1154004877</text:p>
          </table:table-cell>
          <table:table-cell table:number-columns-repeated="2"/>
          <table:table-cell table:formula="of:=[.L6]/1000" office:value-type="percentage" office:value="0.00111540048767979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formula="of:=10^(([.K7]-1)/253*3)" office:value-type="float" office:value="1.14627425279535" calcext:value-type="float">
            <text:p>1.1462742528</text:p>
          </table:table-cell>
          <table:table-cell table:number-columns-repeated="2"/>
          <table:table-cell table:formula="of:=[.L7]/1000" office:value-type="percentage" office:value="0.00114627425279535" calcext:value-type="percentage">
            <text:p>0.11%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formula="of:=10^(([.K8]-1)/253*3)" office:value-type="float" office:value="1.17800258932533" calcext:value-type="float">
            <text:p>1.1780025893</text:p>
          </table:table-cell>
          <table:table-cell table:number-columns-repeated="2"/>
          <table:table-cell table:formula="of:=[.L8]/1000" office:value-type="percentage" office:value="0.00117800258932533" calcext:value-type="percentage">
            <text:p>0.12%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10^(([.K9]-1)/253*3)" office:value-type="float" office:value="1.2106091514078" calcext:value-type="float">
            <text:p>1.2106091514</text:p>
          </table:table-cell>
          <table:table-cell table:number-columns-repeated="2"/>
          <table:table-cell table:formula="of:=[.L9]/1000" office:value-type="percentage" office:value="0.0012106091514078" calcext:value-type="percentage">
            <text:p>0.1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Thrive</text:p>
          </table:table-cell>
          <table:table-cell table:number-columns-repeated="2"/>
          <table:table-cell office:value-type="string" calcext:value-type="string">
            <text:p>F9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10^(([.K10]-1)/253*3)" office:value-type="float" office:value="1.24411824791631" calcext:value-type="float">
            <text:p>1.2441182479</text:p>
          </table:table-cell>
          <table:table-cell table:number-columns-repeated="2"/>
          <table:table-cell table:formula="of:=[.L10]/1000" office:value-type="percentage" office:value="0.00124411824791631" calcext:value-type="percentage">
            <text:p>0.12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1];[.$K$1:.$K$255];[.$L$1:.$L$255])" office:value-type="float" office:value="0.973065987445617" calcext:value-type="float">
            <text:p>0.97306598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^(([.K11]-1)/253*3)" office:value-type="float" office:value="1.27855486058271" calcext:value-type="float">
            <text:p>1.2785548606</text:p>
          </table:table-cell>
          <table:table-cell table:number-columns-repeated="2"/>
          <table:table-cell table:formula="of:=[.L11]/1000" office:value-type="percentage" office:value="0.00127855486058271" calcext:value-type="percentage">
            <text:p>0.13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2];[.$K$1:.$K$255];[.$L$1:.$L$255])" office:value-type="float" office:value="136.265951085837" calcext:value-type="float">
            <text:p>136.2659510858</text:p>
          </table:table-cell>
          <table:table-cell office:value-type="float" office:value="181" calcext:value-type="float">
            <text:p>181</text:p>
          </table:table-cell>
          <table:table-cell office:value-type="float" office:value="254" calcext:value-type="float">
            <text:p>254</text:p>
          </table:table-cell>
          <table:table-cell table:formula="of:=10^(([.E12]-1)/253*3) * 0.174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10^(([.K12]-1)/253*3)" office:value-type="float" office:value="1.31394466262153" calcext:value-type="float">
            <text:p>1.3139446626</text:p>
          </table:table-cell>
          <table:table-cell table:number-columns-repeated="2"/>
          <table:table-cell table:formula="of:=[.L12]/1000" office:value-type="percentage" office:value="0.00131394466262153" calcext:value-type="percentage">
            <text:p>0.13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3];[.$K$1:.$K$255];[.$L$1:.$L$255])" office:value-type="float" office:value="147.897377876314" calcext:value-type="float">
            <text:p>147.8973778763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table:formula="of:=10^(([.E13]-1)/253*3) * 0.174" office:value-type="float" office:value="143.72929512193" calcext:value-type="float">
            <text:p>143.7292951219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0^(([.K13]-1)/253*3)" office:value-type="float" office:value="1.35031403786987" calcext:value-type="float">
            <text:p>1.3503140379</text:p>
          </table:table-cell>
          <table:table-cell table:number-columns-repeated="2"/>
          <table:table-cell table:formula="of:=[.L13]/1000" office:value-type="percentage" office:value="0.00135031403786987" calcext:value-type="percentage">
            <text:p>0.14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4];[.$K$1:.$K$255];[.$L$1:.$L$255])" office:value-type="float" office:value="160.521643215995" calcext:value-type="float">
            <text:p>160.521643216</text:p>
          </table:table-cell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table:formula="of:=10^(([.E14]-1)/253*3) * 0.174" office:value-type="float" office:value="103.574490496529" calcext:value-type="float">
            <text:p>103.5744904965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10^(([.K14]-1)/253*3)" office:value-type="float" office:value="1.38769010045718" calcext:value-type="float">
            <text:p>1.3876901005</text:p>
          </table:table-cell>
          <table:table-cell table:number-columns-repeated="2"/>
          <table:table-cell table:formula="of:=[.L14]/1000" office:value-type="percentage" office:value="0.00138769010045718" calcext:value-type="percentage">
            <text:p>0.14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5];[.$K$1:.$K$255];[.$L$1:.$L$255])" office:value-type="float" office:value="174.223494092724" calcext:value-type="float">
            <text:p>174.2234940927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table:formula="of:=10^(([.E15]-1)/253*3) * 0.174" office:value-type="float" office:value="68.7681265385307" calcext:value-type="float">
            <text:p>68.7681265385</text:p>
          </table:table-cell>
          <table:table-cell office:value-type="float" office:value="184" calcext:value-type="float">
            <text:p>184</text:p>
          </table:table-cell>
          <table:table-cell table:style-name="ce2" table:formula="of:=LOG10([.C13]-(10^(([.E13]-1)/253*3)*0.174))*253/3 +1" office:value-type="float" office:value="53.2812974156525" calcext:value-type="float">
            <text:p>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0^(([.K15]-1)/253*3)" office:value-type="float" office:value="1.42610071501932" calcext:value-type="float">
            <text:p>1.426100715</text:p>
          </table:table-cell>
          <table:table-cell table:number-columns-repeated="2"/>
          <table:table-cell table:formula="of:=[.L15]/1000" office:value-type="percentage" office:value="0.00142610071501932" calcext:value-type="percentage">
            <text:p>0.14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6];[.$K$1:.$K$255];[.$L$1:.$L$255])" office:value-type="float" office:value="189.094911351199" calcext:value-type="float">
            <text:p>189.0949113512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formula="of:=10^(([.E16]-1)/253*3) * 0.174" office:value-type="float" office:value="34.7491755588324" calcext:value-type="float">
            <text:p>34.7491755588</text:p>
          </table:table-cell>
          <table:table-cell office:value-type="float" office:value="187" calcext:value-type="float">
            <text:p>187</text:p>
          </table:table-cell>
          <table:table-cell table:style-name="ce2" table:formula="of:=LOG10([.C14]-(10^(([.E14]-1)/253*3)*0.174))*253/3 +1" office:value-type="float" office:value="149.044806583309" calcext:value-type="float">
            <text:p>14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10^(([.K16]-1)/253*3)" office:value-type="float" office:value="1.46557451747231" calcext:value-type="float">
            <text:p>1.4655745175</text:p>
          </table:table-cell>
          <table:table-cell table:number-columns-repeated="2"/>
          <table:table-cell table:formula="of:=[.L16]/1000" office:value-type="percentage" office:value="0.00146557451747231" calcext:value-type="percentage">
            <text:p>0.15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7];[.$K$1:.$K$255];[.$L$1:.$L$255])" office:value-type="float" office:value="205.235727162535" calcext:value-type="float">
            <text:p>205.235727162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10^(([.E17]-1)/253*3) * 0.174" office:value-type="float" office:value="0.169313481815537" calcext:value-type="float">
            <text:p>0.1693134818</text:p>
          </table:table-cell>
          <table:table-cell office:value-type="float" office:value="190" calcext:value-type="float">
            <text:p>190</text:p>
          </table:table-cell>
          <table:table-cell table:style-name="ce2" table:formula="of:=LOG10([.C15]-(10^(([.E15]-1)/253*3)*0.174))*253/3 +1" office:value-type="float" office:value="171.61212616609" calcext:value-type="float">
            <text:p>1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0^(([.K17]-1)/253*3)" office:value-type="float" office:value="1.50614093636092" calcext:value-type="float">
            <text:p>1.5061409364</text:p>
          </table:table-cell>
          <table:table-cell table:number-columns-repeated="2"/>
          <table:table-cell table:formula="of:=[.L17]/1000" office:value-type="percentage" office:value="0.00150614093636092" calcext:value-type="percentage">
            <text:p>0.15%</text:p>
          </table:table-cell>
        </table:table-row>
        <table:table-row table:style-name="ro1">
          <table:table-cell table:number-columns-repeated="2"/>
          <table:table-cell table:formula="of:=ASTROS.MONTEZUMA.CALCTOOLS.CALCFUNCTIONS.PYTHON.INTERPOLATIONIMPL.INTERPO([.D18];[.$K$1:.$K$255];[.$L$1:.$L$255])" office:value-type="float" office:value="1000" calcext:value-type="float">
            <text:p>10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10^(([.E18]-1)/253*3) * 0.174" office:value-type="float" office:value="0.169313481815537" calcext:value-type="float">
            <text:p>0.1693134818</text:p>
          </table:table-cell>
          <table:table-cell office:value-type="float" office:value="193" calcext:value-type="float">
            <text:p>193</text:p>
          </table:table-cell>
          <table:table-cell table:style-name="ce2" table:formula="of:=LOG10([.C16]-(10^(([.E16]-1)/253*3)*0.174))*253/3 +1" office:value-type="float" office:value="185.563047589995" calcext:value-type="float">
            <text:p>1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0^(([.K18]-1)/253*3)" office:value-type="float" office:value="1.54783021479835" calcext:value-type="float">
            <text:p>1.5478302148</text:p>
          </table:table-cell>
          <table:table-cell table:number-columns-repeated="2"/>
          <table:table-cell table:formula="of:=[.L18]/1000" office:value-type="percentage" office:value="0.00154783021479835" calcext:value-type="percentage">
            <text:p>0.15%</text:p>
          </table:table-cell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style-name="ce2" table:formula="of:=LOG10([.C17]-(10^(([.E17]-1)/253*3)*0.174))*253/3 +1" office:value-type="float" office:value="195.969772560831" calcext:value-type="float">
            <text:p>19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10^(([.K19]-1)/253*3)" office:value-type="float" office:value="1.59067343301305" calcext:value-type="float">
            <text:p>1.590673433</text:p>
          </table:table-cell>
          <table:table-cell table:number-columns-repeated="2"/>
          <table:table-cell table:formula="of:=[.L19]/1000" office:value-type="percentage" office:value="0.00159067343301305" calcext:value-type="percentage">
            <text:p>0.16%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254" calcext:value-type="float">
            <text:p>25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0^(([.K20]-1)/253*3)" office:value-type="float" office:value="1.63470253151968" calcext:value-type="float">
            <text:p>1.6347025315</text:p>
          </table:table-cell>
          <table:table-cell table:number-columns-repeated="2"/>
          <table:table-cell table:formula="of:=[.L20]/1000" office:value-type="percentage" office:value="0.00163470253151968" calcext:value-type="percentage">
            <text:p>0.16%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10^(([.K21]-1)/253*3)" office:value-type="float" office:value="1.67995033493147" calcext:value-type="float">
            <text:p>1.6799503349</text:p>
          </table:table-cell>
          <table:table-cell table:number-columns-repeated="2"/>
          <table:table-cell table:formula="of:=[.L21]/1000" office:value-type="percentage" office:value="0.00167995033493147" calcext:value-type="percentage">
            <text:p>0.17%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10^(([.K22]-1)/253*3)" office:value-type="float" office:value="1.7264505764316" calcext:value-type="float">
            <text:p>1.7264505764</text:p>
          </table:table-cell>
          <table:table-cell table:number-columns-repeated="2"/>
          <table:table-cell table:formula="of:=[.L22]/1000" office:value-type="percentage" office:value="0.0017264505764316" calcext:value-type="percentage">
            <text:p>0.17%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formula="of:=10^(([.K23]-1)/253*3)" office:value-type="float" office:value="1.77423792292204" calcext:value-type="float">
            <text:p>1.7742379229</text:p>
          </table:table-cell>
          <table:table-cell table:number-columns-repeated="2"/>
          <table:table-cell table:formula="of:=[.L23]/1000" office:value-type="percentage" office:value="0.00177423792292204" calcext:value-type="percentage">
            <text:p>0.18%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LOG10(1000-(10^(([.G24]-1)/253*3)))*253/3 +1" office:value-type="float" office:value="244.478717897028" calcext:value-type="float">
            <text:p>244.4787178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10^(([.K24]-1)/253*3)" office:value-type="float" office:value="1.82334800086844" calcext:value-type="float">
            <text:p>1.8233480009</text:p>
          </table:table-cell>
          <table:table-cell table:number-columns-repeated="2"/>
          <table:table-cell table:formula="of:=[.L24]/1000" office:value-type="percentage" office:value="0.00182334800086844" calcext:value-type="percentage">
            <text:p>0.18%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formula="of:=10^(([.K25]-1)/253*3)" office:value-type="float" office:value="1.87381742286038" calcext:value-type="float">
            <text:p>1.8738174229</text:p>
          </table:table-cell>
          <table:table-cell table:number-columns-repeated="2"/>
          <table:table-cell table:formula="of:=[.L25]/1000" office:value-type="percentage" office:value="0.00187381742286038" calcext:value-type="percentage">
            <text:p>0.19%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formula="of:=10^(([.K26]-1)/253*3)" office:value-type="float" office:value="1.92568381490686" calcext:value-type="float">
            <text:p>1.9256838149</text:p>
          </table:table-cell>
          <table:table-cell table:number-columns-repeated="2"/>
          <table:table-cell table:formula="of:=[.L26]/1000" office:value-type="percentage" office:value="0.00192568381490686" calcext:value-type="percentage">
            <text:p>0.19%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formula="of:=10^(([.K27]-1)/253*3)" office:value-type="float" office:value="1.97898584448722" calcext:value-type="float">
            <text:p>1.9789858445</text:p>
          </table:table-cell>
          <table:table-cell table:number-columns-repeated="2"/>
          <table:table-cell table:formula="of:=[.L27]/1000" office:value-type="percentage" office:value="0.00197898584448722" calcext:value-type="percentage">
            <text:p>0.20%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formula="of:=10^(([.K28]-1)/253*3)" office:value-type="float" office:value="2.03376324937863" calcext:value-type="float">
            <text:p>2.0337632494</text:p>
          </table:table-cell>
          <table:table-cell table:number-columns-repeated="2"/>
          <table:table-cell table:formula="of:=[.L28]/1000" office:value-type="percentage" office:value="0.00203376324937863" calcext:value-type="percentage">
            <text:p>0.20%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formula="of:=10^(([.K29]-1)/253*3)" office:value-type="float" office:value="2.09005686728136" calcext:value-type="float">
            <text:p>2.0900568673</text:p>
          </table:table-cell>
          <table:table-cell table:number-columns-repeated="2"/>
          <table:table-cell table:formula="of:=[.L29]/1000" office:value-type="percentage" office:value="0.00209005686728136" calcext:value-type="percentage">
            <text:p>0.21%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formula="of:=10^(([.K30]-1)/253*3)" office:value-type="float" office:value="2.14790866626419" calcext:value-type="float">
            <text:p>2.1479086663</text:p>
          </table:table-cell>
          <table:table-cell table:number-columns-repeated="2"/>
          <table:table-cell table:formula="of:=[.L30]/1000" office:value-type="percentage" office:value="0.00214790866626419" calcext:value-type="percentage">
            <text:p>0.21%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10^(([.K31]-1)/253*3)" office:value-type="float" office:value="2.20736177605245" calcext:value-type="float">
            <text:p>2.2073617761</text:p>
          </table:table-cell>
          <table:table-cell table:number-columns-repeated="2"/>
          <table:table-cell table:formula="of:=[.L31]/1000" office:value-type="percentage" office:value="0.00220736177605245" calcext:value-type="percentage">
            <text:p>0.22%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formula="of:=10^(([.K32]-1)/253*3)" office:value-type="float" office:value="2.26846052018216" calcext:value-type="float">
            <text:p>2.2684605202</text:p>
          </table:table-cell>
          <table:table-cell table:number-columns-repeated="2"/>
          <table:table-cell table:formula="of:=[.L32]/1000" office:value-type="percentage" office:value="0.00226846052018215" calcext:value-type="percentage">
            <text:p>0.23%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formula="of:=10^(([.K33]-1)/253*3)" office:value-type="float" office:value="2.33125044904412" calcext:value-type="float">
            <text:p>2.331250449</text:p>
          </table:table-cell>
          <table:table-cell table:number-columns-repeated="2"/>
          <table:table-cell table:formula="of:=[.L33]/1000" office:value-type="percentage" office:value="0.00233125044904412" calcext:value-type="percentage">
            <text:p>0.23%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formula="of:=10^(([.K34]-1)/253*3)" office:value-type="float" office:value="2.39577837384272" calcext:value-type="float">
            <text:p>2.3957783738</text:p>
          </table:table-cell>
          <table:table-cell table:number-columns-repeated="2"/>
          <table:table-cell table:formula="of:=[.L34]/1000" office:value-type="percentage" office:value="0.00239577837384272" calcext:value-type="percentage">
            <text:p>0.24%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formula="of:=10^(([.K35]-1)/253*3)" office:value-type="float" office:value="2.46209240149463" calcext:value-type="float">
            <text:p>2.4620924015</text:p>
          </table:table-cell>
          <table:table-cell table:number-columns-repeated="2"/>
          <table:table-cell table:formula="of:=[.L35]/1000" office:value-type="percentage" office:value="0.00246209240149463" calcext:value-type="percentage">
            <text:p>0.25%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10^(([.K36]-1)/253*3)" office:value-type="float" office:value="2.53024197049352" calcext:value-type="float">
            <text:p>2.5302419705</text:p>
          </table:table-cell>
          <table:table-cell table:number-columns-repeated="2"/>
          <table:table-cell table:formula="of:=[.L36]/1000" office:value-type="percentage" office:value="0.00253024197049352" calcext:value-type="percentage">
            <text:p>0.25%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10^(([.K37]-1)/253*3)" office:value-type="float" office:value="2.60027788776754" calcext:value-type="float">
            <text:p>2.6002778878</text:p>
          </table:table-cell>
          <table:table-cell table:number-columns-repeated="2"/>
          <table:table-cell table:formula="of:=[.L37]/1000" office:value-type="percentage" office:value="0.00260027788776754" calcext:value-type="percentage">
            <text:p>0.26%</text:p>
          </table:table-cell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formula="of:=10^(([.K38]-1)/253*3)" office:value-type="float" office:value="2.67225236655686" calcext:value-type="float">
            <text:p>2.6722523666</text:p>
          </table:table-cell>
          <table:table-cell table:number-columns-repeated="2"/>
          <table:table-cell table:formula="of:=[.L38]/1000" office:value-type="percentage" office:value="0.00267225236655686" calcext:value-type="percentage">
            <text:p>0.27%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formula="of:=10^(([.K39]-1)/253*3)" office:value-type="float" office:value="2.74621906533981" calcext:value-type="float">
            <text:p>2.7462190653</text:p>
          </table:table-cell>
          <table:table-cell table:number-columns-repeated="2"/>
          <table:table-cell table:formula="of:=[.L39]/1000" office:value-type="percentage" office:value="0.00274621906533981" calcext:value-type="percentage">
            <text:p>0.27%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formula="of:=10^(([.K40]-1)/253*3)" office:value-type="float" office:value="2.82223312783635" calcext:value-type="float">
            <text:p>2.8222331278</text:p>
          </table:table-cell>
          <table:table-cell table:number-columns-repeated="2"/>
          <table:table-cell table:formula="of:=[.L40]/1000" office:value-type="percentage" office:value="0.00282223312783635" calcext:value-type="percentage">
            <text:p>0.28%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formula="of:=10^(([.K41]-1)/253*3)" office:value-type="float" office:value="2.90035122411889" calcext:value-type="float">
            <text:p>2.9003512241</text:p>
          </table:table-cell>
          <table:table-cell table:number-columns-repeated="2"/>
          <table:table-cell table:formula="of:=[.L41]/1000" office:value-type="percentage" office:value="0.00290035122411889" calcext:value-type="percentage">
            <text:p>0.29%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formula="of:=10^(([.K42]-1)/253*3)" office:value-type="float" office:value="2.98063159286099" calcext:value-type="float">
            <text:p>2.9806315929</text:p>
          </table:table-cell>
          <table:table-cell table:number-columns-repeated="2"/>
          <table:table-cell table:formula="of:=[.L42]/1000" office:value-type="percentage" office:value="0.00298063159286099" calcext:value-type="percentage">
            <text:p>0.30%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formula="of:=10^(([.K43]-1)/253*3)" office:value-type="float" office:value="3.06313408475556" calcext:value-type="float">
            <text:p>3.0631340848</text:p>
          </table:table-cell>
          <table:table-cell table:number-columns-repeated="2"/>
          <table:table-cell table:formula="of:=[.L43]/1000" office:value-type="percentage" office:value="0.00306313408475556" calcext:value-type="percentage">
            <text:p>0.31%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formula="of:=10^(([.K44]-1)/253*3)" office:value-type="float" office:value="3.14792020713472" calcext:value-type="float">
            <text:p>3.1479202071</text:p>
          </table:table-cell>
          <table:table-cell table:number-columns-repeated="2"/>
          <table:table-cell table:formula="of:=[.L44]/1000" office:value-type="percentage" office:value="0.00314792020713472" calcext:value-type="percentage">
            <text:p>0.31%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formula="of:=10^(([.K45]-1)/253*3)" office:value-type="float" office:value="3.23505316982488" calcext:value-type="float">
            <text:p>3.2350531698</text:p>
          </table:table-cell>
          <table:table-cell table:number-columns-repeated="2"/>
          <table:table-cell table:formula="of:=[.L45]/1000" office:value-type="percentage" office:value="0.00323505316982488" calcext:value-type="percentage">
            <text:p>0.32%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formula="of:=10^(([.K46]-1)/253*3)" office:value-type="float" office:value="3.32459793227094" calcext:value-type="float">
            <text:p>3.3245979323</text:p>
          </table:table-cell>
          <table:table-cell table:number-columns-repeated="2"/>
          <table:table-cell table:formula="of:=[.L46]/1000" office:value-type="percentage" office:value="0.00332459793227094" calcext:value-type="percentage">
            <text:p>0.33%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formula="of:=10^(([.K47]-1)/253*3)" office:value-type="float" office:value="3.41662125196494" calcext:value-type="float">
            <text:p>3.416621252</text:p>
          </table:table-cell>
          <table:table-cell table:number-columns-repeated="2"/>
          <table:table-cell table:formula="of:=[.L47]/1000" office:value-type="percentage" office:value="0.00341662125196494" calcext:value-type="percentage">
            <text:p>0.34%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formula="of:=10^(([.K48]-1)/253*3)" office:value-type="float" office:value="3.51119173421513" calcext:value-type="float">
            <text:p>3.5111917342</text:p>
          </table:table-cell>
          <table:table-cell table:number-columns-repeated="2"/>
          <table:table-cell table:formula="of:=[.L48]/1000" office:value-type="percentage" office:value="0.00351119173421513" calcext:value-type="percentage">
            <text:p>0.35%</text:p>
          </table:table-cell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formula="of:=10^(([.K49]-1)/253*3)" office:value-type="float" office:value="3.60837988329272" calcext:value-type="float">
            <text:p>3.6083798833</text:p>
          </table:table-cell>
          <table:table-cell table:number-columns-repeated="2"/>
          <table:table-cell table:formula="of:=[.L49]/1000" office:value-type="percentage" office:value="0.00360837988329272" calcext:value-type="percentage">
            <text:p>0.36%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formula="of:=10^(([.K50]-1)/253*3)" office:value-type="float" office:value="3.70825815499423" calcext:value-type="float">
            <text:p>3.708258155</text:p>
          </table:table-cell>
          <table:table-cell table:number-columns-repeated="2"/>
          <table:table-cell table:formula="of:=[.L50]/1000" office:value-type="percentage" office:value="0.00370825815499423" calcext:value-type="percentage">
            <text:p>0.37%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formula="of:=10^(([.K51]-1)/253*3)" office:value-type="float" office:value="3.81090101065882" calcext:value-type="float">
            <text:p>3.8109010107</text:p>
          </table:table-cell>
          <table:table-cell table:number-columns-repeated="2"/>
          <table:table-cell table:formula="of:=[.L51]/1000" office:value-type="percentage" office:value="0.00381090101065882" calcext:value-type="percentage">
            <text:p>0.38%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formula="of:=10^(([.K52]-1)/253*3)" office:value-type="float" office:value="3.9163849726808" calcext:value-type="float">
            <text:p>3.9163849727</text:p>
          </table:table-cell>
          <table:table-cell table:number-columns-repeated="2"/>
          <table:table-cell table:formula="of:=[.L52]/1000" office:value-type="percentage" office:value="0.0039163849726808" calcext:value-type="percentage">
            <text:p>0.39%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formula="of:=10^(([.K53]-1)/253*3)" office:value-type="float" office:value="4.02478868155864" calcext:value-type="float">
            <text:p>4.0247886816</text:p>
          </table:table-cell>
          <table:table-cell table:number-columns-repeated="2"/>
          <table:table-cell table:formula="of:=[.L53]/1000" office:value-type="percentage" office:value="0.00402478868155864" calcext:value-type="percentage">
            <text:p>0.40%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formula="of:=10^(([.K54]-1)/253*3)" office:value-type="float" office:value="4.13619295452312" calcext:value-type="float">
            <text:p>4.1361929545</text:p>
          </table:table-cell>
          <table:table-cell table:number-columns-repeated="2"/>
          <table:table-cell table:formula="of:=[.L54]/1000" office:value-type="percentage" office:value="0.00413619295452312" calcext:value-type="percentage">
            <text:p>0.41%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formula="of:=10^(([.K55]-1)/253*3)" office:value-type="float" office:value="4.25068084578825" calcext:value-type="float">
            <text:p>4.2506808458</text:p>
          </table:table-cell>
          <table:table-cell table:number-columns-repeated="2"/>
          <table:table-cell table:formula="of:=[.L55]/1000" office:value-type="percentage" office:value="0.00425068084578825" calcext:value-type="percentage">
            <text:p>0.43%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formula="of:=10^(([.K56]-1)/253*3)" office:value-type="float" office:value="4.36833770846997" calcext:value-type="float">
            <text:p>4.3683377085</text:p>
          </table:table-cell>
          <table:table-cell table:number-columns-repeated="2"/>
          <table:table-cell table:formula="of:=[.L56]/1000" office:value-type="percentage" office:value="0.00436833770846997" calcext:value-type="percentage">
            <text:p>0.44%</text:p>
          </table:table-cell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formula="of:=10^(([.K57]-1)/253*3)" office:value-type="float" office:value="4.48925125821861" calcext:value-type="float">
            <text:p>4.4892512582</text:p>
          </table:table-cell>
          <table:table-cell table:number-columns-repeated="2"/>
          <table:table-cell table:formula="of:=[.L57]/1000" office:value-type="percentage" office:value="0.00448925125821861" calcext:value-type="percentage">
            <text:p>0.45%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formula="of:=10^(([.K58]-1)/253*3)" office:value-type="float" office:value="4.61351163861279" calcext:value-type="float">
            <text:p>4.6135116386</text:p>
          </table:table-cell>
          <table:table-cell table:number-columns-repeated="2"/>
          <table:table-cell table:formula="of:=[.L58]/1000" office:value-type="percentage" office:value="0.00461351163861279" calcext:value-type="percentage">
            <text:p>0.46%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formula="of:=10^(([.K59]-1)/253*3)" office:value-type="float" office:value="4.74121148836336" calcext:value-type="float">
            <text:p>4.7412114884</text:p>
          </table:table-cell>
          <table:table-cell table:number-columns-repeated="2"/>
          <table:table-cell table:formula="of:=[.L59]/1000" office:value-type="percentage" office:value="0.00474121148836336" calcext:value-type="percentage">
            <text:p>0.47%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formula="of:=10^(([.K60]-1)/253*3)" office:value-type="float" office:value="4.87244601037741" calcext:value-type="float">
            <text:p>4.8724460104</text:p>
          </table:table-cell>
          <table:table-cell table:number-columns-repeated="2"/>
          <table:table-cell table:formula="of:=[.L60]/1000" office:value-type="percentage" office:value="0.00487244601037741" calcext:value-type="percentage">
            <text:p>0.49%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10^(([.K61]-1)/253*3)" office:value-type="float" office:value="5.00731304273414" calcext:value-type="float">
            <text:p>5.0073130427</text:p>
          </table:table-cell>
          <table:table-cell table:number-columns-repeated="2"/>
          <table:table-cell table:formula="of:=[.L61]/1000" office:value-type="percentage" office:value="0.00500731304273414" calcext:value-type="percentage">
            <text:p>0.50%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10^(([.K62]-1)/253*3)" office:value-type="float" office:value="5.14591313162509" calcext:value-type="float">
            <text:p>5.1459131316</text:p>
          </table:table-cell>
          <table:table-cell table:number-columns-repeated="2"/>
          <table:table-cell table:formula="of:=[.L62]/1000" office:value-type="percentage" office:value="0.00514591313162509" calcext:value-type="percentage">
            <text:p>0.51%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10^(([.K63]-1)/253*3)" office:value-type="float" office:value="5.28834960631351" calcext:value-type="float">
            <text:p>5.2883496063</text:p>
          </table:table-cell>
          <table:table-cell table:number-columns-repeated="2"/>
          <table:table-cell table:formula="of:=[.L63]/1000" office:value-type="percentage" office:value="0.00528834960631351" calcext:value-type="percentage">
            <text:p>0.53%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10^(([.K64]-1)/253*3)" office:value-type="float" office:value="5.43472865616841" calcext:value-type="float">
            <text:p>5.4347286562</text:p>
          </table:table-cell>
          <table:table-cell table:number-columns-repeated="2"/>
          <table:table-cell table:formula="of:=[.L64]/1000" office:value-type="percentage" office:value="0.00543472865616841" calcext:value-type="percentage">
            <text:p>0.54%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10^(([.K65]-1)/253*3)" office:value-type="float" office:value="5.58515940983103" calcext:value-type="float">
            <text:p>5.5851594098</text:p>
          </table:table-cell>
          <table:table-cell table:number-columns-repeated="2"/>
          <table:table-cell table:formula="of:=[.L65]/1000" office:value-type="percentage" office:value="0.00558515940983103" calcext:value-type="percentage">
            <text:p>0.56%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10^(([.K66]-1)/253*3)" office:value-type="float" office:value="5.73975401657246" calcext:value-type="float">
            <text:p>5.7397540166</text:p>
          </table:table-cell>
          <table:table-cell table:number-columns-repeated="2"/>
          <table:table-cell table:formula="of:=[.L66]/1000" office:value-type="percentage" office:value="0.00573975401657246" calcext:value-type="percentage">
            <text:p>0.57%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10^(([.K67]-1)/253*3)" office:value-type="float" office:value="5.89862772990331" calcext:value-type="float">
            <text:p>5.8986277299</text:p>
          </table:table-cell>
          <table:table-cell table:number-columns-repeated="2"/>
          <table:table-cell table:formula="of:=[.L67]/1000" office:value-type="percentage" office:value="0.00589862772990331" calcext:value-type="percentage">
            <text:p>0.59%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10^(([.K68]-1)/253*3)" office:value-type="float" office:value="6.06189899349757" calcext:value-type="float">
            <text:p>6.0618989935</text:p>
          </table:table-cell>
          <table:table-cell table:number-columns-repeated="2"/>
          <table:table-cell table:formula="of:=[.L68]/1000" office:value-type="percentage" office:value="0.00606189899349757" calcext:value-type="percentage">
            <text:p>0.61%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10^(([.K69]-1)/253*3)" office:value-type="float" office:value="6.2296895294949" calcext:value-type="float">
            <text:p>6.2296895295</text:p>
          </table:table-cell>
          <table:table-cell table:number-columns-repeated="2"/>
          <table:table-cell table:formula="of:=[.L69]/1000" office:value-type="percentage" office:value="0.0062296895294949" calcext:value-type="percentage">
            <text:p>0.62%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10^(([.K70]-1)/253*3)" office:value-type="float" office:value="6.40212442924696" calcext:value-type="float">
            <text:p>6.4021244292</text:p>
          </table:table-cell>
          <table:table-cell table:number-columns-repeated="2"/>
          <table:table-cell table:formula="of:=[.L70]/1000" office:value-type="percentage" office:value="0.00640212442924696" calcext:value-type="percentage">
            <text:p>0.64%</text:p>
          </table:table-cell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10^(([.K71]-1)/253*3)" office:value-type="float" office:value="6.57933224657568" calcext:value-type="float">
            <text:p>6.5793322466</text:p>
          </table:table-cell>
          <table:table-cell table:number-columns-repeated="2"/>
          <table:table-cell table:formula="of:=[.L71]/1000" office:value-type="percentage" office:value="0.00657933224657568" calcext:value-type="percentage">
            <text:p>0.66%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10^(([.K72]-1)/253*3)" office:value-type="float" office:value="6.76144509361282" calcext:value-type="float">
            <text:p>6.7614450936</text:p>
          </table:table-cell>
          <table:table-cell table:number-columns-repeated="2"/>
          <table:table-cell table:formula="of:=[.L72]/1000" office:value-type="percentage" office:value="0.00676144509361282" calcext:value-type="percentage">
            <text:p>0.68%</text:p>
          </table:table-cell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10^(([.K73]-1)/253*3)" office:value-type="float" office:value="6.94859873929229" calcext:value-type="float">
            <text:p>6.9485987393</text:p>
          </table:table-cell>
          <table:table-cell table:number-columns-repeated="2"/>
          <table:table-cell table:formula="of:=[.L73]/1000" office:value-type="percentage" office:value="0.00694859873929229" calcext:value-type="percentage">
            <text:p>0.69%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10^(([.K74]-1)/253*3)" office:value-type="float" office:value="7.14093271056875" calcext:value-type="float">
            <text:p>7.1409327106</text:p>
          </table:table-cell>
          <table:table-cell table:number-columns-repeated="2"/>
          <table:table-cell table:formula="of:=[.L74]/1000" office:value-type="percentage" office:value="0.00714093271056875" calcext:value-type="percentage">
            <text:p>0.71%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10^(([.K75]-1)/253*3)" office:value-type="float" office:value="7.33859039643788" calcext:value-type="float">
            <text:p>7.3385903964</text:p>
          </table:table-cell>
          <table:table-cell table:number-columns-repeated="2"/>
          <table:table-cell table:formula="of:=[.L75]/1000" office:value-type="percentage" office:value="0.00733859039643788" calcext:value-type="percentage">
            <text:p>0.73%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10^(([.K76]-1)/253*3)" office:value-type="float" office:value="7.54171915483586" calcext:value-type="float">
            <text:p>7.5417191548</text:p>
          </table:table-cell>
          <table:table-cell table:number-columns-repeated="2"/>
          <table:table-cell table:formula="of:=[.L76]/1000" office:value-type="percentage" office:value="0.00754171915483586" calcext:value-type="percentage">
            <text:p>0.75%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10^(([.K77]-1)/253*3)" office:value-type="float" office:value="7.75047042249778" calcext:value-type="float">
            <text:p>7.7504704225</text:p>
          </table:table-cell>
          <table:table-cell table:number-columns-repeated="2"/>
          <table:table-cell table:formula="of:=[.L77]/1000" office:value-type="percentage" office:value="0.00775047042249778" calcext:value-type="percentage">
            <text:p>0.78%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10^(([.K78]-1)/253*3)" office:value-type="float" office:value="7.96499982785694" calcext:value-type="float">
            <text:p>7.9649998279</text:p>
          </table:table-cell>
          <table:table-cell table:number-columns-repeated="2"/>
          <table:table-cell table:formula="of:=[.L78]/1000" office:value-type="percentage" office:value="0.00796499982785694" calcext:value-type="percentage">
            <text:p>0.80%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10^(([.K79]-1)/253*3)" office:value-type="float" office:value="8.18546730706903" calcext:value-type="float">
            <text:p>8.1854673071</text:p>
          </table:table-cell>
          <table:table-cell table:number-columns-repeated="2"/>
          <table:table-cell table:formula="of:=[.L79]/1000" office:value-type="percentage" office:value="0.00818546730706903" calcext:value-type="percentage">
            <text:p>0.82%</text:p>
          </table:table-cell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10^(([.K80]-1)/253*3)" office:value-type="float" office:value="8.41203722324792" calcext:value-type="float">
            <text:p>8.4120372232</text:p>
          </table:table-cell>
          <table:table-cell table:number-columns-repeated="2"/>
          <table:table-cell table:formula="of:=[.L80]/1000" office:value-type="percentage" office:value="0.00841203722324792" calcext:value-type="percentage">
            <text:p>0.84%</text:p>
          </table:table-cell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10^(([.K81]-1)/253*3)" office:value-type="float" office:value="8.64487848900181" calcext:value-type="float">
            <text:p>8.644878489</text:p>
          </table:table-cell>
          <table:table-cell table:number-columns-repeated="2"/>
          <table:table-cell table:formula="of:=[.L81]/1000" office:value-type="percentage" office:value="0.00864487848900181" calcext:value-type="percentage">
            <text:p>0.86%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10^(([.K82]-1)/253*3)" office:value-type="float" office:value="8.88416469236107" calcext:value-type="float">
            <text:p>8.8841646924</text:p>
          </table:table-cell>
          <table:table-cell table:number-columns-repeated="2"/>
          <table:table-cell table:formula="of:=[.L82]/1000" office:value-type="percentage" office:value="0.00888416469236107" calcext:value-type="percentage">
            <text:p>0.89%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10^(([.K83]-1)/253*3)" office:value-type="float" office:value="9.13007422619177" calcext:value-type="float">
            <text:p>9.1300742262</text:p>
          </table:table-cell>
          <table:table-cell table:number-columns-repeated="2"/>
          <table:table-cell table:formula="of:=[.L83]/1000" office:value-type="percentage" office:value="0.00913007422619177" calcext:value-type="percentage">
            <text:p>0.91%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10^(([.K84]-1)/253*3)" office:value-type="float" office:value="9.38279042119128" calcext:value-type="float">
            <text:p>9.3827904212</text:p>
          </table:table-cell>
          <table:table-cell table:number-columns-repeated="2"/>
          <table:table-cell table:formula="of:=[.L84]/1000" office:value-type="percentage" office:value="0.00938279042119127" calcext:value-type="percentage">
            <text:p>0.94%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10^(([.K85]-1)/253*3)" office:value-type="float" office:value="9.64250168256514" calcext:value-type="float">
            <text:p>9.6425016826</text:p>
          </table:table-cell>
          <table:table-cell table:number-columns-repeated="2"/>
          <table:table-cell table:formula="of:=[.L85]/1000" office:value-type="percentage" office:value="0.00964250168256514" calcext:value-type="percentage">
            <text:p>0.96%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10^(([.K86]-1)/253*3)" office:value-type="float" office:value="9.90940163048711" calcext:value-type="float">
            <text:p>9.9094016305</text:p>
          </table:table-cell>
          <table:table-cell table:number-columns-repeated="2"/>
          <table:table-cell table:formula="of:=[.L86]/1000" office:value-type="percentage" office:value="0.00990940163048711" calcext:value-type="percentage">
            <text:p>0.99%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10^(([.K87]-1)/253*3)" office:value-type="float" office:value="10.183689244447" calcext:value-type="float">
            <text:p>10.1836892444</text:p>
          </table:table-cell>
          <table:table-cell table:number-columns-repeated="2"/>
          <table:table-cell table:formula="of:=[.L87]/1000" office:value-type="percentage" office:value="0.010183689244447" calcext:value-type="percentage">
            <text:p>1.02%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10^(([.K88]-1)/253*3)" office:value-type="float" office:value="10.465569011594" calcext:value-type="float">
            <text:p>10.4655690116</text:p>
          </table:table-cell>
          <table:table-cell table:number-columns-repeated="2"/>
          <table:table-cell table:formula="of:=[.L88]/1000" office:value-type="percentage" office:value="0.010465569011594" calcext:value-type="percentage">
            <text:p>1.05%</text:p>
          </table:table-cell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10^(([.K89]-1)/253*3)" office:value-type="float" office:value="10.7552510791864" calcext:value-type="float">
            <text:p>10.7552510792</text:p>
          </table:table-cell>
          <table:table-cell table:number-columns-repeated="2"/>
          <table:table-cell table:formula="of:=[.L89]/1000" office:value-type="percentage" office:value="0.0107552510791864" calcext:value-type="percentage">
            <text:p>1.08%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10^(([.K90]-1)/253*3)" office:value-type="float" office:value="11.0529514112602" calcext:value-type="float">
            <text:p>11.0529514113</text:p>
          </table:table-cell>
          <table:table-cell table:number-columns-repeated="2"/>
          <table:table-cell table:formula="of:=[.L90]/1000" office:value-type="percentage" office:value="0.0110529514112602" calcext:value-type="percentage">
            <text:p>1.11%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10^(([.K91]-1)/253*3)" office:value-type="float" office:value="11.3588919496356" calcext:value-type="float">
            <text:p>11.3588919496</text:p>
          </table:table-cell>
          <table:table-cell table:number-columns-repeated="2"/>
          <table:table-cell table:formula="of:=[.L91]/1000" office:value-type="percentage" office:value="0.0113588919496356" calcext:value-type="percentage">
            <text:p>1.14%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10^(([.K92]-1)/253*3)" office:value-type="float" office:value="11.6733007793784" calcext:value-type="float">
            <text:p>11.6733007794</text:p>
          </table:table-cell>
          <table:table-cell table:number-columns-repeated="2"/>
          <table:table-cell table:formula="of:=[.L92]/1000" office:value-type="percentage" office:value="0.0116733007793784" calcext:value-type="percentage">
            <text:p>1.17%</text:p>
          </table:table-cell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10^(([.K93]-1)/253*3)" office:value-type="float" office:value="11.996412298843" calcext:value-type="float">
            <text:p>11.9964122988</text:p>
          </table:table-cell>
          <table:table-cell table:number-columns-repeated="2"/>
          <table:table-cell table:formula="of:=[.L93]/1000" office:value-type="percentage" office:value="0.011996412298843" calcext:value-type="percentage">
            <text:p>1.20%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10^(([.K94]-1)/253*3)" office:value-type="float" office:value="12.3284673944207" calcext:value-type="float">
            <text:p>12.3284673944</text:p>
          </table:table-cell>
          <table:table-cell table:number-columns-repeated="2"/>
          <table:table-cell table:formula="of:=[.L94]/1000" office:value-type="percentage" office:value="0.0123284673944207" calcext:value-type="percentage">
            <text:p>1.23%</text:p>
          </table:table-cell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10^(([.K95]-1)/253*3)" office:value-type="float" office:value="12.6697136201256" calcext:value-type="float">
            <text:p>12.6697136201</text:p>
          </table:table-cell>
          <table:table-cell table:number-columns-repeated="2"/>
          <table:table-cell table:formula="of:=[.L95]/1000" office:value-type="percentage" office:value="0.0126697136201256" calcext:value-type="percentage">
            <text:p>1.27%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10^(([.K96]-1)/253*3)" office:value-type="float" office:value="13.0204053821516" calcext:value-type="float">
            <text:p>13.0204053822</text:p>
          </table:table-cell>
          <table:table-cell table:number-columns-repeated="2"/>
          <table:table-cell table:formula="of:=[.L96]/1000" office:value-type="percentage" office:value="0.0130204053821516" calcext:value-type="percentage">
            <text:p>1.30%</text:p>
          </table:table-cell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10^(([.K97]-1)/253*3)" office:value-type="float" office:value="13.3808041285373" calcext:value-type="float">
            <text:p>13.3808041285</text:p>
          </table:table-cell>
          <table:table-cell table:number-columns-repeated="2"/>
          <table:table-cell table:formula="of:=[.L97]/1000" office:value-type="percentage" office:value="0.0133808041285373" calcext:value-type="percentage">
            <text:p>1.34%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10^(([.K98]-1)/253*3)" office:value-type="float" office:value="13.7511785440812" calcext:value-type="float">
            <text:p>13.7511785441</text:p>
          </table:table-cell>
          <table:table-cell table:number-columns-repeated="2"/>
          <table:table-cell table:formula="of:=[.L98]/1000" office:value-type="percentage" office:value="0.0137511785440812" calcext:value-type="percentage">
            <text:p>1.38%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10^(([.K99]-1)/253*3)" office:value-type="float" office:value="14.1318047506513" calcext:value-type="float">
            <text:p>14.1318047507</text:p>
          </table:table-cell>
          <table:table-cell table:number-columns-repeated="2"/>
          <table:table-cell table:formula="of:=[.L99]/1000" office:value-type="percentage" office:value="0.0141318047506513" calcext:value-type="percentage">
            <text:p>1.41%</text:p>
          </table:table-cell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10^(([.K100]-1)/253*3)" office:value-type="float" office:value="14.5229665130404" calcext:value-type="float">
            <text:p>14.522966513</text:p>
          </table:table-cell>
          <table:table-cell table:number-columns-repeated="2"/>
          <table:table-cell table:formula="of:=[.L100]/1000" office:value-type="percentage" office:value="0.0145229665130404" calcext:value-type="percentage">
            <text:p>1.45%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10^(([.K101]-1)/253*3)" office:value-type="float" office:value="14.9249554505183" calcext:value-type="float">
            <text:p>14.9249554505</text:p>
          </table:table-cell>
          <table:table-cell table:number-columns-repeated="2"/>
          <table:table-cell table:formula="of:=[.L101]/1000" office:value-type="percentage" office:value="0.0149249554505183" calcext:value-type="percentage">
            <text:p>1.49%</text:p>
          </table:table-cell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10^(([.K102]-1)/253*3)" office:value-type="float" office:value="15.33807125424" calcext:value-type="float">
            <text:p>15.3380712542</text:p>
          </table:table-cell>
          <table:table-cell table:number-columns-repeated="2"/>
          <table:table-cell table:formula="of:=[.L102]/1000" office:value-type="percentage" office:value="0.01533807125424" calcext:value-type="percentage">
            <text:p>1.53%</text:p>
          </table:table-cell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10^(([.K103]-1)/253*3)" office:value-type="float" office:value="15.7626219106721" calcext:value-type="float">
            <text:p>15.7626219107</text:p>
          </table:table-cell>
          <table:table-cell table:number-columns-repeated="2"/>
          <table:table-cell table:formula="of:=[.L103]/1000" office:value-type="percentage" office:value="0.015762621910672" calcext:value-type="percentage">
            <text:p>1.58%</text:p>
          </table:table-cell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10^(([.K104]-1)/253*3)" office:value-type="float" office:value="16.1989239312026" calcext:value-type="float">
            <text:p>16.1989239312</text:p>
          </table:table-cell>
          <table:table-cell table:number-columns-repeated="2"/>
          <table:table-cell table:formula="of:=[.L104]/1000" office:value-type="percentage" office:value="0.0161989239312026" calcext:value-type="percentage">
            <text:p>1.62%</text:p>
          </table:table-cell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10^(([.K105]-1)/253*3)" office:value-type="float" office:value="16.6473025881072" calcext:value-type="float">
            <text:p>16.6473025881</text:p>
          </table:table-cell>
          <table:table-cell table:number-columns-repeated="2"/>
          <table:table-cell table:formula="of:=[.L105]/1000" office:value-type="percentage" office:value="0.0166473025881072" calcext:value-type="percentage">
            <text:p>1.66%</text:p>
          </table:table-cell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10^(([.K106]-1)/253*3)" office:value-type="float" office:value="17.1080921570467" calcext:value-type="float">
            <text:p>17.108092157</text:p>
          </table:table-cell>
          <table:table-cell table:number-columns-repeated="2"/>
          <table:table-cell table:formula="of:=[.L106]/1000" office:value-type="percentage" office:value="0.0171080921570467" calcext:value-type="percentage">
            <text:p>1.71%</text:p>
          </table:table-cell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10^(([.K107]-1)/253*3)" office:value-type="float" office:value="17.5816361662757" calcext:value-type="float">
            <text:p>17.5816361663</text:p>
          </table:table-cell>
          <table:table-cell table:number-columns-repeated="2"/>
          <table:table-cell table:formula="of:=[.L107]/1000" office:value-type="percentage" office:value="0.0175816361662757" calcext:value-type="percentage">
            <text:p>1.76%</text:p>
          </table:table-cell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10^(([.K108]-1)/253*3)" office:value-type="float" office:value="18.0682876527511" calcext:value-type="float">
            <text:p>18.0682876528</text:p>
          </table:table-cell>
          <table:table-cell table:number-columns-repeated="2"/>
          <table:table-cell table:formula="of:=[.L108]/1000" office:value-type="percentage" office:value="0.0180682876527511" calcext:value-type="percentage">
            <text:p>1.81%</text:p>
          </table:table-cell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10^(([.K109]-1)/253*3)" office:value-type="float" office:value="18.5684094253278" calcext:value-type="float">
            <text:p>18.5684094253</text:p>
          </table:table-cell>
          <table:table-cell table:number-columns-repeated="2"/>
          <table:table-cell table:formula="of:=[.L109]/1000" office:value-type="percentage" office:value="0.0185684094253278" calcext:value-type="percentage">
            <text:p>1.86%</text:p>
          </table:table-cell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10^(([.K110]-1)/253*3)" office:value-type="float" office:value="19.0823743352406" calcext:value-type="float">
            <text:p>19.0823743352</text:p>
          </table:table-cell>
          <table:table-cell table:number-columns-repeated="2"/>
          <table:table-cell table:formula="of:=[.L110]/1000" office:value-type="percentage" office:value="0.0190823743352406" calcext:value-type="percentage">
            <text:p>1.91%</text:p>
          </table:table-cell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10^(([.K111]-1)/253*3)" office:value-type="float" office:value="19.6105655540726" calcext:value-type="float">
            <text:p>19.6105655541</text:p>
          </table:table-cell>
          <table:table-cell table:number-columns-repeated="2"/>
          <table:table-cell table:formula="of:=[.L111]/1000" office:value-type="percentage" office:value="0.0196105655540726" calcext:value-type="percentage">
            <text:p>1.96%</text:p>
          </table:table-cell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10^(([.K112]-1)/253*3)" office:value-type="float" office:value="20.1533768594173" calcext:value-type="float">
            <text:p>20.1533768594</text:p>
          </table:table-cell>
          <table:table-cell table:number-columns-repeated="2"/>
          <table:table-cell table:formula="of:=[.L112]/1000" office:value-type="percentage" office:value="0.0201533768594173" calcext:value-type="percentage">
            <text:p>2.02%</text:p>
          </table:table-cell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10^(([.K113]-1)/253*3)" office:value-type="float" office:value="20.7112129284487" calcext:value-type="float">
            <text:p>20.7112129284</text:p>
          </table:table-cell>
          <table:table-cell table:number-columns-repeated="2"/>
          <table:table-cell table:formula="of:=[.L113]/1000" office:value-type="percentage" office:value="0.0207112129284487" calcext:value-type="percentage">
            <text:p>2.07%</text:p>
          </table:table-cell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10^(([.K114]-1)/253*3)" office:value-type="float" office:value="21.2844896396157" calcext:value-type="float">
            <text:p>21.2844896396</text:p>
          </table:table-cell>
          <table:table-cell table:number-columns-repeated="2"/>
          <table:table-cell table:formula="of:=[.L114]/1000" office:value-type="percentage" office:value="0.0212844896396157" calcext:value-type="percentage">
            <text:p>2.13%</text:p>
          </table:table-cell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10^(([.K115]-1)/253*3)" office:value-type="float" office:value="21.873634382689" calcext:value-type="float">
            <text:p>21.8736343827</text:p>
          </table:table-cell>
          <table:table-cell table:number-columns-repeated="2"/>
          <table:table-cell table:formula="of:=[.L115]/1000" office:value-type="percentage" office:value="0.021873634382689" calcext:value-type="percentage">
            <text:p>2.19%</text:p>
          </table:table-cell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10^(([.K116]-1)/253*3)" office:value-type="float" office:value="22.4790863773887" calcext:value-type="float">
            <text:p>22.4790863774</text:p>
          </table:table-cell>
          <table:table-cell table:number-columns-repeated="2"/>
          <table:table-cell table:formula="of:=[.L116]/1000" office:value-type="percentage" office:value="0.0224790863773887" calcext:value-type="percentage">
            <text:p>2.25%</text:p>
          </table:table-cell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10^(([.K117]-1)/253*3)" office:value-type="float" office:value="23.1012970008316" calcext:value-type="float">
            <text:p>23.1012970008</text:p>
          </table:table-cell>
          <table:table-cell table:number-columns-repeated="2"/>
          <table:table-cell table:formula="of:=[.L117]/1000" office:value-type="percentage" office:value="0.0231012970008316" calcext:value-type="percentage">
            <text:p>2.31%</text:p>
          </table:table-cell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10^(([.K118]-1)/253*3)" office:value-type="float" office:value="23.7407301240428" calcext:value-type="float">
            <text:p>23.740730124</text:p>
          </table:table-cell>
          <table:table-cell table:number-columns-repeated="2"/>
          <table:table-cell table:formula="of:=[.L118]/1000" office:value-type="percentage" office:value="0.0237407301240428" calcext:value-type="percentage">
            <text:p>2.37%</text:p>
          </table:table-cell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10^(([.K119]-1)/253*3)" office:value-type="float" office:value="24.3978624577808" calcext:value-type="float">
            <text:p>24.3978624578</text:p>
          </table:table-cell>
          <table:table-cell table:number-columns-repeated="2"/>
          <table:table-cell table:formula="of:=[.L119]/1000" office:value-type="percentage" office:value="0.0243978624577808" calcext:value-type="percentage">
            <text:p>2.44%</text:p>
          </table:table-cell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10^(([.K120]-1)/253*3)" office:value-type="float" office:value="25.0731839079354" calcext:value-type="float">
            <text:p>25.0731839079</text:p>
          </table:table-cell>
          <table:table-cell table:number-columns-repeated="2"/>
          <table:table-cell table:formula="of:=[.L120]/1000" office:value-type="percentage" office:value="0.0250731839079354" calcext:value-type="percentage">
            <text:p>2.51%</text:p>
          </table:table-cell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10^(([.K121]-1)/253*3)" office:value-type="float" office:value="25.7671979407632" calcext:value-type="float">
            <text:p>25.7671979408</text:p>
          </table:table-cell>
          <table:table-cell table:number-columns-repeated="2"/>
          <table:table-cell table:formula="of:=[.L121]/1000" office:value-type="percentage" office:value="0.0257671979407632" calcext:value-type="percentage">
            <text:p>2.58%</text:p>
          </table:table-cell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10^(([.K122]-1)/253*3)" office:value-type="float" office:value="26.4804219582316" calcext:value-type="float">
            <text:p>26.4804219582</text:p>
          </table:table-cell>
          <table:table-cell table:number-columns-repeated="2"/>
          <table:table-cell table:formula="of:=[.L122]/1000" office:value-type="percentage" office:value="0.0264804219582316" calcext:value-type="percentage">
            <text:p>2.65%</text:p>
          </table:table-cell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10^(([.K123]-1)/253*3)" office:value-type="float" office:value="27.2133876837531" calcext:value-type="float">
            <text:p>27.2133876838</text:p>
          </table:table-cell>
          <table:table-cell table:number-columns-repeated="2"/>
          <table:table-cell table:formula="of:=[.L123]/1000" office:value-type="percentage" office:value="0.0272133876837531" calcext:value-type="percentage">
            <text:p>2.72%</text:p>
          </table:table-cell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10^(([.K124]-1)/253*3)" office:value-type="float" office:value="27.9666415585962" calcext:value-type="float">
            <text:p>27.9666415586</text:p>
          </table:table-cell>
          <table:table-cell table:number-columns-repeated="2"/>
          <table:table-cell table:formula="of:=[.L124]/1000" office:value-type="percentage" office:value="0.0279666415585962" calcext:value-type="percentage">
            <text:p>2.80%</text:p>
          </table:table-cell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10^(([.K125]-1)/253*3)" office:value-type="float" office:value="28.740745149269" calcext:value-type="float">
            <text:p>28.7407451493</text:p>
          </table:table-cell>
          <table:table-cell table:number-columns-repeated="2"/>
          <table:table-cell table:formula="of:=[.L125]/1000" office:value-type="percentage" office:value="0.028740745149269" calcext:value-type="percentage">
            <text:p>2.87%</text:p>
          </table:table-cell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10^(([.K126]-1)/253*3)" office:value-type="float" office:value="29.5362755661781" calcext:value-type="float">
            <text:p>29.5362755662</text:p>
          </table:table-cell>
          <table:table-cell table:number-columns-repeated="2"/>
          <table:table-cell table:formula="of:=[.L126]/1000" office:value-type="percentage" office:value="0.0295362755661781" calcext:value-type="percentage">
            <text:p>2.95%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10^(([.K127]-1)/253*3)" office:value-type="float" office:value="30.3538258938773" calcext:value-type="float">
            <text:p>30.3538258939</text:p>
          </table:table-cell>
          <table:table-cell table:number-columns-repeated="2"/>
          <table:table-cell table:formula="of:=[.L127]/1000" office:value-type="percentage" office:value="0.0303538258938773" calcext:value-type="percentage">
            <text:p>3.04%</text:p>
          </table:table-cell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10^(([.K128]-1)/253*3)" office:value-type="float" office:value="31.1940056332241" calcext:value-type="float">
            <text:p>31.1940056332</text:p>
          </table:table-cell>
          <table:table-cell table:number-columns-repeated="2"/>
          <table:table-cell table:formula="of:=[.L128]/1000" office:value-type="percentage" office:value="0.0311940056332241" calcext:value-type="percentage">
            <text:p>3.12%</text:p>
          </table:table-cell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10^(([.K129]-1)/253*3)" office:value-type="float" office:value="32.0574411557751" calcext:value-type="float">
            <text:p>32.0574411558</text:p>
          </table:table-cell>
          <table:table-cell table:number-columns-repeated="2"/>
          <table:table-cell table:formula="of:=[.L129]/1000" office:value-type="percentage" office:value="0.0320574411557751" calcext:value-type="percentage">
            <text:p>3.21%</text:p>
          </table:table-cell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10^(([.K130]-1)/253*3)" office:value-type="float" office:value="32.9447761707597" calcext:value-type="float">
            <text:p>32.9447761708</text:p>
          </table:table-cell>
          <table:table-cell table:number-columns-repeated="2"/>
          <table:table-cell table:formula="of:=[.L130]/1000" office:value-type="percentage" office:value="0.0329447761707597" calcext:value-type="percentage">
            <text:p>3.29%</text:p>
          </table:table-cell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10^(([.K131]-1)/253*3)" office:value-type="float" office:value="33.8566722049782" calcext:value-type="float">
            <text:p>33.856672205</text:p>
          </table:table-cell>
          <table:table-cell table:number-columns-repeated="2"/>
          <table:table-cell table:formula="of:=[.L131]/1000" office:value-type="percentage" office:value="0.0338566722049782" calcext:value-type="percentage">
            <text:p>3.39%</text:p>
          </table:table-cell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10^(([.K132]-1)/253*3)" office:value-type="float" office:value="34.7938090959843" calcext:value-type="float">
            <text:p>34.793809096</text:p>
          </table:table-cell>
          <table:table-cell table:number-columns-repeated="2"/>
          <table:table-cell table:formula="of:=[.L132]/1000" office:value-type="percentage" office:value="0.0347938090959843" calcext:value-type="percentage">
            <text:p>3.48%</text:p>
          </table:table-cell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10^(([.K133]-1)/253*3)" office:value-type="float" office:value="35.7568854989177" calcext:value-type="float">
            <text:p>35.7568854989</text:p>
          </table:table-cell>
          <table:table-cell table:number-columns-repeated="2"/>
          <table:table-cell table:formula="of:=[.L133]/1000" office:value-type="percentage" office:value="0.0357568854989177" calcext:value-type="percentage">
            <text:p>3.58%</text:p>
          </table:table-cell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10^(([.K134]-1)/253*3)" office:value-type="float" office:value="36.7466194073669" calcext:value-type="float">
            <text:p>36.7466194074</text:p>
          </table:table-cell>
          <table:table-cell table:number-columns-repeated="2"/>
          <table:table-cell table:formula="of:=[.L134]/1000" office:value-type="percentage" office:value="0.0367466194073669" calcext:value-type="percentage">
            <text:p>3.67%</text:p>
          </table:table-cell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10^(([.K135]-1)/253*3)" office:value-type="float" office:value="37.7637486886475" calcext:value-type="float">
            <text:p>37.7637486886</text:p>
          </table:table-cell>
          <table:table-cell table:number-columns-repeated="2"/>
          <table:table-cell table:formula="of:=[.L135]/1000" office:value-type="percentage" office:value="0.0377637486886475" calcext:value-type="percentage">
            <text:p>3.78%</text:p>
          </table:table-cell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10^(([.K136]-1)/253*3)" office:value-type="float" office:value="38.8090316338984" calcext:value-type="float">
            <text:p>38.8090316339</text:p>
          </table:table-cell>
          <table:table-cell table:number-columns-repeated="2"/>
          <table:table-cell table:formula="of:=[.L136]/1000" office:value-type="percentage" office:value="0.0388090316338984" calcext:value-type="percentage">
            <text:p>3.88%</text:p>
          </table:table-cell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10^(([.K137]-1)/253*3)" office:value-type="float" office:value="39.8832475234032" calcext:value-type="float">
            <text:p>39.8832475234</text:p>
          </table:table-cell>
          <table:table-cell table:number-columns-repeated="2"/>
          <table:table-cell table:formula="of:=[.L137]/1000" office:value-type="percentage" office:value="0.0398832475234032" calcext:value-type="percentage">
            <text:p>3.99%</text:p>
          </table:table-cell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10^(([.K138]-1)/253*3)" office:value-type="float" office:value="40.9871972075606" calcext:value-type="float">
            <text:p>40.9871972076</text:p>
          </table:table-cell>
          <table:table-cell table:number-columns-repeated="2"/>
          <table:table-cell table:formula="of:=[.L138]/1000" office:value-type="percentage" office:value="0.0409871972075606" calcext:value-type="percentage">
            <text:p>4.10%</text:p>
          </table:table-cell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10^(([.K139]-1)/253*3)" office:value-type="float" office:value="42.1217037039344" calcext:value-type="float">
            <text:p>42.1217037039</text:p>
          </table:table-cell>
          <table:table-cell table:number-columns-repeated="2"/>
          <table:table-cell table:formula="of:=[.L139]/1000" office:value-type="percentage" office:value="0.0421217037039344" calcext:value-type="percentage">
            <text:p>4.21%</text:p>
          </table:table-cell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10^(([.K140]-1)/253*3)" office:value-type="float" office:value="43.2876128108306" calcext:value-type="float">
            <text:p>43.2876128108</text:p>
          </table:table-cell>
          <table:table-cell table:number-columns-repeated="2"/>
          <table:table-cell table:formula="of:=[.L140]/1000" office:value-type="percentage" office:value="0.0432876128108306" calcext:value-type="percentage">
            <text:p>4.33%</text:p>
          </table:table-cell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10^(([.K141]-1)/253*3)" office:value-type="float" office:value="44.4857937378578" calcext:value-type="float">
            <text:p>44.4857937379</text:p>
          </table:table-cell>
          <table:table-cell table:number-columns-repeated="2"/>
          <table:table-cell table:formula="of:=[.L141]/1000" office:value-type="percentage" office:value="0.0444857937378578" calcext:value-type="percentage">
            <text:p>4.45%</text:p>
          </table:table-cell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10^(([.K142]-1)/253*3)" office:value-type="float" office:value="45.7171397539409" calcext:value-type="float">
            <text:p>45.7171397539</text:p>
          </table:table-cell>
          <table:table-cell table:number-columns-repeated="2"/>
          <table:table-cell table:formula="of:=[.L142]/1000" office:value-type="percentage" office:value="0.0457171397539409" calcext:value-type="percentage">
            <text:p>4.57%</text:p>
          </table:table-cell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10^(([.K143]-1)/253*3)" office:value-type="float" office:value="46.982568853272" calcext:value-type="float">
            <text:p>46.9825688533</text:p>
          </table:table-cell>
          <table:table-cell table:number-columns-repeated="2"/>
          <table:table-cell table:formula="of:=[.L143]/1000" office:value-type="percentage" office:value="0.046982568853272" calcext:value-type="percentage">
            <text:p>4.70%</text:p>
          </table:table-cell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10^(([.K144]-1)/253*3)" office:value-type="float" office:value="48.2830244396943" calcext:value-type="float">
            <text:p>48.2830244397</text:p>
          </table:table-cell>
          <table:table-cell table:number-columns-repeated="2"/>
          <table:table-cell table:formula="of:=[.L144]/1000" office:value-type="percentage" office:value="0.0482830244396943" calcext:value-type="percentage">
            <text:p>4.83%</text:p>
          </table:table-cell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10^(([.K145]-1)/253*3)" office:value-type="float" office:value="49.619476030029" calcext:value-type="float">
            <text:p>49.61947603</text:p>
          </table:table-cell>
          <table:table-cell table:number-columns-repeated="2"/>
          <table:table-cell table:formula="of:=[.L145]/1000" office:value-type="percentage" office:value="0.049619476030029" calcext:value-type="percentage">
            <text:p>4.96%</text:p>
          </table:table-cell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10^(([.K146]-1)/253*3)" office:value-type="float" office:value="50.9929199768707" calcext:value-type="float">
            <text:p>50.9929199769</text:p>
          </table:table-cell>
          <table:table-cell table:number-columns-repeated="2"/>
          <table:table-cell table:formula="of:=[.L146]/1000" office:value-type="percentage" office:value="0.0509929199768707" calcext:value-type="percentage">
            <text:p>5.10%</text:p>
          </table:table-cell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10^(([.K147]-1)/253*3)" office:value-type="float" office:value="52.4043802113889" calcext:value-type="float">
            <text:p>52.4043802114</text:p>
          </table:table-cell>
          <table:table-cell table:number-columns-repeated="2"/>
          <table:table-cell table:formula="of:=[.L147]/1000" office:value-type="percentage" office:value="0.0524043802113889" calcext:value-type="percentage">
            <text:p>5.24%</text:p>
          </table:table-cell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10^(([.K148]-1)/253*3)" office:value-type="float" office:value="53.8549090066902" calcext:value-type="float">
            <text:p>53.8549090067</text:p>
          </table:table-cell>
          <table:table-cell table:number-columns-repeated="2"/>
          <table:table-cell table:formula="of:=[.L148]/1000" office:value-type="percentage" office:value="0.0538549090066903" calcext:value-type="percentage">
            <text:p>5.39%</text:p>
          </table:table-cell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10^(([.K149]-1)/253*3)" office:value-type="float" office:value="55.34558776231" calcext:value-type="float">
            <text:p>55.3455877623</text:p>
          </table:table-cell>
          <table:table-cell table:number-columns-repeated="2"/>
          <table:table-cell table:formula="of:=[.L149]/1000" office:value-type="percentage" office:value="0.05534558776231" calcext:value-type="percentage">
            <text:p>5.53%</text:p>
          </table:table-cell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10^(([.K150]-1)/253*3)" office:value-type="float" office:value="56.877527810418" calcext:value-type="float">
            <text:p>56.8775278104</text:p>
          </table:table-cell>
          <table:table-cell table:number-columns-repeated="2"/>
          <table:table-cell table:formula="of:=[.L150]/1000" office:value-type="percentage" office:value="0.056877527810418" calcext:value-type="percentage">
            <text:p>5.69%</text:p>
          </table:table-cell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10^(([.K151]-1)/253*3)" office:value-type="float" office:value="58.4518712443403" calcext:value-type="float">
            <text:p>58.4518712443</text:p>
          </table:table-cell>
          <table:table-cell table:number-columns-repeated="2"/>
          <table:table-cell table:formula="of:=[.L151]/1000" office:value-type="percentage" office:value="0.0584518712443403" calcext:value-type="percentage">
            <text:p>5.85%</text:p>
          </table:table-cell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10^(([.K152]-1)/253*3)" office:value-type="float" office:value="60.069791770013" calcext:value-type="float">
            <text:p>60.06979177</text:p>
          </table:table-cell>
          <table:table-cell table:number-columns-repeated="2"/>
          <table:table-cell table:formula="of:=[.L152]/1000" office:value-type="percentage" office:value="0.060069791770013" calcext:value-type="percentage">
            <text:p>6.01%</text:p>
          </table:table-cell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10^(([.K153]-1)/253*3)" office:value-type="float" office:value="61.7324955810051" calcext:value-type="float">
            <text:p>61.732495581</text:p>
          </table:table-cell>
          <table:table-cell table:number-columns-repeated="2"/>
          <table:table-cell table:formula="of:=[.L153]/1000" office:value-type="percentage" office:value="0.0617324955810051" calcext:value-type="percentage">
            <text:p>6.17%</text:p>
          </table:table-cell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10^(([.K154]-1)/253*3)" office:value-type="float" office:value="63.4412222577611" calcext:value-type="float">
            <text:p>63.4412222578</text:p>
          </table:table-cell>
          <table:table-cell table:number-columns-repeated="2"/>
          <table:table-cell table:formula="of:=[.L154]/1000" office:value-type="percentage" office:value="0.0634412222577611" calcext:value-type="percentage">
            <text:p>6.34%</text:p>
          </table:table-cell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10^(([.K155]-1)/253*3)" office:value-type="float" office:value="65.1972456917334" calcext:value-type="float">
            <text:p>65.1972456917</text:p>
          </table:table-cell>
          <table:table-cell table:number-columns-repeated="2"/>
          <table:table-cell table:formula="of:=[.L155]/1000" office:value-type="percentage" office:value="0.0651972456917334" calcext:value-type="percentage">
            <text:p>6.52%</text:p>
          </table:table-cell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10^(([.K156]-1)/253*3)" office:value-type="float" office:value="67.0018750350959" calcext:value-type="float">
            <text:p>67.0018750351</text:p>
          </table:table-cell>
          <table:table-cell table:number-columns-repeated="2"/>
          <table:table-cell table:formula="of:=[.L156]/1000" office:value-type="percentage" office:value="0.0670018750350959" calcext:value-type="percentage">
            <text:p>6.70%</text:p>
          </table:table-cell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10^(([.K157]-1)/253*3)" office:value-type="float" office:value="68.8564556767436" calcext:value-type="float">
            <text:p>68.8564556767</text:p>
          </table:table-cell>
          <table:table-cell table:number-columns-repeated="2"/>
          <table:table-cell table:formula="of:=[.L157]/1000" office:value-type="percentage" office:value="0.0688564556767436" calcext:value-type="percentage">
            <text:p>6.89%</text:p>
          </table:table-cell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10^(([.K158]-1)/253*3)" office:value-type="float" office:value="70.7623702453086" calcext:value-type="float">
            <text:p>70.7623702453</text:p>
          </table:table-cell>
          <table:table-cell table:number-columns-repeated="2"/>
          <table:table-cell table:formula="of:=[.L158]/1000" office:value-type="percentage" office:value="0.0707623702453086" calcext:value-type="percentage">
            <text:p>7.08%</text:p>
          </table:table-cell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10^(([.K159]-1)/253*3)" office:value-type="float" office:value="72.7210396399385" calcext:value-type="float">
            <text:p>72.7210396399</text:p>
          </table:table-cell>
          <table:table-cell table:number-columns-repeated="2"/>
          <table:table-cell table:formula="of:=[.L159]/1000" office:value-type="percentage" office:value="0.0727210396399385" calcext:value-type="percentage">
            <text:p>7.27%</text:p>
          </table:table-cell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10^(([.K160]-1)/253*3)" office:value-type="float" office:value="74.7339240896062" calcext:value-type="float">
            <text:p>74.7339240896</text:p>
          </table:table-cell>
          <table:table-cell table:number-columns-repeated="2"/>
          <table:table-cell table:formula="of:=[.L160]/1000" office:value-type="percentage" office:value="0.0747339240896062" calcext:value-type="percentage">
            <text:p>7.47%</text:p>
          </table:table-cell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10^(([.K161]-1)/253*3)" office:value-type="float" office:value="76.8025242417417" calcext:value-type="float">
            <text:p>76.8025242417</text:p>
          </table:table-cell>
          <table:table-cell table:number-columns-repeated="2"/>
          <table:table-cell table:formula="of:=[.L161]/1000" office:value-type="percentage" office:value="0.0768025242417417" calcext:value-type="percentage">
            <text:p>7.68%</text:p>
          </table:table-cell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10^(([.K162]-1)/253*3)" office:value-type="float" office:value="78.9283822809951" calcext:value-type="float">
            <text:p>78.928382281</text:p>
          </table:table-cell>
          <table:table-cell table:number-columns-repeated="2"/>
          <table:table-cell table:formula="of:=[.L162]/1000" office:value-type="percentage" office:value="0.0789283822809951" calcext:value-type="percentage">
            <text:p>7.89%</text:p>
          </table:table-cell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10^(([.K163]-1)/253*3)" office:value-type="float" office:value="81.1130830789687" calcext:value-type="float">
            <text:p>81.113083079</text:p>
          </table:table-cell>
          <table:table-cell table:number-columns-repeated="2"/>
          <table:table-cell table:formula="of:=[.L163]/1000" office:value-type="percentage" office:value="0.0811130830789687" calcext:value-type="percentage">
            <text:p>8.11%</text:p>
          </table:table-cell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10^(([.K164]-1)/253*3)" office:value-type="float" office:value="83.3582553757712" calcext:value-type="float">
            <text:p>83.3582553758</text:p>
          </table:table-cell>
          <table:table-cell table:number-columns-repeated="2"/>
          <table:table-cell table:formula="of:=[.L164]/1000" office:value-type="percentage" office:value="0.0833582553757712" calcext:value-type="percentage">
            <text:p>8.34%</text:p>
          </table:table-cell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10^(([.K165]-1)/253*3)" office:value-type="float" office:value="85.6655729942775" calcext:value-type="float">
            <text:p>85.6655729943</text:p>
          </table:table-cell>
          <table:table-cell table:number-columns-repeated="2"/>
          <table:table-cell table:formula="of:=[.L165]/1000" office:value-type="percentage" office:value="0.0856655729942775" calcext:value-type="percentage">
            <text:p>8.57%</text:p>
          </table:table-cell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10^(([.K166]-1)/253*3)" office:value-type="float" office:value="88.0367560879988" calcext:value-type="float">
            <text:p>88.036756088</text:p>
          </table:table-cell>
          <table:table-cell table:number-columns-repeated="2"/>
          <table:table-cell table:formula="of:=[.L166]/1000" office:value-type="percentage" office:value="0.0880367560879988" calcext:value-type="percentage">
            <text:p>8.80%</text:p>
          </table:table-cell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10^(([.K167]-1)/253*3)" office:value-type="float" office:value="90.473572423493" calcext:value-type="float">
            <text:p>90.4735724235</text:p>
          </table:table-cell>
          <table:table-cell table:number-columns-repeated="2"/>
          <table:table-cell table:formula="of:=[.L167]/1000" office:value-type="percentage" office:value="0.090473572423493" calcext:value-type="percentage">
            <text:p>9.05%</text:p>
          </table:table-cell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10^(([.K168]-1)/253*3)" office:value-type="float" office:value="92.9778386982716" calcext:value-type="float">
            <text:p>92.9778386983</text:p>
          </table:table-cell>
          <table:table-cell table:number-columns-repeated="2"/>
          <table:table-cell table:formula="of:=[.L168]/1000" office:value-type="percentage" office:value="0.0929778386982716" calcext:value-type="percentage">
            <text:p>9.30%</text:p>
          </table:table-cell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10^(([.K169]-1)/253*3)" office:value-type="float" office:value="95.5514218951856" calcext:value-type="float">
            <text:p>95.5514218952</text:p>
          </table:table-cell>
          <table:table-cell table:number-columns-repeated="2"/>
          <table:table-cell table:formula="of:=[.L169]/1000" office:value-type="percentage" office:value="0.0955514218951856" calcext:value-type="percentage">
            <text:p>9.56%</text:p>
          </table:table-cell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10^(([.K170]-1)/253*3)" office:value-type="float" office:value="98.1962406743005" calcext:value-type="float">
            <text:p>98.1962406743</text:p>
          </table:table-cell>
          <table:table-cell table:number-columns-repeated="2"/>
          <table:table-cell table:formula="of:=[.L170]/1000" office:value-type="percentage" office:value="0.0981962406743005" calcext:value-type="percentage">
            <text:p>9.82%</text:p>
          </table:table-cell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10^(([.K171]-1)/253*3)" office:value-type="float" office:value="100.914266803297" calcext:value-type="float">
            <text:p>100.9142668033</text:p>
          </table:table-cell>
          <table:table-cell table:number-columns-repeated="2"/>
          <table:table-cell table:formula="of:=[.L171]/1000" office:value-type="percentage" office:value="0.100914266803297" calcext:value-type="percentage">
            <text:p>10.09%</text:p>
          </table:table-cell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10^(([.K172]-1)/253*3)" office:value-type="float" office:value="103.707526627465" calcext:value-type="float">
            <text:p>103.7075266275</text:p>
          </table:table-cell>
          <table:table-cell table:number-columns-repeated="2"/>
          <table:table-cell table:formula="of:=[.L172]/1000" office:value-type="percentage" office:value="0.103707526627465" calcext:value-type="percentage">
            <text:p>10.37%</text:p>
          </table:table-cell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10^(([.K173]-1)/253*3)" office:value-type="float" office:value="106.578102580387" calcext:value-type="float">
            <text:p>106.5781025804</text:p>
          </table:table-cell>
          <table:table-cell table:number-columns-repeated="2"/>
          <table:table-cell table:formula="of:=[.L173]/1000" office:value-type="percentage" office:value="0.106578102580387" calcext:value-type="percentage">
            <text:p>10.66%</text:p>
          </table:table-cell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10^(([.K174]-1)/253*3)" office:value-type="float" office:value="109.528134736437" calcext:value-type="float">
            <text:p>109.5281347364</text:p>
          </table:table-cell>
          <table:table-cell table:number-columns-repeated="2"/>
          <table:table-cell table:formula="of:=[.L174]/1000" office:value-type="percentage" office:value="0.109528134736437" calcext:value-type="percentage">
            <text:p>10.95%</text:p>
          </table:table-cell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10^(([.K175]-1)/253*3)" office:value-type="float" office:value="112.559822406246" calcext:value-type="float">
            <text:p>112.5598224062</text:p>
          </table:table-cell>
          <table:table-cell table:number-columns-repeated="2"/>
          <table:table-cell table:formula="of:=[.L175]/1000" office:value-type="percentage" office:value="0.112559822406246" calcext:value-type="percentage">
            <text:p>11.26%</text:p>
          </table:table-cell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10^(([.K176]-1)/253*3)" office:value-type="float" office:value="115.675425776339" calcext:value-type="float">
            <text:p>115.6754257763</text:p>
          </table:table-cell>
          <table:table-cell table:number-columns-repeated="2"/>
          <table:table-cell table:formula="of:=[.L176]/1000" office:value-type="percentage" office:value="0.115675425776339" calcext:value-type="percentage">
            <text:p>11.57%</text:p>
          </table:table-cell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10^(([.K177]-1)/253*3)" office:value-type="float" office:value="118.877267594151" calcext:value-type="float">
            <text:p>118.8772675942</text:p>
          </table:table-cell>
          <table:table-cell table:number-columns-repeated="2"/>
          <table:table-cell table:formula="of:=[.L177]/1000" office:value-type="percentage" office:value="0.118877267594151" calcext:value-type="percentage">
            <text:p>11.89%</text:p>
          </table:table-cell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10^(([.K178]-1)/253*3)" office:value-type="float" office:value="122.167734899679" calcext:value-type="float">
            <text:p>122.1677348997</text:p>
          </table:table-cell>
          <table:table-cell table:number-columns-repeated="2"/>
          <table:table-cell table:formula="of:=[.L178]/1000" office:value-type="percentage" office:value="0.122167734899679" calcext:value-type="percentage">
            <text:p>12.22%</text:p>
          </table:table-cell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10^(([.K179]-1)/253*3)" office:value-type="float" office:value="125.549280805077" calcext:value-type="float">
            <text:p>125.5492808051</text:p>
          </table:table-cell>
          <table:table-cell table:number-columns-repeated="2"/>
          <table:table-cell table:formula="of:=[.L179]/1000" office:value-type="percentage" office:value="0.125549280805077" calcext:value-type="percentage">
            <text:p>12.55%</text:p>
          </table:table-cell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10^(([.K180]-1)/253*3)" office:value-type="float" office:value="129.024426323496" calcext:value-type="float">
            <text:p>129.0244263235</text:p>
          </table:table-cell>
          <table:table-cell table:number-columns-repeated="2"/>
          <table:table-cell table:formula="of:=[.L180]/1000" office:value-type="percentage" office:value="0.129024426323496" calcext:value-type="percentage">
            <text:p>12.90%</text:p>
          </table:table-cell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10^(([.K181]-1)/253*3)" office:value-type="float" office:value="132.595762248557" calcext:value-type="float">
            <text:p>132.5957622486</text:p>
          </table:table-cell>
          <table:table-cell table:number-columns-repeated="2"/>
          <table:table-cell table:formula="of:=[.L181]/1000" office:value-type="percentage" office:value="0.132595762248557" calcext:value-type="percentage">
            <text:p>13.26%</text:p>
          </table:table-cell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10^(([.K182]-1)/253*3)" office:value-type="float" office:value="136.265951085837" calcext:value-type="float">
            <text:p>136.2659510858</text:p>
          </table:table-cell>
          <table:table-cell table:number-columns-repeated="2"/>
          <table:table-cell table:formula="of:=[.L182]/1000" office:value-type="percentage" office:value="0.136265951085837" calcext:value-type="percentage">
            <text:p>13.63%</text:p>
          </table:table-cell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10^(([.K183]-1)/253*3)" office:value-type="float" office:value="140.03772903783" calcext:value-type="float">
            <text:p>140.0377290378</text:p>
          </table:table-cell>
          <table:table-cell table:number-columns-repeated="2"/>
          <table:table-cell table:formula="of:=[.L183]/1000" office:value-type="percentage" office:value="0.14003772903783" calcext:value-type="percentage">
            <text:p>14.00%</text:p>
          </table:table-cell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10^(([.K184]-1)/253*3)" office:value-type="float" office:value="143.913908043832" calcext:value-type="float">
            <text:p>143.9139080438</text:p>
          </table:table-cell>
          <table:table-cell table:number-columns-repeated="2"/>
          <table:table-cell table:formula="of:=[.L184]/1000" office:value-type="percentage" office:value="0.143913908043832" calcext:value-type="percentage">
            <text:p>14.39%</text:p>
          </table:table-cell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10^(([.K185]-1)/253*3)" office:value-type="float" office:value="147.897377876314" calcext:value-type="float">
            <text:p>147.8973778763</text:p>
          </table:table-cell>
          <table:table-cell table:number-columns-repeated="2"/>
          <table:table-cell table:formula="of:=[.L185]/1000" office:value-type="percentage" office:value="0.147897377876313" calcext:value-type="percentage">
            <text:p>14.79%</text:p>
          </table:table-cell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10^(([.K186]-1)/253*3)" office:value-type="float" office:value="151.991108295293" calcext:value-type="float">
            <text:p>151.9911082953</text:p>
          </table:table-cell>
          <table:table-cell table:number-columns-repeated="2"/>
          <table:table-cell table:formula="of:=[.L186]/1000" office:value-type="percentage" office:value="0.151991108295293" calcext:value-type="percentage">
            <text:p>15.20%</text:p>
          </table:table-cell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10^(([.K187]-1)/253*3)" office:value-type="float" office:value="156.198151262365" calcext:value-type="float">
            <text:p>156.1981512624</text:p>
          </table:table-cell>
          <table:table-cell table:number-columns-repeated="2"/>
          <table:table-cell table:formula="of:=[.L187]/1000" office:value-type="percentage" office:value="0.156198151262365" calcext:value-type="percentage">
            <text:p>15.62%</text:p>
          </table:table-cell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10^(([.K188]-1)/253*3)" office:value-type="float" office:value="160.521643215995" calcext:value-type="float">
            <text:p>160.521643216</text:p>
          </table:table-cell>
          <table:table-cell table:number-columns-repeated="2"/>
          <table:table-cell table:formula="of:=[.L188]/1000" office:value-type="percentage" office:value="0.160521643215995" calcext:value-type="percentage">
            <text:p>16.05%</text:p>
          </table:table-cell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10^(([.K189]-1)/253*3)" office:value-type="float" office:value="164.964807409802" calcext:value-type="float">
            <text:p>164.9648074098</text:p>
          </table:table-cell>
          <table:table-cell table:number-columns-repeated="2"/>
          <table:table-cell table:formula="of:=[.L189]/1000" office:value-type="percentage" office:value="0.164964807409802" calcext:value-type="percentage">
            <text:p>16.50%</text:p>
          </table:table-cell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10^(([.K190]-1)/253*3)" office:value-type="float" office:value="169.530956315562" calcext:value-type="float">
            <text:p>169.5309563156</text:p>
          </table:table-cell>
          <table:table-cell table:number-columns-repeated="2"/>
          <table:table-cell table:formula="of:=[.L190]/1000" office:value-type="percentage" office:value="0.169530956315562" calcext:value-type="percentage">
            <text:p>16.95%</text:p>
          </table:table-cell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10^(([.K191]-1)/253*3)" office:value-type="float" office:value="174.223494092724" calcext:value-type="float">
            <text:p>174.2234940927</text:p>
          </table:table-cell>
          <table:table-cell table:number-columns-repeated="2"/>
          <table:table-cell table:formula="of:=[.L191]/1000" office:value-type="percentage" office:value="0.174223494092724" calcext:value-type="percentage">
            <text:p>17.42%</text:p>
          </table:table-cell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10^(([.K192]-1)/253*3)" office:value-type="float" office:value="179.045919126282" calcext:value-type="float">
            <text:p>179.0459191263</text:p>
          </table:table-cell>
          <table:table-cell table:number-columns-repeated="2"/>
          <table:table-cell table:formula="of:=[.L192]/1000" office:value-type="percentage" office:value="0.179045919126282" calcext:value-type="percentage">
            <text:p>17.90%</text:p>
          </table:table-cell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10^(([.K193]-1)/253*3)" office:value-type="float" office:value="184.001826634896" calcext:value-type="float">
            <text:p>184.0018266349</text:p>
          </table:table-cell>
          <table:table-cell table:number-columns-repeated="2"/>
          <table:table-cell table:formula="of:=[.L193]/1000" office:value-type="percentage" office:value="0.184001826634896" calcext:value-type="percentage">
            <text:p>18.40%</text:p>
          </table:table-cell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10^(([.K194]-1)/253*3)" office:value-type="float" office:value="189.094911351199" calcext:value-type="float">
            <text:p>189.0949113512</text:p>
          </table:table-cell>
          <table:table-cell table:number-columns-repeated="2"/>
          <table:table-cell table:formula="of:=[.L194]/1000" office:value-type="percentage" office:value="0.189094911351199" calcext:value-type="percentage">
            <text:p>18.91%</text:p>
          </table:table-cell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10^(([.K195]-1)/253*3)" office:value-type="float" office:value="194.328970276301" calcext:value-type="float">
            <text:p>194.3289702763</text:p>
          </table:table-cell>
          <table:table-cell table:number-columns-repeated="2"/>
          <table:table-cell table:formula="of:=[.L195]/1000" office:value-type="percentage" office:value="0.194328970276301" calcext:value-type="percentage">
            <text:p>19.43%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10^(([.K196]-1)/253*3)" office:value-type="float" office:value="199.707905510531" calcext:value-type="float">
            <text:p>199.7079055105</text:p>
          </table:table-cell>
          <table:table-cell table:number-columns-repeated="2"/>
          <table:table-cell table:formula="of:=[.L196]/1000" office:value-type="percentage" office:value="0.199707905510531" calcext:value-type="percentage">
            <text:p>19.97%</text:p>
          </table:table-cell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10^(([.K197]-1)/253*3)" office:value-type="float" office:value="205.235727162535" calcext:value-type="float">
            <text:p>205.2357271625</text:p>
          </table:table-cell>
          <table:table-cell table:number-columns-repeated="2"/>
          <table:table-cell table:formula="of:=[.L197]/1000" office:value-type="percentage" office:value="0.205235727162535" calcext:value-type="percentage">
            <text:p>20.52%</text:p>
          </table:table-cell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10^(([.K198]-1)/253*3)" office:value-type="float" office:value="210.916556338894" calcext:value-type="float">
            <text:p>210.9165563389</text:p>
          </table:table-cell>
          <table:table-cell table:number-columns-repeated="2"/>
          <table:table-cell table:formula="of:=[.L198]/1000" office:value-type="percentage" office:value="0.210916556338894" calcext:value-type="percentage">
            <text:p>21.09%</text:p>
          </table:table-cell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10^(([.K199]-1)/253*3)" office:value-type="float" office:value="216.754628216497" calcext:value-type="float">
            <text:p>216.7546282165</text:p>
          </table:table-cell>
          <table:table-cell table:number-columns-repeated="2"/>
          <table:table-cell table:formula="of:=[.L199]/1000" office:value-type="percentage" office:value="0.216754628216497" calcext:value-type="percentage">
            <text:p>21.68%</text:p>
          </table:table-cell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formula="of:=10^(([.K200]-1)/253*3)" office:value-type="float" office:value="222.754295199956" calcext:value-type="float">
            <text:p>222.7542952</text:p>
          </table:table-cell>
          <table:table-cell table:number-columns-repeated="2"/>
          <table:table-cell table:formula="of:=[.L200]/1000" office:value-type="percentage" office:value="0.222754295199956" calcext:value-type="percentage">
            <text:p>22.28%</text:p>
          </table:table-cell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formula="of:=10^(([.K201]-1)/253*3)" office:value-type="float" office:value="228.920030166408" calcext:value-type="float">
            <text:p>228.9200301664</text:p>
          </table:table-cell>
          <table:table-cell table:number-columns-repeated="2"/>
          <table:table-cell table:formula="of:=[.L201]/1000" office:value-type="percentage" office:value="0.228920030166408" calcext:value-type="percentage">
            <text:p>22.89%</text:p>
          </table:table-cell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formula="of:=10^(([.K202]-1)/253*3)" office:value-type="float" office:value="235.256429800144" calcext:value-type="float">
            <text:p>235.2564298001</text:p>
          </table:table-cell>
          <table:table-cell table:number-columns-repeated="2"/>
          <table:table-cell table:formula="of:=[.L202]/1000" office:value-type="percentage" office:value="0.235256429800144" calcext:value-type="percentage">
            <text:p>23.53%</text:p>
          </table:table-cell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formula="of:=10^(([.K203]-1)/253*3)" office:value-type="float" office:value="241.768218019533" calcext:value-type="float">
            <text:p>241.7682180195</text:p>
          </table:table-cell>
          <table:table-cell table:number-columns-repeated="2"/>
          <table:table-cell table:formula="of:=[.L203]/1000" office:value-type="percentage" office:value="0.241768218019533" calcext:value-type="percentage">
            <text:p>24.18%</text:p>
          </table:table-cell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formula="of:=10^(([.K204]-1)/253*3)" office:value-type="float" office:value="248.460249498799" calcext:value-type="float">
            <text:p>248.4602494988</text:p>
          </table:table-cell>
          <table:table-cell table:number-columns-repeated="2"/>
          <table:table-cell table:formula="of:=[.L204]/1000" office:value-type="percentage" office:value="0.248460249498799" calcext:value-type="percentage">
            <text:p>24.85%</text:p>
          </table:table-cell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formula="of:=10^(([.K205]-1)/253*3)" office:value-type="float" office:value="255.337513287283" calcext:value-type="float">
            <text:p>255.3375132873</text:p>
          </table:table-cell>
          <table:table-cell table:number-columns-repeated="2"/>
          <table:table-cell table:formula="of:=[.L205]/1000" office:value-type="percentage" office:value="0.255337513287283" calcext:value-type="percentage">
            <text:p>25.53%</text:p>
          </table:table-cell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formula="of:=10^(([.K206]-1)/253*3)" office:value-type="float" office:value="262.405136528887" calcext:value-type="float">
            <text:p>262.4051365289</text:p>
          </table:table-cell>
          <table:table-cell table:number-columns-repeated="2"/>
          <table:table-cell table:formula="of:=[.L206]/1000" office:value-type="percentage" office:value="0.262405136528887" calcext:value-type="percentage">
            <text:p>26.24%</text:p>
          </table:table-cell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formula="of:=10^(([.K207]-1)/253*3)" office:value-type="float" office:value="269.66838828446" calcext:value-type="float">
            <text:p>269.6683882845</text:p>
          </table:table-cell>
          <table:table-cell table:number-columns-repeated="2"/>
          <table:table-cell table:formula="of:=[.L207]/1000" office:value-type="percentage" office:value="0.26966838828446" calcext:value-type="percentage">
            <text:p>26.97%</text:p>
          </table:table-cell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formula="of:=10^(([.K208]-1)/253*3)" office:value-type="float" office:value="277.132683460002" calcext:value-type="float">
            <text:p>277.13268346</text:p>
          </table:table-cell>
          <table:table-cell table:number-columns-repeated="2"/>
          <table:table-cell table:formula="of:=[.L208]/1000" office:value-type="percentage" office:value="0.277132683460002" calcext:value-type="percentage">
            <text:p>27.71%</text:p>
          </table:table-cell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formula="of:=10^(([.K209]-1)/253*3)" office:value-type="float" office:value="284.80358684358" calcext:value-type="float">
            <text:p>284.8035868436</text:p>
          </table:table-cell>
          <table:table-cell table:number-columns-repeated="2"/>
          <table:table-cell table:formula="of:=[.L209]/1000" office:value-type="percentage" office:value="0.28480358684358" calcext:value-type="percentage">
            <text:p>28.48%</text:p>
          </table:table-cell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formula="of:=10^(([.K210]-1)/253*3)" office:value-type="float" office:value="292.686817254002" calcext:value-type="float">
            <text:p>292.686817254</text:p>
          </table:table-cell>
          <table:table-cell table:number-columns-repeated="2"/>
          <table:table-cell table:formula="of:=[.L210]/1000" office:value-type="percentage" office:value="0.292686817254002" calcext:value-type="percentage">
            <text:p>29.27%</text:p>
          </table:table-cell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formula="of:=10^(([.K211]-1)/253*3)" office:value-type="float" office:value="300.78825180431" calcext:value-type="float">
            <text:p>300.7882518043</text:p>
          </table:table-cell>
          <table:table-cell table:number-columns-repeated="2"/>
          <table:table-cell table:formula="of:=[.L211]/1000" office:value-type="percentage" office:value="0.30078825180431" calcext:value-type="percentage">
            <text:p>30.08%</text:p>
          </table:table-cell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formula="of:=10^(([.K212]-1)/253*3)" office:value-type="float" office:value="309.113930283295" calcext:value-type="float">
            <text:p>309.1139302833</text:p>
          </table:table-cell>
          <table:table-cell table:number-columns-repeated="2"/>
          <table:table-cell table:formula="of:=[.L212]/1000" office:value-type="percentage" office:value="0.309113930283295" calcext:value-type="percentage">
            <text:p>30.91%</text:p>
          </table:table-cell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formula="of:=10^(([.K213]-1)/253*3)" office:value-type="float" office:value="317.670059658282" calcext:value-type="float">
            <text:p>317.6700596583</text:p>
          </table:table-cell>
          <table:table-cell table:number-columns-repeated="2"/>
          <table:table-cell table:formula="of:=[.L213]/1000" office:value-type="percentage" office:value="0.317670059658282" calcext:value-type="percentage">
            <text:p>31.77%</text:p>
          </table:table-cell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formula="of:=10^(([.K214]-1)/253*3)" office:value-type="float" office:value="326.463018702559" calcext:value-type="float">
            <text:p>326.4630187026</text:p>
          </table:table-cell>
          <table:table-cell table:number-columns-repeated="2"/>
          <table:table-cell table:formula="of:=[.L214]/1000" office:value-type="percentage" office:value="0.326463018702559" calcext:value-type="percentage">
            <text:p>32.65%</text:p>
          </table:table-cell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formula="of:=10^(([.K215]-1)/253*3)" office:value-type="float" office:value="335.499362750879" calcext:value-type="float">
            <text:p>335.4993627509</text:p>
          </table:table-cell>
          <table:table-cell table:number-columns-repeated="2"/>
          <table:table-cell table:formula="of:=[.L215]/1000" office:value-type="percentage" office:value="0.335499362750879" calcext:value-type="percentage">
            <text:p>33.55%</text:p>
          </table:table-cell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formula="of:=10^(([.K216]-1)/253*3)" office:value-type="float" office:value="344.785828586603" calcext:value-type="float">
            <text:p>344.7858285866</text:p>
          </table:table-cell>
          <table:table-cell table:number-columns-repeated="2"/>
          <table:table-cell table:formula="of:=[.L216]/1000" office:value-type="percentage" office:value="0.344785828586603" calcext:value-type="percentage">
            <text:p>34.48%</text:p>
          </table:table-cell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formula="of:=10^(([.K217]-1)/253*3)" office:value-type="float" office:value="354.329339464116" calcext:value-type="float">
            <text:p>354.3293394641</text:p>
          </table:table-cell>
          <table:table-cell table:number-columns-repeated="2"/>
          <table:table-cell table:formula="of:=[.L217]/1000" office:value-type="percentage" office:value="0.354329339464116" calcext:value-type="percentage">
            <text:p>35.43%</text:p>
          </table:table-cell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formula="of:=10^(([.K218]-1)/253*3)" office:value-type="float" office:value="364.13701027025" calcext:value-type="float">
            <text:p>364.1370102703</text:p>
          </table:table-cell>
          <table:table-cell table:number-columns-repeated="2"/>
          <table:table-cell table:formula="of:=[.L218]/1000" office:value-type="percentage" office:value="0.36413701027025" calcext:value-type="percentage">
            <text:p>36.41%</text:p>
          </table:table-cell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formula="of:=10^(([.K219]-1)/253*3)" office:value-type="float" office:value="374.216152828589" calcext:value-type="float">
            <text:p>374.2161528286</text:p>
          </table:table-cell>
          <table:table-cell table:number-columns-repeated="2"/>
          <table:table-cell table:formula="of:=[.L219]/1000" office:value-type="percentage" office:value="0.374216152828589" calcext:value-type="percentage">
            <text:p>37.42%</text:p>
          </table:table-cell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formula="of:=10^(([.K220]-1)/253*3)" office:value-type="float" office:value="384.574281350578" calcext:value-type="float">
            <text:p>384.5742813506</text:p>
          </table:table-cell>
          <table:table-cell table:number-columns-repeated="2"/>
          <table:table-cell table:formula="of:=[.L220]/1000" office:value-type="percentage" office:value="0.384574281350578" calcext:value-type="percentage">
            <text:p>38.46%</text:p>
          </table:table-cell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formula="of:=10^(([.K221]-1)/253*3)" office:value-type="float" office:value="395.219118037533" calcext:value-type="float">
            <text:p>395.2191180375</text:p>
          </table:table-cell>
          <table:table-cell table:number-columns-repeated="2"/>
          <table:table-cell table:formula="of:=[.L221]/1000" office:value-type="percentage" office:value="0.395219118037533" calcext:value-type="percentage">
            <text:p>39.52%</text:p>
          </table:table-cell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formula="of:=10^(([.K222]-1)/253*3)" office:value-type="float" office:value="406.158598837698" calcext:value-type="float">
            <text:p>406.1585988377</text:p>
          </table:table-cell>
          <table:table-cell table:number-columns-repeated="2"/>
          <table:table-cell table:formula="of:=[.L222]/1000" office:value-type="percentage" office:value="0.406158598837698" calcext:value-type="percentage">
            <text:p>40.62%</text:p>
          </table:table-cell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formula="of:=10^(([.K223]-1)/253*3)" office:value-type="float" office:value="417.400879362662" calcext:value-type="float">
            <text:p>417.4008793627</text:p>
          </table:table-cell>
          <table:table-cell table:number-columns-repeated="2"/>
          <table:table-cell table:formula="of:=[.L223]/1000" office:value-type="percentage" office:value="0.417400879362662" calcext:value-type="percentage">
            <text:p>41.74%</text:p>
          </table:table-cell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formula="of:=10^(([.K224]-1)/253*3)" office:value-type="float" office:value="428.954340967539" calcext:value-type="float">
            <text:p>428.9543409675</text:p>
          </table:table-cell>
          <table:table-cell table:number-columns-repeated="2"/>
          <table:table-cell table:formula="of:=[.L224]/1000" office:value-type="percentage" office:value="0.428954340967539" calcext:value-type="percentage">
            <text:p>42.90%</text:p>
          </table:table-cell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formula="of:=10^(([.K225]-1)/253*3)" office:value-type="float" office:value="440.827596999441" calcext:value-type="float">
            <text:p>440.8275969994</text:p>
          </table:table-cell>
          <table:table-cell table:number-columns-repeated="2"/>
          <table:table-cell table:formula="of:=[.L225]/1000" office:value-type="percentage" office:value="0.440827596999441" calcext:value-type="percentage">
            <text:p>44.08%</text:p>
          </table:table-cell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formula="of:=10^(([.K226]-1)/253*3)" office:value-type="float" office:value="453.029499218908" calcext:value-type="float">
            <text:p>453.0294992189</text:p>
          </table:table-cell>
          <table:table-cell table:number-columns-repeated="2"/>
          <table:table-cell table:formula="of:=[.L226]/1000" office:value-type="percentage" office:value="0.453029499218908" calcext:value-type="percentage">
            <text:p>45.30%</text:p>
          </table:table-cell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formula="of:=10^(([.K227]-1)/253*3)" office:value-type="float" office:value="465.569144399087" calcext:value-type="float">
            <text:p>465.5691443991</text:p>
          </table:table-cell>
          <table:table-cell table:number-columns-repeated="2"/>
          <table:table-cell table:formula="of:=[.L227]/1000" office:value-type="percentage" office:value="0.465569144399087" calcext:value-type="percentage">
            <text:p>46.56%</text:p>
          </table:table-cell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formula="of:=10^(([.K228]-1)/253*3)" office:value-type="float" office:value="478.455881107555" calcext:value-type="float">
            <text:p>478.4558811076</text:p>
          </table:table-cell>
          <table:table-cell table:number-columns-repeated="2"/>
          <table:table-cell table:formula="of:=[.L228]/1000" office:value-type="percentage" office:value="0.478455881107555" calcext:value-type="percentage">
            <text:p>47.85%</text:p>
          </table:table-cell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formula="of:=10^(([.K229]-1)/253*3)" office:value-type="float" office:value="491.699316675885" calcext:value-type="float">
            <text:p>491.6993166759</text:p>
          </table:table-cell>
          <table:table-cell table:number-columns-repeated="2"/>
          <table:table-cell table:formula="of:=[.L229]/1000" office:value-type="percentage" office:value="0.491699316675885" calcext:value-type="percentage">
            <text:p>49.17%</text:p>
          </table:table-cell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formula="of:=10^(([.K230]-1)/253*3)" office:value-type="float" office:value="505.309324362101" calcext:value-type="float">
            <text:p>505.3093243621</text:p>
          </table:table-cell>
          <table:table-cell table:number-columns-repeated="2"/>
          <table:table-cell table:formula="of:=[.L230]/1000" office:value-type="percentage" office:value="0.505309324362101" calcext:value-type="percentage">
            <text:p>50.53%</text:p>
          </table:table-cell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formula="of:=10^(([.K231]-1)/253*3)" office:value-type="float" office:value="519.296050711403" calcext:value-type="float">
            <text:p>519.2960507114</text:p>
          </table:table-cell>
          <table:table-cell table:number-columns-repeated="2"/>
          <table:table-cell table:formula="of:=[.L231]/1000" office:value-type="percentage" office:value="0.519296050711403" calcext:value-type="percentage">
            <text:p>51.93%</text:p>
          </table:table-cell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formula="of:=10^(([.K232]-1)/253*3)" office:value-type="float" office:value="533.669923120631" calcext:value-type="float">
            <text:p>533.6699231206</text:p>
          </table:table-cell>
          <table:table-cell table:number-columns-repeated="2"/>
          <table:table-cell table:formula="of:=[.L232]/1000" office:value-type="percentage" office:value="0.533669923120631" calcext:value-type="percentage">
            <text:p>53.37%</text:p>
          </table:table-cell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formula="of:=10^(([.K233]-1)/253*3)" office:value-type="float" office:value="548.441657612102" calcext:value-type="float">
            <text:p>548.4416576121</text:p>
          </table:table-cell>
          <table:table-cell table:number-columns-repeated="2"/>
          <table:table-cell table:formula="of:=[.L233]/1000" office:value-type="percentage" office:value="0.548441657612101" calcext:value-type="percentage">
            <text:p>54.84%</text:p>
          </table:table-cell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formula="of:=10^(([.K234]-1)/253*3)" office:value-type="float" office:value="563.622266822633" calcext:value-type="float">
            <text:p>563.6222668226</text:p>
          </table:table-cell>
          <table:table-cell table:number-columns-repeated="2"/>
          <table:table-cell table:formula="of:=[.L234]/1000" office:value-type="percentage" office:value="0.563622266822633" calcext:value-type="percentage">
            <text:p>56.36%</text:p>
          </table:table-cell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formula="of:=10^(([.K235]-1)/253*3)" office:value-type="float" office:value="579.223068213688" calcext:value-type="float">
            <text:p>579.2230682137</text:p>
          </table:table-cell>
          <table:table-cell table:number-columns-repeated="2"/>
          <table:table-cell table:formula="of:=[.L235]/1000" office:value-type="percentage" office:value="0.579223068213688" calcext:value-type="percentage">
            <text:p>57.92%</text:p>
          </table:table-cell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formula="of:=10^(([.K236]-1)/253*3)" office:value-type="float" office:value="595.255692508787" calcext:value-type="float">
            <text:p>595.2556925088</text:p>
          </table:table-cell>
          <table:table-cell table:number-columns-repeated="2"/>
          <table:table-cell table:formula="of:=[.L236]/1000" office:value-type="percentage" office:value="0.595255692508787" calcext:value-type="percentage">
            <text:p>59.53%</text:p>
          </table:table-cell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formula="of:=10^(([.K237]-1)/253*3)" office:value-type="float" office:value="611.73209236445" calcext:value-type="float">
            <text:p>611.7320923645</text:p>
          </table:table-cell>
          <table:table-cell table:number-columns-repeated="2"/>
          <table:table-cell table:formula="of:=[.L237]/1000" office:value-type="percentage" office:value="0.61173209236445" calcext:value-type="percentage">
            <text:p>61.17%</text:p>
          </table:table-cell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formula="of:=10^(([.K238]-1)/253*3)" office:value-type="float" office:value="628.664551281153" calcext:value-type="float">
            <text:p>628.6645512812</text:p>
          </table:table-cell>
          <table:table-cell table:number-columns-repeated="2"/>
          <table:table-cell table:formula="of:=[.L238]/1000" office:value-type="percentage" office:value="0.628664551281153" calcext:value-type="percentage">
            <text:p>62.87%</text:p>
          </table:table-cell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formula="of:=10^(([.K239]-1)/253*3)" office:value-type="float" office:value="646.065692760932" calcext:value-type="float">
            <text:p>646.0656927609</text:p>
          </table:table-cell>
          <table:table-cell table:number-columns-repeated="2"/>
          <table:table-cell table:formula="of:=[.L239]/1000" office:value-type="percentage" office:value="0.646065692760932" calcext:value-type="percentage">
            <text:p>64.61%</text:p>
          </table:table-cell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formula="of:=10^(([.K240]-1)/253*3)" office:value-type="float" office:value="663.948489718473" calcext:value-type="float">
            <text:p>663.9484897185</text:p>
          </table:table-cell>
          <table:table-cell table:number-columns-repeated="2"/>
          <table:table-cell table:formula="of:=[.L240]/1000" office:value-type="percentage" office:value="0.663948489718473" calcext:value-type="percentage">
            <text:p>66.39%</text:p>
          </table:table-cell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formula="of:=10^(([.K241]-1)/253*3)" office:value-type="float" office:value="682.326274152686" calcext:value-type="float">
            <text:p>682.3262741527</text:p>
          </table:table-cell>
          <table:table-cell table:number-columns-repeated="2"/>
          <table:table-cell table:formula="of:=[.L241]/1000" office:value-type="percentage" office:value="0.682326274152686" calcext:value-type="percentage">
            <text:p>68.23%</text:p>
          </table:table-cell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formula="of:=10^(([.K242]-1)/253*3)" office:value-type="float" office:value="701.212747085993" calcext:value-type="float">
            <text:p>701.212747086</text:p>
          </table:table-cell>
          <table:table-cell table:number-columns-repeated="2"/>
          <table:table-cell table:formula="of:=[.L242]/1000" office:value-type="percentage" office:value="0.701212747085993" calcext:value-type="percentage">
            <text:p>70.12%</text:p>
          </table:table-cell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formula="of:=10^(([.K243]-1)/253*3)" office:value-type="float" office:value="720.621988778724" calcext:value-type="float">
            <text:p>720.6219887787</text:p>
          </table:table-cell>
          <table:table-cell table:number-columns-repeated="2"/>
          <table:table-cell table:formula="of:=[.L243]/1000" office:value-type="percentage" office:value="0.720621988778724" calcext:value-type="percentage">
            <text:p>72.06%</text:p>
          </table:table-cell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formula="of:=10^(([.K244]-1)/253*3)" office:value-type="float" office:value="740.568469226244" calcext:value-type="float">
            <text:p>740.5684692262</text:p>
          </table:table-cell>
          <table:table-cell table:number-columns-repeated="2"/>
          <table:table-cell table:formula="of:=[.L244]/1000" office:value-type="percentage" office:value="0.740568469226244" calcext:value-type="percentage">
            <text:p>74.06%</text:p>
          </table:table-cell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formula="of:=10^(([.K245]-1)/253*3)" office:value-type="float" office:value="761.067058946639" calcext:value-type="float">
            <text:p>761.0670589466</text:p>
          </table:table-cell>
          <table:table-cell table:number-columns-repeated="2"/>
          <table:table-cell table:formula="of:=[.L245]/1000" office:value-type="percentage" office:value="0.761067058946639" calcext:value-type="percentage">
            <text:p>76.11%</text:p>
          </table:table-cell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formula="of:=10^(([.K246]-1)/253*3)" office:value-type="float" office:value="782.133040067002" calcext:value-type="float">
            <text:p>782.133040067</text:p>
          </table:table-cell>
          <table:table-cell table:number-columns-repeated="2"/>
          <table:table-cell table:formula="of:=[.L246]/1000" office:value-type="percentage" office:value="0.782133040067002" calcext:value-type="percentage">
            <text:p>78.21%</text:p>
          </table:table-cell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formula="of:=10^(([.K247]-1)/253*3)" office:value-type="float" office:value="803.782117716568" calcext:value-type="float">
            <text:p>803.7821177166</text:p>
          </table:table-cell>
          <table:table-cell table:number-columns-repeated="2"/>
          <table:table-cell table:formula="of:=[.L247]/1000" office:value-type="percentage" office:value="0.803782117716568" calcext:value-type="percentage">
            <text:p>80.38%</text:p>
          </table:table-cell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formula="of:=10^(([.K248]-1)/253*3)" office:value-type="float" office:value="826.030431735227" calcext:value-type="float">
            <text:p>826.0304317352</text:p>
          </table:table-cell>
          <table:table-cell table:number-columns-repeated="2"/>
          <table:table-cell table:formula="of:=[.L248]/1000" office:value-type="percentage" office:value="0.826030431735227" calcext:value-type="percentage">
            <text:p>82.60%</text:p>
          </table:table-cell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formula="of:=10^(([.K249]-1)/253*3)" office:value-type="float" office:value="848.894568706105" calcext:value-type="float">
            <text:p>848.8945687061</text:p>
          </table:table-cell>
          <table:table-cell table:number-columns-repeated="2"/>
          <table:table-cell table:formula="of:=[.L249]/1000" office:value-type="percentage" office:value="0.848894568706105" calcext:value-type="percentage">
            <text:p>84.89%</text:p>
          </table:table-cell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formula="of:=10^(([.K250]-1)/253*3)" office:value-type="float" office:value="872.39157432121" calcext:value-type="float">
            <text:p>872.3915743212</text:p>
          </table:table-cell>
          <table:table-cell table:number-columns-repeated="2"/>
          <table:table-cell table:formula="of:=[.L250]/1000" office:value-type="percentage" office:value="0.87239157432121" calcext:value-type="percentage">
            <text:p>87.24%</text:p>
          </table:table-cell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formula="of:=10^(([.K251]-1)/253*3)" office:value-type="float" office:value="896.538966089354" calcext:value-type="float">
            <text:p>896.5389660894</text:p>
          </table:table-cell>
          <table:table-cell table:number-columns-repeated="2"/>
          <table:table-cell table:formula="of:=[.L251]/1000" office:value-type="percentage" office:value="0.896538966089354" calcext:value-type="percentage">
            <text:p>89.65%</text:p>
          </table:table-cell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formula="of:=10^(([.K252]-1)/253*3)" office:value-type="float" office:value="921.354746395819" calcext:value-type="float">
            <text:p>921.3547463958</text:p>
          </table:table-cell>
          <table:table-cell table:number-columns-repeated="2"/>
          <table:table-cell table:formula="of:=[.L252]/1000" office:value-type="percentage" office:value="0.921354746395819" calcext:value-type="percentage">
            <text:p>92.14%</text:p>
          </table:table-cell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formula="of:=10^(([.K253]-1)/253*3)" office:value-type="float" office:value="946.857415923514" calcext:value-type="float">
            <text:p>946.8574159235</text:p>
          </table:table-cell>
          <table:table-cell table:formula="of:=LOG10(1000-[.F13])*253/3 +1" office:value-type="float" office:value="248.316868252333" calcext:value-type="float">
            <text:p>248.3168682523</text:p>
          </table:table-cell>
          <table:table-cell/>
          <table:table-cell table:formula="of:=[.L253]/1000" office:value-type="percentage" office:value="0.946857415923514" calcext:value-type="percentage">
            <text:p>94.69%</text:p>
          </table:table-cell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formula="of:=10^(([.K254]-1)/253*3)" office:value-type="float" office:value="973.065987445617" calcext:value-type="float">
            <text:p>973.0659874456</text:p>
          </table:table-cell>
          <table:table-cell table:formula="of:=LOG10([.L254])*253/3 +1" office:value-type="float" office:value="253" calcext:value-type="float">
            <text:p>253</text:p>
          </table:table-cell>
          <table:table-cell/>
          <table:table-cell table:formula="of:=[.L254]/1000" office:value-type="percentage" office:value="0.973065987445617" calcext:value-type="percentage">
            <text:p>97.31%</text:p>
          </table:table-cell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formula="of:=10^(([.K255]-1)/253*3)" office:value-type="float" office:value="1000" calcext:value-type="float">
            <text:p>1000</text:p>
          </table:table-cell>
          <table:table-cell table:formula="of:=LOG10([.L255])*253/3 +1" office:value-type="float" office:value="254" calcext:value-type="float">
            <text:p>254</text:p>
          </table:table-cell>
          <table:table-cell/>
          <table:table-cell table:formula="of:=[.L255]/1000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7T21:51:41.170000000</dc:date>
    <meta:editing-duration>PT4H45M13S</meta:editing-duration>
    <meta:editing-cycles>7</meta:editing-cycles>
    <meta:generator>LibreOffice/4.4.3.2$Windows_x86 LibreOffice_project/88805f81e9fe61362df02b9941de8e38a9b5fd16</meta:generator>
    <meta:document-statistic meta:table-count="2" meta:cell-count="3385" meta:object-count="0"/>
  </office:meta>
</office:document-meta>
</file>